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1def8d"/>
    </style:style>
    <style:style style:name="P3" style:family="paragraph" style:parent-style-name="Preformatted_20_Text">
      <style:paragraph-properties fo:margin-top="0cm" fo:margin-bottom="0.499cm" loext:contextual-spacing="false"/>
      <style:text-properties officeooo:rsid="001def8d" officeooo:paragraph-rsid="001def8d"/>
    </style:style>
    <style:style style:name="P4" style:family="paragraph" style:parent-style-name="Preformatted_20_Text">
      <style:paragraph-properties fo:margin-top="0cm" fo:margin-bottom="0.499cm" loext:contextual-spacing="false"/>
      <style:text-properties officeooo:rsid="004dd37d" officeooo:paragraph-rsid="004dd37d"/>
    </style:style>
    <style:style style:name="P5" style:family="paragraph" style:parent-style-name="Preformatted_20_Text">
      <style:paragraph-properties fo:margin-top="0cm" fo:margin-bottom="0.499cm" loext:contextual-spacing="false"/>
      <style:text-properties officeooo:paragraph-rsid="004dd37d"/>
    </style:style>
    <style:style style:name="P6" style:family="paragraph" style:parent-style-name="Preformatted_20_Text">
      <style:paragraph-properties fo:margin-top="0cm" fo:margin-bottom="0.499cm" loext:contextual-spacing="false"/>
      <style:text-properties officeooo:paragraph-rsid="004e55e0"/>
    </style:style>
    <style:style style:name="P7" style:family="paragraph" style:parent-style-name="Preformatted_20_Text">
      <style:paragraph-properties fo:margin-top="0cm" fo:margin-bottom="0.499cm" loext:contextual-spacing="false"/>
      <style:text-properties fo:font-size="11pt" fo:font-style="normal" officeooo:rsid="004dd37d" officeooo:paragraph-rsid="004dd37d" style:font-size-asian="11pt" style:font-style-asian="normal" style:font-size-complex="11pt" style:font-style-complex="normal"/>
    </style:style>
    <style:style style:name="P8" style:family="paragraph" style:parent-style-name="Preformatted_20_Text">
      <style:paragraph-properties fo:margin-top="0cm" fo:margin-bottom="0.499cm" loext:contextual-spacing="false"/>
      <style:text-properties fo:font-size="11pt" fo:font-style="normal" officeooo:rsid="004e55e0" officeooo:paragraph-rsid="004e55e0" style:font-size-asian="11pt" style:font-style-asian="normal" style:font-size-complex="11pt" style:font-style-complex="normal"/>
    </style:style>
    <style:style style:name="P9" style:family="paragraph" style:parent-style-name="Preformatted_20_Text">
      <style:paragraph-properties fo:margin-top="0cm" fo:margin-bottom="0.499cm" loext:contextual-spacing="false"/>
      <style:text-properties fo:font-size="15pt" fo:font-style="normal" officeooo:rsid="004e55e0" officeooo:paragraph-rsid="004e55e0" style:font-size-asian="15pt" style:font-style-asian="normal" style:font-size-complex="15pt" style:font-style-complex="normal"/>
    </style:style>
    <style:style style:name="P10" style:family="paragraph" style:parent-style-name="Preformatted_20_Text">
      <style:paragraph-properties fo:margin-top="0cm" fo:margin-bottom="0.499cm" loext:contextual-spacing="false"/>
      <style:text-properties officeooo:rsid="005f4f39" officeooo:paragraph-rsid="005f4f39"/>
    </style:style>
    <style:style style:name="P11" style:family="paragraph" style:parent-style-name="Preformatted_20_Text">
      <style:paragraph-properties fo:margin-top="0cm" fo:margin-bottom="0.499cm" loext:contextual-spacing="false"/>
      <style:text-properties officeooo:rsid="00672f4c" officeooo:paragraph-rsid="00672f4c"/>
    </style:style>
    <style:style style:name="P12" style:family="paragraph" style:parent-style-name="Preformatted_20_Text">
      <style:paragraph-properties fo:margin-top="0cm" fo:margin-bottom="0.499cm" loext:contextual-spacing="false"/>
      <style:text-properties officeooo:rsid="00692edb" officeooo:paragraph-rsid="00692edb"/>
    </style:style>
    <style:style style:name="P13" style:family="paragraph" style:parent-style-name="Text_20_body">
      <style:paragraph-properties fo:margin-top="0cm" fo:margin-bottom="0.499cm" loext:contextual-spacing="false"/>
      <style:text-properties fo:font-size="15pt" fo:font-style="normal" officeooo:rsid="004e55e0" officeooo:paragraph-rsid="004e55e0" style:font-size-asian="15pt" style:font-style-asian="normal" style:font-size-complex="15pt" style:font-style-complex="normal"/>
    </style:style>
    <style:style style:name="P14" style:family="paragraph" style:parent-style-name="Text_20_body">
      <style:paragraph-properties fo:margin-top="0cm" fo:margin-bottom="0.499cm" loext:contextual-spacing="false"/>
      <style:text-properties fo:font-size="15pt" fo:font-style="normal" officeooo:rsid="0059db0a" officeooo:paragraph-rsid="0059db0a" style:font-size-asian="15pt" style:font-style-asian="normal" style:font-size-complex="15pt" style:font-style-complex="normal"/>
    </style:style>
    <style:style style:name="P15" style:family="paragraph" style:parent-style-name="Text_20_body">
      <style:paragraph-properties fo:margin-top="0cm" fo:margin-bottom="0.499cm" loext:contextual-spacing="false"/>
      <style:text-properties fo:font-size="15pt" fo:font-style="normal" officeooo:rsid="00565f87" officeooo:paragraph-rsid="00565f87" style:font-size-asian="15pt" style:font-style-asian="normal" style:font-size-complex="15pt" style:font-style-complex="normal"/>
    </style:style>
    <style:style style:name="P16" style:family="paragraph" style:parent-style-name="Text_20_body">
      <style:paragraph-properties fo:margin-top="0cm" fo:margin-bottom="0.499cm" loext:contextual-spacing="false"/>
      <style:text-properties fo:font-size="15pt" fo:font-style="normal" officeooo:rsid="0063e79e" officeooo:paragraph-rsid="0063e79e" style:font-size-asian="15pt" style:font-style-asian="normal" style:font-size-complex="15pt" style:font-style-complex="normal"/>
    </style:style>
    <style:style style:name="P17" style:family="paragraph" style:parent-style-name="Text_20_body">
      <style:paragraph-properties fo:margin-top="0cm" fo:margin-bottom="0.499cm" loext:contextual-spacing="false"/>
      <style:text-properties fo:font-size="15pt" officeooo:rsid="00565f87" officeooo:paragraph-rsid="00565f87" style:font-size-asian="15pt" style:font-size-complex="15pt"/>
    </style:style>
    <style:style style:name="P18" style:family="paragraph" style:parent-style-name="Text_20_body">
      <style:paragraph-properties fo:margin-top="0cm" fo:margin-bottom="0.499cm" loext:contextual-spacing="false"/>
      <style:text-properties fo:font-size="15pt" officeooo:rsid="005f4f39" officeooo:paragraph-rsid="005f4f39" style:font-size-asian="15pt" style:font-size-complex="15pt"/>
    </style:style>
    <style:style style:name="P19" style:family="paragraph" style:parent-style-name="Text_20_body">
      <style:paragraph-properties fo:margin-top="0cm" fo:margin-bottom="0.499cm" loext:contextual-spacing="false"/>
      <style:text-properties fo:font-size="15pt" officeooo:rsid="00621b86" officeooo:paragraph-rsid="00621b86" style:font-size-asian="15pt" style:font-size-complex="15pt"/>
    </style:style>
    <style:style style:name="P20" style:family="paragraph" style:parent-style-name="Text_20_body">
      <style:paragraph-properties fo:margin-top="0cm" fo:margin-bottom="0.499cm" loext:contextual-spacing="false"/>
      <style:text-properties fo:font-size="13pt" fo:font-style="normal" officeooo:rsid="004e55e0" officeooo:paragraph-rsid="004e55e0" style:font-size-asian="13pt" style:font-style-asian="normal" style:font-size-complex="13pt" style:font-style-complex="normal"/>
    </style:style>
    <style:style style:name="P21" style:family="paragraph" style:parent-style-name="Text_20_body">
      <style:paragraph-properties fo:margin-top="0cm" fo:margin-bottom="0.499cm" loext:contextual-spacing="false"/>
      <style:text-properties officeooo:paragraph-rsid="0052bace"/>
    </style:style>
    <style:style style:name="P22" style:family="paragraph" style:parent-style-name="Text_20_body">
      <style:paragraph-properties fo:margin-top="0cm" fo:margin-bottom="0.499cm" loext:contextual-spacing="false"/>
      <style:text-properties officeooo:paragraph-rsid="0053007f"/>
    </style:style>
    <style:style style:name="P23" style:family="paragraph" style:parent-style-name="Text_20_body">
      <style:paragraph-properties fo:margin-top="0cm" fo:margin-bottom="0.499cm" loext:contextual-spacing="false"/>
      <style:text-properties officeooo:rsid="0053007f" officeooo:paragraph-rsid="0053007f"/>
    </style:style>
    <style:style style:name="P24" style:family="paragraph" style:parent-style-name="Text_20_body">
      <style:paragraph-properties fo:margin-top="0cm" fo:margin-bottom="0.499cm" loext:contextual-spacing="false"/>
      <style:text-properties officeooo:paragraph-rsid="0054f267"/>
    </style:style>
    <style:style style:name="P25" style:family="paragraph" style:parent-style-name="Text_20_body">
      <style:paragraph-properties fo:margin-top="0cm" fo:margin-bottom="0.499cm" loext:contextual-spacing="false"/>
      <style:text-properties officeooo:paragraph-rsid="0057cb61"/>
    </style:style>
    <style:style style:name="P26" style:family="paragraph" style:parent-style-name="Text_20_body">
      <style:paragraph-properties fo:margin-top="0cm" fo:margin-bottom="0.499cm" loext:contextual-spacing="false"/>
      <style:text-properties officeooo:rsid="0057cb61" officeooo:paragraph-rsid="0057cb61"/>
    </style:style>
    <style:style style:name="P27" style:family="paragraph" style:parent-style-name="Text_20_body">
      <style:paragraph-properties fo:margin-top="0cm" fo:margin-bottom="0.499cm" loext:contextual-spacing="false"/>
      <style:text-properties officeooo:rsid="00589937" officeooo:paragraph-rsid="00589937"/>
    </style:style>
    <style:style style:name="P28" style:family="paragraph" style:parent-style-name="Text_20_body">
      <style:paragraph-properties fo:margin-top="0cm" fo:margin-bottom="0.499cm" loext:contextual-spacing="false"/>
      <style:text-properties officeooo:rsid="0058f3d1" officeooo:paragraph-rsid="0058f3d1"/>
    </style:style>
    <style:style style:name="P29" style:family="paragraph" style:parent-style-name="Text_20_body">
      <style:paragraph-properties fo:margin-top="0cm" fo:margin-bottom="0.499cm" loext:contextual-spacing="false"/>
      <style:text-properties officeooo:paragraph-rsid="0059db0a"/>
    </style:style>
    <style:style style:name="P30" style:family="paragraph" style:parent-style-name="Text_20_body">
      <style:paragraph-properties fo:margin-top="0cm" fo:margin-bottom="0.499cm" loext:contextual-spacing="false"/>
      <style:text-properties fo:font-size="11pt" fo:font-style="normal" officeooo:rsid="0053007f" officeooo:paragraph-rsid="0053007f" style:font-size-asian="11pt" style:font-style-asian="normal" style:font-size-complex="11pt" style:font-style-complex="normal"/>
    </style:style>
    <style:style style:name="P31" style:family="paragraph" style:parent-style-name="Text_20_body">
      <style:paragraph-properties fo:margin-top="0cm" fo:margin-bottom="0.499cm" loext:contextual-spacing="false"/>
      <style:text-properties fo:font-size="11pt" fo:font-style="normal" officeooo:rsid="0054f267" officeooo:paragraph-rsid="0054f267" style:font-size-asian="11pt" style:font-style-asian="normal" style:font-size-complex="11pt" style:font-style-complex="normal"/>
    </style:style>
    <style:style style:name="P32" style:family="paragraph" style:parent-style-name="Text_20_body">
      <style:paragraph-properties fo:margin-top="0cm" fo:margin-bottom="0.499cm" loext:contextual-spacing="false"/>
      <style:text-properties fo:font-size="11pt" fo:font-style="normal" officeooo:rsid="0057cb61" officeooo:paragraph-rsid="0057cb61" style:font-size-asian="11pt" style:font-style-asian="normal" style:font-size-complex="11pt" style:font-style-complex="normal"/>
    </style:style>
    <style:style style:name="P33" style:family="paragraph" style:parent-style-name="Text_20_body">
      <style:paragraph-properties fo:margin-top="0cm" fo:margin-bottom="0.499cm" loext:contextual-spacing="false"/>
      <style:text-properties fo:font-size="11pt" fo:font-style="normal" officeooo:rsid="0058f3d1" officeooo:paragraph-rsid="0058f3d1" style:font-size-asian="11pt" style:font-style-asian="normal" style:font-size-complex="11pt" style:font-style-complex="normal"/>
    </style:style>
    <style:style style:name="P34" style:family="paragraph" style:parent-style-name="Text_20_body">
      <style:paragraph-properties fo:margin-top="0cm" fo:margin-bottom="0.499cm" loext:contextual-spacing="false"/>
      <style:text-properties fo:font-size="11pt" fo:font-style="normal" officeooo:rsid="0059db0a" officeooo:paragraph-rsid="0059db0a" style:font-size-asian="11pt" style:font-style-asian="normal" style:font-size-complex="11pt" style:font-style-complex="normal"/>
    </style:style>
    <style:style style:name="P35" style:family="paragraph" style:parent-style-name="Text_20_body">
      <style:paragraph-properties fo:margin-top="0cm" fo:margin-bottom="0.499cm" loext:contextual-spacing="false"/>
      <style:text-properties fo:font-size="11pt" fo:font-style="normal" officeooo:rsid="005b8703" officeooo:paragraph-rsid="005b8703" style:font-size-asian="11pt" style:font-style-asian="normal" style:font-size-complex="11pt" style:font-style-complex="normal"/>
    </style:style>
    <style:style style:name="P36" style:family="paragraph" style:parent-style-name="Text_20_body">
      <style:paragraph-properties fo:margin-top="0cm" fo:margin-bottom="0.499cm" loext:contextual-spacing="false"/>
      <style:text-properties fo:font-size="11pt" fo:font-style="normal" officeooo:rsid="005c265e" officeooo:paragraph-rsid="005c265e" style:font-size-asian="11pt" style:font-style-asian="normal" style:font-size-complex="11pt" style:font-style-complex="normal"/>
    </style:style>
    <style:style style:name="P37" style:family="paragraph" style:parent-style-name="Text_20_body">
      <style:paragraph-properties fo:margin-top="0cm" fo:margin-bottom="0.499cm" loext:contextual-spacing="false"/>
      <style:text-properties fo:font-size="11pt" fo:font-style="normal" officeooo:rsid="0059db0a" officeooo:paragraph-rsid="0059db0a" style:font-size-asian="9.60000038146973pt" style:font-style-asian="normal" style:font-size-complex="11pt" style:font-style-complex="normal"/>
    </style:style>
    <style:style style:name="P38" style:family="paragraph" style:parent-style-name="Text_20_body">
      <style:paragraph-properties fo:margin-top="0cm" fo:margin-bottom="0.499cm" loext:contextual-spacing="false"/>
      <style:text-properties fo:font-size="11pt" fo:font-style="normal" officeooo:rsid="00641c5e" officeooo:paragraph-rsid="00641c5e" style:font-size-asian="9.60000038146973pt" style:font-style-asian="normal" style:font-size-complex="11pt" style:font-style-complex="normal"/>
    </style:style>
    <style:style style:name="P39" style:family="paragraph" style:parent-style-name="Text_20_body">
      <style:paragraph-properties fo:margin-top="0cm" fo:margin-bottom="0.499cm" loext:contextual-spacing="false"/>
      <style:text-properties fo:font-size="11pt" officeooo:rsid="005f4f39" officeooo:paragraph-rsid="005f4f39" style:font-size-asian="9.60000038146973pt" style:font-size-complex="11pt"/>
    </style:style>
    <style:style style:name="P40" style:family="paragraph" style:parent-style-name="Text_20_body">
      <style:paragraph-properties fo:margin-top="0cm" fo:margin-bottom="0.499cm" loext:contextual-spacing="false"/>
      <style:text-properties fo:font-size="11pt" officeooo:rsid="005ffd86" officeooo:paragraph-rsid="005ffd86" style:font-size-asian="9.60000038146973pt" style:font-size-complex="11pt"/>
    </style:style>
    <style:style style:name="P41" style:family="paragraph" style:parent-style-name="Text_20_body">
      <style:paragraph-properties fo:margin-top="0cm" fo:margin-bottom="0.499cm" loext:contextual-spacing="false"/>
      <style:text-properties fo:font-size="11pt" officeooo:rsid="00641c5e" officeooo:paragraph-rsid="00641c5e" style:font-size-asian="9.60000038146973pt" style:font-size-complex="11pt"/>
    </style:style>
    <style:style style:name="P42" style:family="paragraph" style:parent-style-name="Text_20_body">
      <style:paragraph-properties fo:margin-top="0cm" fo:margin-bottom="0.499cm" loext:contextual-spacing="false"/>
      <style:text-properties officeooo:paragraph-rsid="005b8703"/>
    </style:style>
    <style:style style:name="P43" style:family="paragraph" style:parent-style-name="Text_20_body">
      <style:paragraph-properties fo:margin-top="0cm" fo:margin-bottom="0.499cm" loext:contextual-spacing="false"/>
      <style:text-properties officeooo:rsid="005b8703" officeooo:paragraph-rsid="005b8703"/>
    </style:style>
    <style:style style:name="P44" style:family="paragraph" style:parent-style-name="Text_20_body">
      <style:paragraph-properties fo:margin-top="0cm" fo:margin-bottom="0.499cm" loext:contextual-spacing="false"/>
      <style:text-properties officeooo:paragraph-rsid="005c265e"/>
    </style:style>
    <style:style style:name="P45" style:family="paragraph" style:parent-style-name="Text_20_body">
      <style:paragraph-properties fo:margin-top="0cm" fo:margin-bottom="0.499cm" loext:contextual-spacing="false"/>
      <style:text-properties officeooo:paragraph-rsid="005cca55"/>
    </style:style>
    <style:style style:name="P46" style:family="paragraph" style:parent-style-name="Text_20_body">
      <style:paragraph-properties fo:margin-top="0cm" fo:margin-bottom="0.499cm" loext:contextual-spacing="false"/>
      <style:text-properties officeooo:rsid="005cca55" officeooo:paragraph-rsid="005cca55"/>
    </style:style>
    <style:style style:name="P47" style:family="paragraph" style:parent-style-name="Text_20_body">
      <style:paragraph-properties fo:margin-top="0cm" fo:margin-bottom="0.499cm" loext:contextual-spacing="false"/>
      <style:text-properties officeooo:rsid="005e417b" officeooo:paragraph-rsid="005e417b"/>
    </style:style>
    <style:style style:name="P48" style:family="paragraph" style:parent-style-name="Text_20_body">
      <style:paragraph-properties fo:margin-top="0cm" fo:margin-bottom="0.499cm" loext:contextual-spacing="false"/>
      <style:text-properties officeooo:paragraph-rsid="005e417b"/>
    </style:style>
    <style:style style:name="P49" style:family="paragraph" style:parent-style-name="Text_20_body">
      <style:paragraph-properties fo:margin-top="0cm" fo:margin-bottom="0.499cm" loext:contextual-spacing="false"/>
      <style:text-properties officeooo:rsid="005f4f39" officeooo:paragraph-rsid="005f4f39"/>
    </style:style>
    <style:style style:name="P50" style:family="paragraph" style:parent-style-name="Text_20_body">
      <style:paragraph-properties fo:margin-top="0cm" fo:margin-bottom="0.499cm" loext:contextual-spacing="false"/>
      <style:text-properties officeooo:paragraph-rsid="005f4f39"/>
    </style:style>
    <style:style style:name="P51" style:family="paragraph" style:parent-style-name="Text_20_body">
      <style:paragraph-properties fo:margin-top="0cm" fo:margin-bottom="0.499cm" loext:contextual-spacing="false"/>
      <style:text-properties officeooo:paragraph-rsid="00621b86"/>
    </style:style>
    <style:style style:name="P52" style:family="paragraph" style:parent-style-name="Text_20_body">
      <style:paragraph-properties fo:margin-top="0cm" fo:margin-bottom="0.499cm" loext:contextual-spacing="false"/>
      <style:text-properties officeooo:rsid="00621b86" officeooo:paragraph-rsid="00621b86"/>
    </style:style>
    <style:style style:name="P53" style:family="paragraph" style:parent-style-name="Text_20_body">
      <style:paragraph-properties fo:margin-top="0cm" fo:margin-bottom="0.499cm" loext:contextual-spacing="false"/>
      <style:text-properties officeooo:paragraph-rsid="00641c5e"/>
    </style:style>
    <style:style style:name="P54" style:family="paragraph" style:parent-style-name="Text_20_body">
      <style:paragraph-properties fo:margin-top="0cm" fo:margin-bottom="0.499cm" loext:contextual-spacing="false"/>
      <style:text-properties officeooo:rsid="00641c5e" officeooo:paragraph-rsid="00641c5e"/>
    </style:style>
    <style:style style:name="P55" style:family="paragraph" style:parent-style-name="Text_20_body">
      <style:paragraph-properties fo:margin-top="0cm" fo:margin-bottom="0.499cm" loext:contextual-spacing="false"/>
      <style:text-properties officeooo:rsid="0065e3d6" officeooo:paragraph-rsid="0065e3d6"/>
    </style:style>
    <style:style style:name="P56" style:family="paragraph" style:parent-style-name="Text_20_body">
      <style:paragraph-properties fo:margin-top="0cm" fo:margin-bottom="0.499cm" loext:contextual-spacing="false"/>
      <style:text-properties officeooo:paragraph-rsid="0065e3d6"/>
    </style:style>
    <style:style style:name="P57" style:family="paragraph" style:parent-style-name="Heading_20_2">
      <style:paragraph-properties fo:margin-top="0cm" fo:margin-bottom="0.499cm" loext:contextual-spacing="false"/>
    </style:style>
    <style:style style:name="P58" style:family="paragraph" style:parent-style-name="Heading_20_2">
      <style:paragraph-properties fo:margin-top="0cm" fo:margin-bottom="0.499cm" loext:contextual-spacing="false"/>
      <style:text-properties fo:font-size="13pt" fo:font-style="normal" officeooo:rsid="004e55e0" officeooo:paragraph-rsid="004e55e0" style:font-size-asian="13pt" style:font-style-asian="normal" style:font-size-complex="13pt" style:font-style-complex="normal"/>
    </style:style>
    <style:style style:name="P59" style:family="paragraph" style:parent-style-name="Heading_20_2">
      <style:paragraph-properties fo:margin-top="0cm" fo:margin-bottom="0.499cm" loext:contextual-spacing="false"/>
      <style:text-properties fo:font-size="13pt" officeooo:rsid="005f4f39" officeooo:paragraph-rsid="005f4f39" style:font-size-asian="13pt" style:font-size-complex="13pt"/>
    </style:style>
    <style:style style:name="P60" style:family="paragraph" style:parent-style-name="Heading_20_2">
      <style:paragraph-properties fo:margin-top="0cm" fo:margin-bottom="0.499cm" loext:contextual-spacing="false"/>
      <style:text-properties fo:font-size="11pt" fo:font-style="normal" officeooo:rsid="0057cb61" officeooo:paragraph-rsid="0057cb61" style:font-size-asian="11pt" style:font-style-asian="normal" style:font-size-complex="11pt" style:font-style-complex="normal"/>
    </style:style>
    <style:style style:name="P61" style:family="paragraph" style:parent-style-name="Heading_20_2">
      <style:paragraph-properties fo:margin-top="0cm" fo:margin-bottom="0.499cm" loext:contextual-spacing="false"/>
      <style:text-properties fo:font-size="11pt" fo:font-style="normal" officeooo:rsid="0058f3d1" officeooo:paragraph-rsid="0058f3d1" style:font-size-asian="11pt" style:font-style-asian="normal" style:font-size-complex="11pt" style:font-style-complex="normal"/>
    </style:style>
    <style:style style:name="P62" style:family="paragraph" style:parent-style-name="Heading_20_2">
      <style:paragraph-properties fo:margin-top="0cm" fo:margin-bottom="0.499cm" loext:contextual-spacing="false"/>
      <style:text-properties fo:font-size="11pt" fo:font-style="normal" officeooo:rsid="0059db0a" officeooo:paragraph-rsid="0059db0a" style:font-size-asian="11pt" style:font-style-asian="normal" style:font-size-complex="11pt" style:font-style-complex="normal"/>
    </style:style>
    <style:style style:name="P63" style:family="paragraph" style:parent-style-name="Heading_20_2">
      <style:paragraph-properties fo:margin-top="0cm" fo:margin-bottom="0.499cm" loext:contextual-spacing="false"/>
      <style:text-properties fo:font-size="11pt" fo:font-style="normal" officeooo:rsid="005b8703" officeooo:paragraph-rsid="005b8703" style:font-size-asian="11pt" style:font-style-asian="normal" style:font-size-complex="11pt" style:font-style-complex="normal"/>
    </style:style>
    <style:style style:name="P64" style:family="paragraph" style:parent-style-name="Heading_20_2">
      <style:paragraph-properties fo:margin-top="0cm" fo:margin-bottom="0.499cm" loext:contextual-spacing="false"/>
      <style:text-properties officeooo:paragraph-rsid="005e417b"/>
    </style:style>
    <style:style style:name="P65" style:family="paragraph" style:parent-style-name="Heading_20_2">
      <style:paragraph-properties fo:margin-top="0cm" fo:margin-bottom="0.499cm" loext:contextual-spacing="false"/>
      <style:text-properties officeooo:paragraph-rsid="00621b86"/>
    </style:style>
    <style:style style:name="P66" style:family="paragraph" style:parent-style-name="Heading_20_2">
      <style:paragraph-properties fo:margin-top="0cm" fo:margin-bottom="0.499cm" loext:contextual-spacing="false"/>
      <style:text-properties officeooo:rsid="00641c5e" officeooo:paragraph-rsid="00641c5e"/>
    </style:style>
    <style:style style:name="P67" style:family="paragraph" style:parent-style-name="Heading_20_3">
      <style:paragraph-properties fo:margin-top="0cm" fo:margin-bottom="0.499cm" loext:contextual-spacing="false"/>
      <style:text-properties fo:font-size="11pt" fo:font-style="normal" officeooo:rsid="004e55e0" officeooo:paragraph-rsid="004e55e0" style:font-size-asian="11pt" style:font-style-asian="normal" style:font-size-complex="11pt" style:font-style-complex="normal"/>
    </style:style>
    <style:style style:name="P68" style:family="paragraph" style:parent-style-name="Heading_20_3">
      <style:paragraph-properties fo:margin-top="0cm" fo:margin-bottom="0.499cm" loext:contextual-spacing="false"/>
      <style:text-properties fo:font-size="11pt" fo:font-style="normal" officeooo:rsid="0053007f" officeooo:paragraph-rsid="0053007f" style:font-size-asian="11pt" style:font-style-asian="normal" style:font-size-complex="11pt" style:font-style-complex="normal"/>
    </style:style>
    <style:style style:name="P69" style:family="paragraph" style:parent-style-name="Heading_20_3">
      <style:paragraph-properties fo:margin-top="0cm" fo:margin-bottom="0.499cm" loext:contextual-spacing="false"/>
      <style:text-properties fo:font-size="11pt" fo:font-style="normal" officeooo:rsid="005b8703" officeooo:paragraph-rsid="005b8703" style:font-size-asian="11pt" style:font-style-asian="normal" style:font-size-complex="11pt" style:font-style-complex="normal"/>
    </style:style>
    <style:style style:name="P70" style:family="paragraph" style:parent-style-name="Heading_20_3">
      <style:paragraph-properties fo:margin-top="0cm" fo:margin-bottom="0.499cm" loext:contextual-spacing="false"/>
      <style:text-properties fo:font-size="11pt" officeooo:rsid="005f4f39" officeooo:paragraph-rsid="00621b86" style:font-size-asian="9.60000038146973pt" style:font-size-complex="11pt"/>
    </style:style>
    <style:style style:name="P71" style:family="paragraph" style:parent-style-name="Heading_20_3">
      <style:paragraph-properties fo:margin-top="0cm" fo:margin-bottom="0.499cm" loext:contextual-spacing="false"/>
      <style:text-properties officeooo:paragraph-rsid="005c265e"/>
    </style:style>
    <style:style style:name="P72" style:family="paragraph" style:parent-style-name="Heading_20_1">
      <style:paragraph-properties fo:margin-top="0cm" fo:margin-bottom="0.499cm" loext:contextual-spacing="false"/>
      <style:text-properties fo:font-size="15pt" fo:font-style="normal" officeooo:rsid="004e55e0" officeooo:paragraph-rsid="004e55e0" style:font-size-asian="15pt" style:font-style-asian="normal" style:font-size-complex="15pt" style:font-style-complex="normal"/>
    </style:style>
    <style:style style:name="P73" style:family="paragraph" style:parent-style-name="Heading_20_1">
      <style:paragraph-properties fo:margin-top="0cm" fo:margin-bottom="0.499cm" loext:contextual-spacing="false"/>
      <style:text-properties fo:font-size="15pt" fo:font-style="normal" officeooo:rsid="00565f87" officeooo:paragraph-rsid="00565f87" style:font-size-asian="15pt" style:font-style-asian="normal" style:font-size-complex="15pt" style:font-style-complex="normal"/>
    </style:style>
    <style:style style:name="P74" style:family="paragraph" style:parent-style-name="Heading_20_1">
      <style:paragraph-properties fo:margin-top="0cm" fo:margin-bottom="0.499cm" loext:contextual-spacing="false"/>
      <style:text-properties fo:font-size="15pt" fo:font-style="normal" officeooo:rsid="0059db0a" officeooo:paragraph-rsid="0059db0a" style:font-size-asian="15pt" style:font-style-asian="normal" style:font-size-complex="15pt" style:font-style-complex="normal"/>
    </style:style>
    <style:style style:name="P75" style:family="paragraph" style:parent-style-name="Heading_20_1">
      <style:paragraph-properties fo:margin-top="0cm" fo:margin-bottom="0.499cm" loext:contextual-spacing="false"/>
      <style:text-properties fo:font-size="15pt" fo:font-style="normal" officeooo:rsid="0063e79e" officeooo:paragraph-rsid="0063e79e" style:font-size-asian="15pt" style:font-style-asian="normal" style:font-size-complex="15pt" style:font-style-complex="normal"/>
    </style:style>
    <style:style style:name="P76" style:family="paragraph" style:parent-style-name="Heading_20_1">
      <style:paragraph-properties fo:margin-top="0cm" fo:margin-bottom="0.499cm" loext:contextual-spacing="false"/>
      <style:text-properties fo:font-size="15pt" officeooo:rsid="005f4f39" officeooo:paragraph-rsid="005f4f39" style:font-size-asian="15pt" style:font-size-complex="15pt"/>
    </style:style>
    <style:style style:name="P77" style:family="paragraph" style:parent-style-name="Heading_20_1">
      <style:paragraph-properties fo:margin-top="0cm" fo:margin-bottom="0.499cm" loext:contextual-spacing="false"/>
      <style:text-properties fo:font-size="15pt" officeooo:rsid="00621b86" officeooo:paragraph-rsid="00621b86" style:font-size-asian="15pt" style:font-size-complex="15pt"/>
    </style:style>
    <style:style style:name="P78" style:family="paragraph" style:parent-style-name="Standard">
      <style:paragraph-properties fo:margin-top="0cm" fo:margin-bottom="0.499cm" loext:contextual-spacing="false"/>
      <style:text-properties fo:font-size="11pt" officeooo:rsid="005f4f39" officeooo:paragraph-rsid="005f4f39" style:font-size-asian="11pt" style:font-size-complex="11pt"/>
    </style:style>
    <style:style style:name="P79" style:family="paragraph" style:parent-style-name="Standard">
      <style:text-properties officeooo:rsid="002158d0" officeooo:paragraph-rsid="002158d0"/>
    </style:style>
    <style:style style:name="P80" style:family="paragraph" style:parent-style-name="Standard">
      <style:text-properties officeooo:rsid="002901b3" officeooo:paragraph-rsid="002901b3"/>
    </style:style>
    <style:style style:name="P81" style:family="paragraph" style:parent-style-name="Preformatted_20_Text">
      <style:text-properties fo:font-style="italic" officeooo:rsid="002158d0" officeooo:paragraph-rsid="002158d0" style:font-style-asian="italic" style:font-style-complex="italic"/>
    </style:style>
    <style:style style:name="P82" style:family="paragraph" style:parent-style-name="Preformatted_20_Text">
      <style:text-properties fo:font-style="italic" officeooo:rsid="00235afe" officeooo:paragraph-rsid="00235afe" style:font-style-asian="italic" style:font-style-complex="italic"/>
    </style:style>
    <style:style style:name="P83" style:family="paragraph" style:parent-style-name="Preformatted_20_Text">
      <style:text-properties fo:font-style="normal" officeooo:rsid="002169f1" officeooo:paragraph-rsid="002158d0" style:font-style-asian="normal" style:font-style-complex="normal"/>
    </style:style>
    <style:style style:name="P84" style:family="paragraph" style:parent-style-name="Preformatted_20_Text">
      <style:text-properties fo:font-style="normal" officeooo:rsid="002169f1" officeooo:paragraph-rsid="002169f1" style:font-style-asian="normal" style:font-style-complex="normal"/>
    </style:style>
    <style:style style:name="P85" style:family="paragraph" style:parent-style-name="Preformatted_20_Text">
      <style:text-properties fo:font-style="normal" officeooo:rsid="00235afe" officeooo:paragraph-rsid="00235afe" style:font-style-asian="normal" style:font-style-complex="normal"/>
    </style:style>
    <style:style style:name="P86" style:family="paragraph" style:parent-style-name="Preformatted_20_Text">
      <style:text-properties fo:font-style="normal" officeooo:rsid="00235afe" officeooo:paragraph-rsid="002b1240" style:font-style-asian="normal" style:font-style-complex="normal"/>
    </style:style>
    <style:style style:name="P87" style:family="paragraph" style:parent-style-name="Preformatted_20_Text">
      <style:text-properties fo:font-style="normal" officeooo:rsid="002796c1" officeooo:paragraph-rsid="002796c1" style:font-style-asian="normal" style:font-style-complex="normal"/>
    </style:style>
    <style:style style:name="P88" style:family="paragraph" style:parent-style-name="Preformatted_20_Text">
      <style:text-properties fo:font-style="normal" officeooo:rsid="00289b2a" officeooo:paragraph-rsid="00289b2a" style:font-style-asian="normal" style:font-style-complex="normal"/>
    </style:style>
    <style:style style:name="P89" style:family="paragraph" style:parent-style-name="Preformatted_20_Text">
      <style:text-properties fo:font-style="normal" officeooo:rsid="002901b3" officeooo:paragraph-rsid="002901b3" style:font-style-asian="normal" style:font-style-complex="normal"/>
    </style:style>
    <style:style style:name="P90" style:family="paragraph" style:parent-style-name="Preformatted_20_Text">
      <style:text-properties fo:font-style="normal" officeooo:rsid="002b1240" officeooo:paragraph-rsid="002b1240" style:font-style-asian="normal" style:font-style-complex="normal"/>
    </style:style>
    <style:style style:name="P91" style:family="paragraph" style:parent-style-name="Preformatted_20_Text">
      <style:text-properties officeooo:rsid="002901b3" officeooo:paragraph-rsid="002901b3"/>
    </style:style>
    <style:style style:name="P92" style:family="paragraph" style:parent-style-name="Preformatted_20_Text">
      <style:text-properties fo:font-size="15pt" fo:font-style="normal" officeooo:rsid="00295599" officeooo:paragraph-rsid="00295599" style:font-size-asian="15pt" style:font-style-asian="normal" style:font-size-complex="15pt" style:font-style-complex="normal"/>
    </style:style>
    <style:style style:name="P93" style:family="paragraph" style:parent-style-name="Preformatted_20_Text">
      <style:text-properties fo:font-size="15pt" officeooo:rsid="00333718" officeooo:paragraph-rsid="00333718" style:font-size-asian="15pt" style:font-size-complex="15pt"/>
    </style:style>
    <style:style style:name="P94" style:family="paragraph" style:parent-style-name="Preformatted_20_Text">
      <style:text-properties fo:font-size="15pt" officeooo:rsid="0037ace6" officeooo:paragraph-rsid="0037ace6" style:font-size-asian="15pt" style:font-size-complex="15pt"/>
    </style:style>
    <style:style style:name="P95" style:family="paragraph" style:parent-style-name="Preformatted_20_Text">
      <style:text-properties fo:font-size="15pt" officeooo:rsid="003f59a9" officeooo:paragraph-rsid="003f59a9" style:font-size-asian="15pt" style:font-size-complex="15pt"/>
    </style:style>
    <style:style style:name="P96" style:family="paragraph" style:parent-style-name="Preformatted_20_Text">
      <style:text-properties officeooo:paragraph-rsid="002b1240"/>
    </style:style>
    <style:style style:name="P97" style:family="paragraph" style:parent-style-name="Preformatted_20_Text">
      <style:text-properties fo:font-size="12pt" fo:font-style="normal" officeooo:rsid="002b1240" officeooo:paragraph-rsid="002b1240" style:font-size-asian="12pt" style:font-style-asian="normal" style:font-size-complex="12pt" style:font-style-complex="normal"/>
    </style:style>
    <style:style style:name="P98" style:family="paragraph" style:parent-style-name="Preformatted_20_Text">
      <style:text-properties fo:font-size="12pt" fo:font-style="normal" officeooo:rsid="002ce7a0" officeooo:paragraph-rsid="002ce7a0" style:font-size-asian="12pt" style:font-style-asian="normal" style:font-size-complex="12pt" style:font-style-complex="normal"/>
    </style:style>
    <style:style style:name="P99" style:family="paragraph" style:parent-style-name="Preformatted_20_Text">
      <style:text-properties fo:font-size="12pt" officeooo:rsid="003b4e37" officeooo:paragraph-rsid="003b4e37" style:font-size-asian="12pt" style:font-size-complex="12pt"/>
    </style:style>
    <style:style style:name="P100" style:family="paragraph" style:parent-style-name="Preformatted_20_Text">
      <style:text-properties fo:font-size="10pt" fo:font-style="normal" officeooo:rsid="002b1240" officeooo:paragraph-rsid="002b1240" style:font-size-asian="8.75pt" style:font-style-asian="normal" style:font-size-complex="10pt" style:font-style-complex="normal"/>
    </style:style>
    <style:style style:name="P101" style:family="paragraph" style:parent-style-name="Preformatted_20_Text">
      <style:text-properties fo:font-size="10pt" fo:font-style="normal" officeooo:rsid="002ce7a0" officeooo:paragraph-rsid="002ce7a0" style:font-size-asian="8.75pt" style:font-style-asian="normal" style:font-size-complex="10pt" style:font-style-complex="normal"/>
    </style:style>
    <style:style style:name="P102" style:family="paragraph" style:parent-style-name="Preformatted_20_Text">
      <style:text-properties fo:font-size="10pt" fo:font-style="normal" officeooo:rsid="002ce7a0" officeooo:paragraph-rsid="002f71e4" style:font-size-asian="8.75pt" style:font-style-asian="normal" style:font-size-complex="10pt" style:font-style-complex="normal"/>
    </style:style>
    <style:style style:name="P103" style:family="paragraph" style:parent-style-name="Preformatted_20_Text">
      <style:text-properties fo:font-size="10pt" fo:font-style="normal" officeooo:rsid="002d879d" officeooo:paragraph-rsid="002d879d" style:font-size-asian="8.75pt" style:font-style-asian="normal" style:font-size-complex="10pt" style:font-style-complex="normal"/>
    </style:style>
    <style:style style:name="P104" style:family="paragraph" style:parent-style-name="Preformatted_20_Text">
      <style:text-properties fo:font-size="10pt" fo:font-style="normal" officeooo:rsid="002f71e4" officeooo:paragraph-rsid="002f71e4" style:font-size-asian="8.75pt" style:font-style-asian="normal" style:font-size-complex="10pt" style:font-style-complex="normal"/>
    </style:style>
    <style:style style:name="P105" style:family="paragraph" style:parent-style-name="Preformatted_20_Text">
      <style:text-properties fo:font-size="10pt" fo:font-style="normal" officeooo:rsid="00309063" officeooo:paragraph-rsid="00309063" style:font-size-asian="8.75pt" style:font-style-asian="normal" style:font-size-complex="10pt" style:font-style-complex="normal"/>
    </style:style>
    <style:style style:name="P106" style:family="paragraph" style:parent-style-name="Preformatted_20_Text">
      <style:text-properties fo:font-size="10pt" officeooo:rsid="00360934" officeooo:paragraph-rsid="00360934" style:font-size-asian="10pt" style:font-size-complex="10pt"/>
    </style:style>
    <style:style style:name="P107" style:family="paragraph" style:parent-style-name="Preformatted_20_Text">
      <style:text-properties fo:font-size="10pt" officeooo:rsid="0036d114" officeooo:paragraph-rsid="0036d114" style:font-size-asian="10pt" style:font-size-complex="10pt"/>
    </style:style>
    <style:style style:name="P108" style:family="paragraph" style:parent-style-name="Preformatted_20_Text">
      <style:text-properties fo:font-size="10pt" officeooo:rsid="0039d58c" officeooo:paragraph-rsid="0039d58c" style:font-size-asian="10pt" style:font-size-complex="10pt"/>
    </style:style>
    <style:style style:name="P109" style:family="paragraph" style:parent-style-name="Preformatted_20_Text">
      <style:text-properties fo:font-size="10pt" officeooo:rsid="003b4e37" officeooo:paragraph-rsid="003b4e37" style:font-size-asian="10pt" style:font-size-complex="10pt"/>
    </style:style>
    <style:style style:name="P110" style:family="paragraph" style:parent-style-name="Preformatted_20_Text">
      <style:text-properties fo:font-size="10pt" officeooo:rsid="003b4e37" officeooo:paragraph-rsid="003b4e37" style:font-size-asian="8.75pt" style:font-size-complex="10pt"/>
    </style:style>
    <style:style style:name="P111" style:family="paragraph" style:parent-style-name="Preformatted_20_Text">
      <style:text-properties fo:font-size="10pt" officeooo:rsid="003f59a9" officeooo:paragraph-rsid="003f59a9" style:font-size-asian="8.75pt" style:font-size-complex="10pt"/>
    </style:style>
    <style:style style:name="P112" style:family="paragraph" style:parent-style-name="Preformatted_20_Text">
      <style:text-properties fo:font-size="10pt" officeooo:rsid="00407bdf" officeooo:paragraph-rsid="00407bdf" style:font-size-asian="8.75pt" style:font-size-complex="10pt"/>
    </style:style>
    <style:style style:name="P113" style:family="paragraph" style:parent-style-name="Preformatted_20_Text">
      <style:text-properties officeooo:rsid="002f71e4" officeooo:paragraph-rsid="002f71e4"/>
    </style:style>
    <style:style style:name="P114" style:family="paragraph" style:parent-style-name="Preformatted_20_Text">
      <style:text-properties officeooo:paragraph-rsid="002f71e4"/>
    </style:style>
    <style:style style:name="P115" style:family="paragraph" style:parent-style-name="Preformatted_20_Text">
      <style:text-properties officeooo:paragraph-rsid="00309063"/>
    </style:style>
    <style:style style:name="P116" style:family="paragraph" style:parent-style-name="Preformatted_20_Text">
      <style:text-properties officeooo:rsid="00309063" officeooo:paragraph-rsid="00309063"/>
    </style:style>
    <style:style style:name="P117" style:family="paragraph" style:parent-style-name="Preformatted_20_Text">
      <style:text-properties officeooo:rsid="00326921" officeooo:paragraph-rsid="00326921"/>
    </style:style>
    <style:style style:name="P118" style:family="paragraph" style:parent-style-name="Preformatted_20_Text">
      <style:text-properties officeooo:paragraph-rsid="00326921"/>
    </style:style>
    <style:style style:name="P119" style:family="paragraph" style:parent-style-name="Preformatted_20_Text">
      <style:text-properties officeooo:rsid="00333718" officeooo:paragraph-rsid="00333718"/>
    </style:style>
    <style:style style:name="P120" style:family="paragraph" style:parent-style-name="Preformatted_20_Text">
      <style:text-properties fo:font-size="13pt" officeooo:rsid="00360934" officeooo:paragraph-rsid="00360934" style:font-size-asian="13pt" style:font-size-complex="13pt"/>
    </style:style>
    <style:style style:name="P121" style:family="paragraph" style:parent-style-name="Preformatted_20_Text">
      <style:text-properties fo:font-size="13pt" officeooo:rsid="0037ace6" officeooo:paragraph-rsid="0037ace6" style:font-size-asian="13pt" style:font-size-complex="13pt"/>
    </style:style>
    <style:style style:name="P122" style:family="paragraph" style:parent-style-name="Preformatted_20_Text">
      <style:text-properties fo:font-size="13pt" officeooo:rsid="0039d58c" officeooo:paragraph-rsid="0039d58c" style:font-size-asian="13pt" style:font-size-complex="13pt"/>
    </style:style>
    <style:style style:name="P123" style:family="paragraph" style:parent-style-name="Preformatted_20_Text">
      <style:text-properties fo:font-size="13pt" officeooo:rsid="003f59a9" officeooo:paragraph-rsid="003f59a9" style:font-size-asian="13pt" style:font-size-complex="13pt"/>
    </style:style>
    <style:style style:name="P124" style:family="paragraph" style:parent-style-name="Preformatted_20_Text">
      <style:text-properties officeooo:rsid="0036d114" officeooo:paragraph-rsid="0036d114"/>
    </style:style>
    <style:style style:name="P125" style:family="paragraph" style:parent-style-name="Preformatted_20_Text">
      <style:text-properties officeooo:paragraph-rsid="0036d114"/>
    </style:style>
    <style:style style:name="P126" style:family="paragraph" style:parent-style-name="Preformatted_20_Text">
      <style:text-properties fo:font-size="11pt" officeooo:rsid="0041fc00" officeooo:paragraph-rsid="0041fc00" style:font-size-asian="11pt" style:font-size-complex="11pt"/>
    </style:style>
    <style:style style:name="P127" style:family="paragraph" style:parent-style-name="Preformatted_20_Text">
      <style:text-properties fo:font-size="11pt" fo:font-style="normal" officeooo:rsid="004c7ae6" officeooo:paragraph-rsid="004c7ae6" style:font-size-asian="11pt" style:font-style-asian="normal" style:font-size-complex="11pt" style:font-style-complex="normal"/>
    </style:style>
    <style:style style:name="P128" style:family="paragraph" style:parent-style-name="Preformatted_20_Text">
      <style:text-properties fo:font-size="11pt" fo:font-style="normal" officeooo:rsid="004d9c55" officeooo:paragraph-rsid="004d9c55" style:font-size-asian="11pt" style:font-style-asian="normal" style:font-size-complex="11pt" style:font-style-complex="normal"/>
    </style:style>
    <style:style style:name="P129" style:family="paragraph" style:parent-style-name="Preformatted_20_Text">
      <style:text-properties fo:font-size="11pt" fo:font-style="normal" officeooo:rsid="00672f4c" officeooo:paragraph-rsid="00672f4c" style:font-size-asian="11pt" style:font-style-asian="normal" style:font-size-complex="11pt" style:font-style-complex="normal"/>
    </style:style>
    <style:style style:name="P130" style:family="paragraph" style:parent-style-name="Preformatted_20_Text">
      <style:text-properties fo:font-size="11pt" fo:font-style="normal" officeooo:rsid="0069a331" officeooo:paragraph-rsid="0069a331" style:font-size-asian="11pt" style:font-style-asian="normal" style:font-size-complex="11pt" style:font-style-complex="normal"/>
    </style:style>
    <style:style style:name="P131" style:family="paragraph" style:parent-style-name="Preformatted_20_Text">
      <style:text-properties officeooo:paragraph-rsid="003c1c12"/>
    </style:style>
    <style:style style:name="P132" style:family="paragraph" style:parent-style-name="Preformatted_20_Text">
      <style:text-properties officeooo:rsid="003c1c12" officeooo:paragraph-rsid="003c1c12"/>
    </style:style>
    <style:style style:name="P133" style:family="paragraph" style:parent-style-name="Preformatted_20_Text">
      <style:text-properties officeooo:rsid="003dbf6f" officeooo:paragraph-rsid="003dbf6f"/>
    </style:style>
    <style:style style:name="P134" style:family="paragraph" style:parent-style-name="Preformatted_20_Text">
      <style:text-properties officeooo:paragraph-rsid="003dbf6f"/>
    </style:style>
    <style:style style:name="P135" style:family="paragraph" style:parent-style-name="Preformatted_20_Text">
      <style:text-properties officeooo:paragraph-rsid="00407bdf"/>
    </style:style>
    <style:style style:name="P136" style:family="paragraph" style:parent-style-name="Preformatted_20_Text">
      <style:text-properties officeooo:paragraph-rsid="00672f4c"/>
    </style:style>
    <style:style style:name="P137" style:family="paragraph" style:parent-style-name="Preformatted_20_Text">
      <style:paragraph-properties style:border-line-width-bottom="0.03cm 0.03cm 0.03cm" fo:padding-left="0cm" fo:padding-right="0cm" fo:padding-top="0cm" fo:padding-bottom="0.074cm" fo:border-left="none" fo:border-right="none" fo:border-top="none" fo:border-bottom="2.55pt double #000000" style:join-border="false"/>
      <style:text-properties officeooo:rsid="00309063" officeooo:paragraph-rsid="00309063"/>
    </style:style>
    <style:style style:name="P138" style:family="paragraph" style:parent-style-name="Preformatted_20_Text">
      <style:paragraph-properties style:border-line-width-bottom="0.03cm 0.03cm 0.03cm" fo:padding-left="0cm" fo:padding-right="0cm" fo:padding-top="0cm" fo:padding-bottom="0.074cm" fo:border-left="none" fo:border-right="none" fo:border-top="none" fo:border-bottom="2.55pt double #000000" style:join-border="false"/>
      <style:text-properties officeooo:rsid="0036d114" officeooo:paragraph-rsid="0036d114"/>
    </style:style>
    <style:style style:name="P139" style:family="paragraph" style:parent-style-name="Text_20_body">
      <style:text-properties fo:font-size="13pt" officeooo:rsid="0037ace6" officeooo:paragraph-rsid="0037ace6" style:font-size-asian="13pt" style:font-size-complex="13pt"/>
    </style:style>
    <style:style style:name="P140" style:family="paragraph" style:parent-style-name="Text_20_body">
      <style:text-properties fo:font-size="13pt" officeooo:rsid="004925f5" officeooo:paragraph-rsid="004925f5" style:font-size-asian="13pt" style:font-size-complex="13pt"/>
    </style:style>
    <style:style style:name="P141" style:family="paragraph" style:parent-style-name="Text_20_body">
      <style:text-properties officeooo:paragraph-rsid="00382b8d"/>
    </style:style>
    <style:style style:name="P142" style:family="paragraph" style:parent-style-name="Text_20_body">
      <style:text-properties officeooo:rsid="0039d58c" officeooo:paragraph-rsid="0039d58c"/>
    </style:style>
    <style:style style:name="P143" style:family="paragraph" style:parent-style-name="Text_20_body">
      <style:text-properties fo:font-size="11pt" officeooo:rsid="0039d58c" officeooo:paragraph-rsid="0039d58c" style:font-size-asian="11pt" style:font-size-complex="11pt"/>
    </style:style>
    <style:style style:name="P144" style:family="paragraph" style:parent-style-name="Text_20_body">
      <style:text-properties fo:font-size="11pt" officeooo:rsid="0041fc00" officeooo:paragraph-rsid="0041fc00" style:font-size-asian="11pt" style:font-size-complex="11pt"/>
    </style:style>
    <style:style style:name="P145" style:family="paragraph" style:parent-style-name="Text_20_body">
      <style:text-properties fo:font-size="11pt" officeooo:rsid="0041fc00" officeooo:paragraph-rsid="0043dca5" style:font-size-asian="11pt" style:font-size-complex="11pt"/>
    </style:style>
    <style:style style:name="P146" style:family="paragraph" style:parent-style-name="Text_20_body">
      <style:text-properties fo:font-size="11pt" officeooo:rsid="004925f5" officeooo:paragraph-rsid="004925f5" style:font-size-asian="11pt" style:font-size-complex="11pt"/>
    </style:style>
    <style:style style:name="P147" style:family="paragraph" style:parent-style-name="Text_20_body">
      <style:text-properties fo:font-size="11pt" fo:font-style="normal" officeooo:rsid="004c7ae6" officeooo:paragraph-rsid="004c7ae6" style:font-size-asian="11pt" style:font-style-asian="normal" style:font-size-complex="11pt" style:font-style-complex="normal"/>
    </style:style>
    <style:style style:name="P148" style:family="paragraph" style:parent-style-name="Text_20_body">
      <style:text-properties fo:font-size="11pt" fo:font-style="normal" officeooo:rsid="004d9c55" officeooo:paragraph-rsid="004d9c55" style:font-size-asian="11pt" style:font-style-asian="normal" style:font-size-complex="11pt" style:font-style-complex="normal"/>
    </style:style>
    <style:style style:name="P149" style:family="paragraph" style:parent-style-name="Text_20_body">
      <style:text-properties fo:font-size="11pt" fo:font-style="normal" officeooo:rsid="004dd37d" officeooo:paragraph-rsid="004dd37d" style:font-size-asian="11pt" style:font-style-asian="normal" style:font-size-complex="11pt" style:font-style-complex="normal"/>
    </style:style>
    <style:style style:name="P150" style:family="paragraph" style:parent-style-name="Text_20_body">
      <style:text-properties fo:font-size="11pt" fo:font-style="normal" officeooo:rsid="004bd450" officeooo:paragraph-rsid="004bd450" style:font-size-asian="11pt" style:font-style-asian="normal" style:font-size-complex="11pt" style:font-style-complex="normal"/>
    </style:style>
    <style:style style:name="P151" style:family="paragraph" style:parent-style-name="Text_20_body">
      <style:text-properties fo:font-size="11pt" fo:font-style="normal" officeooo:rsid="0065e3d6" officeooo:paragraph-rsid="0065e3d6" style:font-size-asian="11pt" style:font-style-asian="normal" style:font-size-complex="11pt" style:font-style-complex="normal"/>
    </style:style>
    <style:style style:name="P152" style:family="paragraph" style:parent-style-name="Text_20_body">
      <style:text-properties fo:font-size="11pt" fo:font-style="normal" officeooo:rsid="00672f4c" officeooo:paragraph-rsid="00672f4c" style:font-size-asian="11pt" style:font-style-asian="normal" style:font-size-complex="11pt" style:font-style-complex="normal"/>
    </style:style>
    <style:style style:name="P153" style:family="paragraph" style:parent-style-name="Text_20_body">
      <style:text-properties fo:font-size="11pt" fo:font-style="normal" officeooo:rsid="00692edb" officeooo:paragraph-rsid="00692edb" style:font-size-asian="11pt" style:font-style-asian="normal" style:font-size-complex="11pt" style:font-style-complex="normal"/>
    </style:style>
    <style:style style:name="P154" style:family="paragraph" style:parent-style-name="Text_20_body">
      <style:text-properties fo:font-size="11pt" fo:font-style="normal" officeooo:rsid="0069a331" officeooo:paragraph-rsid="0069a331" style:font-size-asian="11pt" style:font-style-asian="normal" style:font-size-complex="11pt" style:font-style-complex="normal"/>
    </style:style>
    <style:style style:name="P155" style:family="paragraph" style:parent-style-name="Text_20_body">
      <style:text-properties officeooo:paragraph-rsid="0043dca5"/>
    </style:style>
    <style:style style:name="P156" style:family="paragraph" style:parent-style-name="Text_20_body">
      <style:text-properties officeooo:rsid="0043dca5" officeooo:paragraph-rsid="0043dca5"/>
    </style:style>
    <style:style style:name="P157" style:family="paragraph" style:parent-style-name="Text_20_body">
      <style:text-properties officeooo:rsid="00485131" officeooo:paragraph-rsid="00485131"/>
    </style:style>
    <style:style style:name="P158" style:family="paragraph" style:parent-style-name="Text_20_body">
      <style:text-properties officeooo:paragraph-rsid="00485131"/>
    </style:style>
    <style:style style:name="P159" style:family="paragraph" style:parent-style-name="Text_20_body">
      <style:text-properties officeooo:rsid="004895ea" officeooo:paragraph-rsid="004895ea"/>
    </style:style>
    <style:style style:name="P160" style:family="paragraph" style:parent-style-name="Text_20_body">
      <style:text-properties officeooo:paragraph-rsid="004925f5"/>
    </style:style>
    <style:style style:name="P161" style:family="paragraph" style:parent-style-name="Text_20_body">
      <style:text-properties officeooo:rsid="004925f5" officeooo:paragraph-rsid="004925f5"/>
    </style:style>
    <style:style style:name="P162" style:family="paragraph" style:parent-style-name="Text_20_body">
      <style:text-properties officeooo:rsid="004a305a" officeooo:paragraph-rsid="004a305a"/>
    </style:style>
    <style:style style:name="P163" style:family="paragraph" style:parent-style-name="Text_20_body">
      <style:text-properties officeooo:paragraph-rsid="004a305a"/>
    </style:style>
    <style:style style:name="P164" style:family="paragraph" style:parent-style-name="Text_20_body">
      <style:text-properties officeooo:rsid="004a787e" officeooo:paragraph-rsid="004a787e"/>
    </style:style>
    <style:style style:name="P165" style:family="paragraph" style:parent-style-name="Text_20_body">
      <style:text-properties officeooo:paragraph-rsid="004a787e"/>
    </style:style>
    <style:style style:name="P166" style:family="paragraph" style:parent-style-name="Text_20_body">
      <style:text-properties fo:font-size="15pt" officeooo:rsid="004bd450" officeooo:paragraph-rsid="004bd450" style:font-size-asian="15pt" style:font-size-complex="15pt"/>
    </style:style>
    <style:style style:name="P167" style:family="paragraph" style:parent-style-name="Text_20_body">
      <style:text-properties fo:font-size="15pt" fo:font-style="normal" officeooo:rsid="004bd450" officeooo:paragraph-rsid="004bd450" style:font-size-asian="15pt" style:font-style-asian="normal" style:font-size-complex="15pt" style:font-style-complex="normal"/>
    </style:style>
    <style:style style:name="P168" style:family="paragraph" style:parent-style-name="Text_20_body">
      <style:text-properties officeooo:paragraph-rsid="004d9c55"/>
    </style:style>
    <style:style style:name="P169" style:family="paragraph" style:parent-style-name="Text_20_body">
      <style:text-properties officeooo:paragraph-rsid="004dd37d"/>
    </style:style>
    <style:style style:name="P170" style:family="paragraph" style:parent-style-name="Text_20_body">
      <style:text-properties fo:font-style="normal" officeooo:rsid="004a787e" officeooo:paragraph-rsid="004a787e" style:font-style-asian="normal" style:font-style-complex="normal"/>
    </style:style>
    <style:style style:name="P171" style:family="paragraph" style:parent-style-name="Text_20_body">
      <style:text-properties fo:font-style="normal" officeooo:rsid="004b2257" officeooo:paragraph-rsid="004b2257" style:font-style-asian="normal" style:font-style-complex="normal"/>
    </style:style>
    <style:style style:name="P172" style:family="paragraph" style:parent-style-name="Text_20_body">
      <style:text-properties fo:font-style="normal" officeooo:rsid="004bd450" officeooo:paragraph-rsid="004bd450" style:font-style-asian="normal" style:font-style-complex="normal"/>
    </style:style>
    <style:style style:name="P173" style:family="paragraph" style:parent-style-name="Text_20_body">
      <style:text-properties style:text-position="0% 100%" fo:font-size="11pt" fo:font-style="normal" fo:font-weight="normal" officeooo:rsid="0065e3d6" officeooo:paragraph-rsid="0065e3d6" style:font-size-asian="11pt" style:font-style-asian="normal" style:font-weight-asian="normal" style:font-size-complex="11pt" style:font-style-complex="normal" style:font-weight-complex="normal"/>
    </style:style>
    <style:style style:name="P174" style:family="paragraph" style:parent-style-name="Text_20_body">
      <style:text-properties style:text-position="0% 100%" fo:font-size="15pt" fo:font-style="normal" fo:font-weight="bold" officeooo:rsid="0065e3d6" officeooo:paragraph-rsid="0065e3d6" style:font-size-asian="15pt" style:font-style-asian="normal" style:font-weight-asian="bold" style:font-size-complex="15pt" style:font-style-complex="normal" style:font-weight-complex="bold"/>
    </style:style>
    <style:style style:name="P175" style:family="paragraph" style:parent-style-name="Text_20_body">
      <style:text-properties officeooo:paragraph-rsid="00672f4c"/>
    </style:style>
    <style:style style:name="P176" style:family="paragraph" style:parent-style-name="Text_20_body">
      <style:text-properties officeooo:paragraph-rsid="00692edb"/>
    </style:style>
    <style:style style:name="P177" style:family="paragraph" style:parent-style-name="Text_20_body">
      <style:text-properties officeooo:rsid="00692edb" officeooo:paragraph-rsid="00692edb"/>
    </style:style>
    <style:style style:name="P178" style:family="paragraph" style:parent-style-name="Text_20_body">
      <style:text-properties officeooo:rsid="00698cb9" officeooo:paragraph-rsid="00698cb9"/>
    </style:style>
    <style:style style:name="P179" style:family="paragraph" style:parent-style-name="Text_20_body">
      <style:text-properties officeooo:paragraph-rsid="0069a331"/>
    </style:style>
    <style:style style:name="P180" style:family="paragraph" style:parent-style-name="Text_20_body">
      <style:text-properties officeooo:rsid="0069a331" officeooo:paragraph-rsid="0069a331"/>
    </style:style>
    <style:style style:name="P181" style:family="paragraph" style:parent-style-name="Text_20_body">
      <style:text-properties officeooo:rsid="006a797e" officeooo:paragraph-rsid="006a797e"/>
    </style:style>
    <style:style style:name="P182" style:family="paragraph" style:parent-style-name="Text_20_body">
      <style:text-properties officeooo:paragraph-rsid="006a797e"/>
    </style:style>
    <style:style style:name="P183" style:family="paragraph" style:parent-style-name="Heading_20_3">
      <style:text-properties fo:font-size="11pt" officeooo:rsid="0041fc00" officeooo:paragraph-rsid="0041fc00" style:font-size-asian="11pt" style:font-size-complex="11pt"/>
    </style:style>
    <style:style style:name="P184" style:family="paragraph" style:parent-style-name="Heading_20_3">
      <style:text-properties fo:font-size="11pt" fo:font-style="normal" officeooo:rsid="004c7ae6" officeooo:paragraph-rsid="004c7ae6" style:font-size-asian="11pt" style:font-style-asian="normal" style:font-size-complex="11pt" style:font-style-complex="normal"/>
    </style:style>
    <style:style style:name="P185" style:family="paragraph" style:parent-style-name="Heading_20_3">
      <style:text-properties fo:font-size="11pt" fo:font-style="normal" officeooo:rsid="004d9c55" officeooo:paragraph-rsid="004d9c55" style:font-size-asian="11pt" style:font-style-asian="normal" style:font-size-complex="11pt" style:font-style-complex="normal"/>
    </style:style>
    <style:style style:name="P186" style:family="paragraph" style:parent-style-name="Heading_20_3">
      <style:text-properties fo:font-size="11pt" fo:font-style="normal" officeooo:rsid="004dd37d" officeooo:paragraph-rsid="004dd37d" style:font-size-asian="11pt" style:font-style-asian="normal" style:font-size-complex="11pt" style:font-style-complex="normal"/>
    </style:style>
    <style:style style:name="P187" style:family="paragraph" style:parent-style-name="Heading_20_3">
      <style:text-properties officeooo:rsid="0043dca5" officeooo:paragraph-rsid="0043dca5"/>
    </style:style>
    <style:style style:name="P188" style:family="paragraph" style:parent-style-name="Heading_20_3">
      <style:text-properties officeooo:rsid="00485131" officeooo:paragraph-rsid="00485131"/>
    </style:style>
    <style:style style:name="P189" style:family="paragraph" style:parent-style-name="Heading_20_3">
      <style:text-properties officeooo:rsid="004895ea" officeooo:paragraph-rsid="004895ea"/>
    </style:style>
    <style:style style:name="P190" style:family="paragraph" style:parent-style-name="Heading_20_3">
      <style:text-properties officeooo:paragraph-rsid="004925f5"/>
    </style:style>
    <style:style style:name="P191" style:family="paragraph" style:parent-style-name="Heading_20_3">
      <style:text-properties officeooo:rsid="004925f5" officeooo:paragraph-rsid="004925f5"/>
    </style:style>
    <style:style style:name="P192" style:family="paragraph" style:parent-style-name="Heading_20_3">
      <style:text-properties officeooo:rsid="004a305a" officeooo:paragraph-rsid="004a305a"/>
    </style:style>
    <style:style style:name="P193" style:family="paragraph" style:parent-style-name="Heading_20_2">
      <style:text-properties fo:font-size="13pt" officeooo:rsid="0037ace6" officeooo:paragraph-rsid="0037ace6" style:font-size-asian="13pt" style:font-size-complex="13pt"/>
    </style:style>
    <style:style style:name="P194" style:family="paragraph" style:parent-style-name="Heading_20_2">
      <style:text-properties officeooo:paragraph-rsid="00382b8d"/>
    </style:style>
    <style:style style:name="P195" style:family="paragraph" style:parent-style-name="Heading_20_2">
      <style:text-properties officeooo:rsid="004925f5" officeooo:paragraph-rsid="004925f5"/>
    </style:style>
    <style:style style:name="P196" style:family="paragraph" style:parent-style-name="Heading_20_2">
      <style:text-properties fo:font-style="normal" officeooo:rsid="004a787e" officeooo:paragraph-rsid="004a787e" style:font-style-asian="normal" style:font-style-complex="normal"/>
    </style:style>
    <style:style style:name="P197" style:family="paragraph" style:parent-style-name="Heading_20_2">
      <style:text-properties fo:font-size="15pt" fo:font-style="normal" officeooo:rsid="004bd450" officeooo:paragraph-rsid="004bd450" style:font-size-asian="15pt" style:font-style-asian="normal" style:font-size-complex="15pt" style:font-style-complex="normal"/>
    </style:style>
    <style:style style:name="P198" style:family="paragraph" style:parent-style-name="Heading_20_2">
      <style:text-properties fo:font-size="11pt" fo:font-style="normal" officeooo:rsid="004d9c55" officeooo:paragraph-rsid="004d9c55" style:font-size-asian="11pt" style:font-style-asian="normal" style:font-size-complex="11pt" style:font-style-complex="normal"/>
    </style:style>
    <style:style style:name="P199" style:family="paragraph" style:parent-style-name="Heading_20_2">
      <style:text-properties fo:font-size="11pt" fo:font-style="normal" officeooo:rsid="00672f4c" officeooo:paragraph-rsid="00672f4c" style:font-size-asian="11pt" style:font-style-asian="normal" style:font-size-complex="11pt" style:font-style-complex="normal"/>
    </style:style>
    <style:style style:name="P200" style:family="paragraph" style:parent-style-name="Heading_20_2">
      <style:text-properties officeooo:rsid="00692edb" officeooo:paragraph-rsid="00692edb"/>
    </style:style>
    <style:style style:name="P201" style:family="paragraph" style:parent-style-name="Heading_20_2">
      <style:text-properties officeooo:rsid="0069a331" officeooo:paragraph-rsid="0069a331"/>
    </style:style>
    <style:style style:name="P202" style:family="paragraph" style:parent-style-name="Heading_20_2">
      <style:text-properties officeooo:rsid="004a305a" officeooo:paragraph-rsid="004a305a"/>
    </style:style>
    <style:style style:name="P203" style:family="paragraph" style:parent-style-name="Heading_20_2">
      <style:text-properties officeooo:rsid="006a797e" officeooo:paragraph-rsid="006a797e"/>
    </style:style>
    <style:style style:name="P204"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4895ea" officeooo:paragraph-rsid="004895ea"/>
    </style:style>
    <style:style style:name="P205" style:family="paragraph" style:parent-style-name="Heading_20_1">
      <style:text-properties fo:font-style="normal" officeooo:rsid="004a787e" officeooo:paragraph-rsid="004a787e" style:font-style-asian="normal" style:font-style-complex="normal"/>
    </style:style>
    <style:style style:name="P206" style:family="paragraph" style:parent-style-name="Text_20_body" style:list-style-name="L1"/>
    <style:style style:name="P207" style:family="paragraph" style:parent-style-name="Text_20_body" style:list-style-name="L2"/>
    <style:style style:name="P208" style:family="paragraph" style:parent-style-name="Text_20_body" style:list-style-name="L3"/>
    <style:style style:name="P209" style:family="paragraph" style:parent-style-name="Text_20_body" style:list-style-name="L4"/>
    <style:style style:name="P210" style:family="paragraph" style:parent-style-name="Text_20_body" style:list-style-name="L5"/>
    <style:style style:name="P211" style:family="paragraph" style:parent-style-name="Text_20_body" style:list-style-name="L6"/>
    <style:style style:name="P212" style:family="paragraph" style:parent-style-name="Text_20_body" style:list-style-name="L7"/>
    <style:style style:name="P213" style:family="paragraph" style:parent-style-name="Text_20_body">
      <style:text-properties officeooo:rsid="006a797e" officeooo:paragraph-rsid="006a797e"/>
    </style:style>
    <style:style style:name="P214" style:family="paragraph" style:parent-style-name="Text_20_body">
      <style:text-properties officeooo:rsid="006c4a67" officeooo:paragraph-rsid="006c4a67"/>
    </style:style>
    <style:style style:name="P215" style:family="paragraph" style:parent-style-name="Text_20_body" style:list-style-name="L6">
      <style:paragraph-properties fo:margin-top="0cm" fo:margin-bottom="0cm" loext:contextual-spacing="false"/>
    </style:style>
    <style:style style:name="T1" style:family="text">
      <style:text-properties officeooo:rsid="001def8d"/>
    </style:style>
    <style:style style:name="T2" style:family="text">
      <style:text-properties officeooo:rsid="002169f1"/>
    </style:style>
    <style:style style:name="T3" style:family="text">
      <style:text-properties fo:font-style="normal" style:font-style-asian="normal" style:font-style-complex="normal"/>
    </style:style>
    <style:style style:name="T4" style:family="text">
      <style:text-properties fo:font-style="normal" officeooo:rsid="002169f1" style:font-style-asian="normal" style:font-style-complex="normal"/>
    </style:style>
    <style:style style:name="T5" style:family="text">
      <style:text-properties fo:font-style="normal" officeooo:rsid="00289b2a" style:font-style-asian="normal" style:font-style-complex="normal"/>
    </style:style>
    <style:style style:name="T6" style:family="text">
      <style:text-properties fo:font-style="normal" officeooo:rsid="002b1240" style:font-style-asian="normal" style:font-style-complex="normal"/>
    </style:style>
    <style:style style:name="T7" style:family="text">
      <style:text-properties fo:font-style="normal" officeooo:rsid="004a787e" style:font-style-asian="normal" style:font-style-complex="normal"/>
    </style:style>
    <style:style style:name="T8" style:family="text">
      <style:text-properties fo:font-style="normal" officeooo:rsid="0054f267" style:font-style-asian="normal" style:font-style-complex="normal"/>
    </style:style>
    <style:style style:name="T9" style:family="text">
      <style:text-properties fo:font-style="normal" officeooo:rsid="0059db0a" style:font-style-asian="normal" style:font-style-complex="normal"/>
    </style:style>
    <style:style style:name="T10" style:family="text">
      <style:text-properties officeooo:rsid="00289b2a"/>
    </style:style>
    <style:style style:name="T11" style:family="text">
      <style:text-properties officeooo:rsid="002158d0"/>
    </style:style>
    <style:style style:name="T12" style:family="text">
      <style:text-properties style:font-name="Bitstream Vera Sans Mono" fo:font-size="15pt" officeooo:rsid="002901b3" style:font-size-asian="15pt" style:font-size-complex="15pt"/>
    </style:style>
    <style:style style:name="T13" style:family="text">
      <style:text-properties officeooo:rsid="002b1240"/>
    </style:style>
    <style:style style:name="T14" style:family="text">
      <style:text-properties officeooo:rsid="002ce7a0"/>
    </style:style>
    <style:style style:name="T15" style:family="text">
      <style:text-properties officeooo:rsid="002f71e4"/>
    </style:style>
    <style:style style:name="T16" style:family="text">
      <style:text-properties fo:font-size="10pt" fo:font-style="normal" officeooo:rsid="002f71e4" style:font-size-asian="8.75pt" style:font-style-asian="normal" style:font-size-complex="10pt" style:font-style-complex="normal"/>
    </style:style>
    <style:style style:name="T17" style:family="text">
      <style:text-properties fo:font-size="10pt" fo:font-style="normal" officeooo:rsid="00309063" style:font-size-asian="8.75pt" style:font-style-asian="normal" style:font-size-complex="10pt" style:font-style-complex="normal"/>
    </style:style>
    <style:style style:name="T18" style:family="text">
      <style:text-properties fo:font-size="10pt" officeooo:rsid="003c1c12" style:font-size-asian="10pt" style:font-size-complex="10pt"/>
    </style:style>
    <style:style style:name="T19" style:family="text">
      <style:text-properties fo:font-size="10pt" style:font-size-asian="8.75pt" style:font-size-complex="10pt"/>
    </style:style>
    <style:style style:name="T20" style:family="text">
      <style:text-properties fo:font-size="10pt" officeooo:rsid="00407bdf" style:font-size-asian="8.75pt" style:font-size-complex="10pt"/>
    </style:style>
    <style:style style:name="T21" style:family="text">
      <style:text-properties officeooo:rsid="00309063"/>
    </style:style>
    <style:style style:name="T22" style:family="text">
      <style:text-properties officeooo:rsid="00326921"/>
    </style:style>
    <style:style style:name="T23" style:family="text">
      <style:text-properties officeooo:rsid="0036d114"/>
    </style:style>
    <style:style style:name="T24" style:family="text">
      <style:text-properties officeooo:rsid="0037ace6"/>
    </style:style>
    <style:style style:name="T25" style:family="text">
      <style:text-properties officeooo:rsid="003c1c12"/>
    </style:style>
    <style:style style:name="T26" style:family="text">
      <style:text-properties officeooo:rsid="003dbf6f"/>
    </style:style>
    <style:style style:name="T27" style:family="text">
      <style:text-properties fo:font-size="12pt" style:font-size-asian="12pt" style:font-size-complex="12pt"/>
    </style:style>
    <style:style style:name="T28" style:family="text">
      <style:text-properties fo:font-size="11pt" style:font-size-asian="11pt" style:font-size-complex="11pt"/>
    </style:style>
    <style:style style:name="T29" style:family="text">
      <style:text-properties fo:font-size="11pt" officeooo:rsid="0043dca5" style:font-size-asian="11pt" style:font-size-complex="11pt"/>
    </style:style>
    <style:style style:name="T30" style:family="text">
      <style:text-properties fo:font-size="11pt" fo:font-style="normal" style:font-size-asian="11pt" style:font-style-asian="normal" style:font-size-complex="11pt" style:font-style-complex="normal"/>
    </style:style>
    <style:style style:name="T31" style:family="text">
      <style:text-properties fo:font-size="11pt" fo:font-style="normal" officeooo:rsid="004d9c55" style:font-size-asian="11pt" style:font-style-asian="normal" style:font-size-complex="11pt" style:font-style-complex="normal"/>
    </style:style>
    <style:style style:name="T32" style:family="text">
      <style:text-properties fo:font-size="11pt" fo:font-style="normal" officeooo:rsid="004dd37d" style:font-size-asian="11pt" style:font-style-asian="normal" style:font-size-complex="11pt" style:font-style-complex="normal"/>
    </style:style>
    <style:style style:name="T33" style:family="text">
      <style:text-properties fo:font-size="11pt" fo:font-style="normal" officeooo:rsid="004e55e0" style:font-size-asian="11pt" style:font-style-asian="normal" style:font-size-complex="11pt" style:font-style-complex="normal"/>
    </style:style>
    <style:style style:name="T34" style:family="text">
      <style:text-properties fo:font-size="11pt" fo:font-style="normal" officeooo:rsid="0052bace" style:font-size-asian="11pt" style:font-style-asian="normal" style:font-size-complex="11pt" style:font-style-complex="normal"/>
    </style:style>
    <style:style style:name="T35" style:family="text">
      <style:text-properties fo:font-size="11pt" fo:font-style="normal" officeooo:rsid="0053007f" style:font-size-asian="11pt" style:font-style-asian="normal" style:font-size-complex="11pt" style:font-style-complex="normal"/>
    </style:style>
    <style:style style:name="T36" style:family="text">
      <style:text-properties fo:font-size="11pt" fo:font-style="normal" officeooo:rsid="0054f267" style:font-size-asian="11pt" style:font-style-asian="normal" style:font-size-complex="11pt" style:font-style-complex="normal"/>
    </style:style>
    <style:style style:name="T37" style:family="text">
      <style:text-properties fo:font-size="11pt" fo:font-style="normal" officeooo:rsid="0057cb61" style:font-size-asian="11pt" style:font-style-asian="normal" style:font-size-complex="11pt" style:font-style-complex="normal"/>
    </style:style>
    <style:style style:name="T38" style:family="text">
      <style:text-properties fo:font-size="11pt" fo:font-style="normal" officeooo:rsid="0058f3d1" style:font-size-asian="11pt" style:font-style-asian="normal" style:font-size-complex="11pt" style:font-style-complex="normal"/>
    </style:style>
    <style:style style:name="T39" style:family="text">
      <style:text-properties fo:font-size="11pt" fo:font-style="normal" officeooo:rsid="0059db0a" style:font-size-asian="11pt" style:font-style-asian="normal" style:font-size-complex="11pt" style:font-style-complex="normal"/>
    </style:style>
    <style:style style:name="T40" style:family="text">
      <style:text-properties fo:font-size="11pt" fo:font-style="normal" officeooo:rsid="005b8703" style:font-size-asian="11pt" style:font-style-asian="normal" style:font-size-complex="11pt" style:font-style-complex="normal"/>
    </style:style>
    <style:style style:name="T41" style:family="text">
      <style:text-properties fo:font-size="11pt" fo:font-style="normal" officeooo:rsid="005c265e" style:font-size-asian="11pt" style:font-style-asian="normal" style:font-size-complex="11pt" style:font-style-complex="normal"/>
    </style:style>
    <style:style style:name="T42" style:family="text">
      <style:text-properties fo:font-size="11pt" fo:font-style="normal" officeooo:rsid="00672f4c" style:font-size-asian="11pt" style:font-style-asian="normal" style:font-size-complex="11pt" style:font-style-complex="normal"/>
    </style:style>
    <style:style style:name="T43" style:family="text">
      <style:text-properties fo:font-size="11pt" fo:font-style="normal" officeooo:rsid="00692edb" style:font-size-asian="11pt" style:font-style-asian="normal" style:font-size-complex="11pt" style:font-style-complex="normal"/>
    </style:style>
    <style:style style:name="T44" style:family="text">
      <style:text-properties fo:font-size="11pt" fo:font-style="normal" officeooo:rsid="0069a331" style:font-size-asian="11pt" style:font-style-asian="normal" style:font-size-complex="11pt" style:font-style-complex="normal"/>
    </style:style>
    <style:style style:name="T45" style:family="text">
      <style:text-properties fo:font-size="11pt" fo:font-style="normal" officeooo:rsid="00641c5e" style:font-size-asian="9.60000038146973pt" style:font-style-asian="normal" style:font-size-complex="11pt" style:font-style-complex="normal"/>
    </style:style>
    <style:style style:name="T46" style:family="text">
      <style:text-properties fo:font-size="11pt" officeooo:rsid="00621b86" style:font-size-asian="9.60000038146973pt" style:font-size-complex="11pt"/>
    </style:style>
    <style:style style:name="T47" style:family="text">
      <style:text-properties officeooo:rsid="00485131"/>
    </style:style>
    <style:style style:name="T48" style:family="text">
      <style:text-properties officeooo:rsid="004925f5"/>
    </style:style>
    <style:style style:name="T49" style:family="text">
      <style:text-properties fo:font-size="13pt" officeooo:rsid="004925f5" style:font-size-asian="13pt" style:font-size-complex="13pt"/>
    </style:style>
    <style:style style:name="T50" style:family="text">
      <style:text-properties officeooo:rsid="004a305a"/>
    </style:style>
    <style:style style:name="T51" style:family="text">
      <style:text-properties officeooo:rsid="004a787e"/>
    </style:style>
    <style:style style:name="T52" style:family="text">
      <style:text-properties fo:font-style="italic" officeooo:rsid="004a787e" style:font-style-asian="italic" style:font-style-complex="italic"/>
    </style:style>
    <style:style style:name="T53" style:family="text">
      <style:text-properties officeooo:rsid="004dd37d"/>
    </style:style>
    <style:style style:name="T54" style:family="text">
      <style:text-properties officeooo:rsid="004e55e0"/>
    </style:style>
    <style:style style:name="T55" style:family="text">
      <style:text-properties officeooo:rsid="005cca55"/>
    </style:style>
    <style:style style:name="T56" style:family="text">
      <style:text-properties officeooo:rsid="005e417b"/>
    </style:style>
    <style:style style:name="T57" style:family="text">
      <style:text-properties officeooo:rsid="005f4f39"/>
    </style:style>
    <style:style style:name="T58" style:family="text">
      <style:text-properties officeooo:rsid="00621b86"/>
    </style:style>
    <style:style style:name="T59" style:family="text">
      <style:text-properties officeooo:rsid="00641c5e"/>
    </style:style>
    <style:style style:name="T60" style:family="text">
      <style:text-properties officeooo:rsid="0065e3d6"/>
    </style:style>
    <style:style style:name="T61" style:family="text">
      <style:text-properties officeooo:rsid="00672f4c"/>
    </style:style>
    <style:style style:name="T62" style:family="text">
      <style:text-properties officeooo:rsid="006a797e"/>
    </style:style>
    <style:style style:name="T63" style:family="text">
      <style:text-properties fo:color="#ce181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urce /opt/ros/<text:span text:style-name="T1">melodic</text:span>/setup.bash” <text:span text:style-name="T1">command is needed to run on every new shell</text:span></text:p>
      <text:p text:style-name="P3">we open to accces the ROS command.</text:p>
      <text:p text:style-name="P3"><text:s/><text:span text:style-name="T12">TUTORIAL 2</text:span></text:p>
      <text:p text:style-name="Standard"><text:span text:style-name="Strong_20_Emphasis">Packages:</text:span> Packages are the software organization unit of ROS code. Each package can contain libraries, executables, scripts, or other artifacts.</text:p>
      <text:p text:style-name="Standard"/>
      <text:p text:style-name="Standard"><text:span text:style-name="Strong_20_Emphasis">Manifests (</text:span><text:a xlink:type="simple" xlink:href="http://wiki.ros.org/catkin/package.xml" text:style-name="Internet_20_link" text:visited-style-name="Visited_20_Internet_20_Link"><text:span text:style-name="Strong_20_Emphasis">package.xml</text:span></text:a><text:span text:style-name="Strong_20_Emphasis">):</text:span> A manifest is a description of a <text:span text:style-name="Emphasis">package</text:span>. It serves to define dependencies between <text:span text:style-name="Emphasis">packages</text:span> and to capture meta information about the <text:span text:style-name="Emphasis">package</text:span> like version, maintainer, license, etc... </text:p>
      <text:p text:style-name="Standard"/>
      <text:p text:style-name="Standard"/>
      <text:p text:style-name="P80">ROSPACK</text:p>
      <text:p text:style-name="P80">It allows us to find the path of packages.</text:p>
      <text:p text:style-name="P79">“rospack find (package name)”</text:p>
      <text:p text:style-name="P79">for example:</text:p>
      <text:p text:style-name="P80">command:”<text:span text:style-name="T11">rospack find roscpp</text:span>”</text:p>
      <text:p text:style-name="P81"><text:span text:style-name="T2">output:/opt/</text:span><text:span text:style-name="T4">ros/melodic/share/roscpp</text:span></text:p>
      <text:p text:style-name="P83"/>
      <text:p text:style-name="P83"/>
      <text:p text:style-name="P84">ROSCD</text:p>
      <text:p text:style-name="P84">it is a part of rosbash suite that allow to change directory directly to a package.</text:p>
      <text:p text:style-name="P84">For example:</text:p>
      <text:p text:style-name="P84">on running command:”roscd roscpp”</text:p>
      <text:p text:style-name="P84">output:directory is changed to “/opt/ros/melodic/share/roscpp$”</text:p>
      <text:p text:style-name="P87">It can also move to a subdirectory of a package or stack.</text:p>
      <text:p text:style-name="P87">For example:</text:p>
      <text:p text:style-name="P87">on running command “roscd roscpp/cmake”</text:p>
      <text:p text:style-name="P87">then we move to subdirctory “/opt/ros/melodic/share/roscpp/cmake”</text:p>
      <text:p text:style-name="P87"/>
      <text:p text:style-name="P84"/>
      <text:p text:style-name="P85">PWD</text:p>
      <text:p text:style-name="P85">it is a command to print the working directory.</text:p>
      <text:p text:style-name="P85">For example:in above case when we run ”pwd”</text:p>
      <text:p text:style-name="P82"><text:span text:style-name="T3">output: </text:span>opt/<text:span text:style-name="T3">ros/melodic/share/roscpp</text:span></text:p>
      <text:p text:style-name="P85">which shows that this is our working directory.</text:p>
      <text:p text:style-name="P85"/>
      <text:p text:style-name="P87">ROSCD LOG</text:p>
      <text:p text:style-name="P87">It takes to the folder where ros stores log files. If there is no program </text:p>
      <text:p text:style-name="P88">runed yet then it will give error sayig that “no active roscore <text:s/>bash: cd: /home/gulshan/.ros/log: No such file or directory”</text:p>
      <text:p text:style-name="P88"/>
      <text:p text:style-name="P88"/>
      <text:p text:style-name="P87"><text:s/><text:span text:style-name="T10">ROSLS</text:span></text:p>
      <text:p text:style-name="P88">It is a part of rosbash suite that allows us to ls directly in a package by name rather than by absolute path.</text:p>
      <text:p text:style-name="P88">For example:</text:p>
      <text:p text:style-name="P88">command:”rosls roscpp_tutorials”</text:p>
      <text:p text:style-name="P88">output:”cmake <text:s/>launch <text:s/>package.xml <text:s/>srv”</text:p>
      <text:p text:style-name="P88"/>
      <text:p text:style-name="P91"><text:span text:style-name="T5">T</text:span><text:span text:style-name="T3">AB COMPLETION</text:span></text:p>
      <text:p text:style-name="P89">It gives us freedom from tedious work of writing entire package name.</text:p>
      <text:p text:style-name="P89">For example:</text:p>
      <text:p text:style-name="P89">command: roscd roscpp_tut(TAB KEY)</text:p>
      <text:p text:style-name="P89">Output: roscd roscpp_tutorials/</text:p>
      <text:p text:style-name="P89">If there are multiple packages present with same keyword then press another tab then it shows all the packages.</text:p>
      <text:p text:style-name="P92"><text:soft-page-break/>TUTO<text:span text:style-name="T14">RIAL 3</text:span></text:p>
      <text:p text:style-name="P89"/>
      <text:p text:style-name="P89"/>
      <text:p text:style-name="P89"/>
      <text:p text:style-name="P90">For a package to be considered a catkin package it must meet these requirement..</text:p>
      <text:p text:style-name="P90">-must contain a “catkin compliment package.xml” file.</text:p>
      <text:p text:style-name="P90"><text:s text:c="8"/>the .xml file provides meta information about package.</text:p>
      <text:p text:style-name="P90">-must contain a “Cmakelists.txt” which uses catkin</text:p>
      <text:p text:style-name="P96"><text:span text:style-name="T6"><text:s text:c="8"/></text:span>If it is a “<text:span text:style-name="T13">catkin metapackage</text:span>” it must have the relevant boilerplate <text:s text:c="11"/><text:span text:style-name="T6"><text:s text:c="5"/></text:span></text:p>
      <text:p text:style-name="P86"><text:s text:c="8"/>CMakeLists.txt file.</text:p>
      <text:p text:style-name="P85">-<text:span text:style-name="T13">each package must have it’s folder</text:span></text:p>
      <text:p text:style-name="P85"><text:s text:c="8"/><text:span text:style-name="T13">so that no nested packages nor multiple packages sharing the same</text:span></text:p>
      <text:p text:style-name="P85"><text:s text:c="8"/><text:span text:style-name="T13">directory.</text:span></text:p>
      <text:p text:style-name="P85"/>
      <text:p text:style-name="P97">PACKAGES IN A CATKIN WORKSPACE</text:p>
      <text:p text:style-name="P100"/>
      <text:p text:style-name="P101">Working with catkin packages can be done by using catkin workspace, but we can </text:p>
      <text:p text:style-name="P101">also build packages. </text:p>
      <text:p text:style-name="P101">For example(creating empty catkin workspace)..</text:p>
      <text:p text:style-name="P101"/>
      <text:p text:style-name="P101"/>
      <text:p text:style-name="P101"/>
      <text:p text:style-name="P103">The catkin_make commnd conveniance tool fror working with catkin workspace.</text:p>
      <text:p text:style-name="P103"/>
      <text:p text:style-name="P98">CREATING CATKIN PACKAGES</text:p>
      <text:p text:style-name="P98"/>
      <text:p text:style-name="P104">On running command “gulshan@gulshan-HP-Pavilion-Laptop-15-cs2xxx:~/catkin_ws$ cd ~/catkin_ws/src”</text:p>
      <text:p text:style-name="P104">pointer move to directory <text:s text:c="2"/>”<text:a xlink:type="simple" xlink:href="mailto:gulshan@gulshan-HP-Pavilion-Laptop-15-cs2xxx" text:style-name="Internet_20_link" text:visited-style-name="Visited_20_Internet_20_Link">gulshan@gulshan-HP-Pavilion-Laptop-15-cs2xxx</text:a>:~/catkin_ws/src$”</text:p>
      <text:p text:style-name="P104"/>
      <text:p text:style-name="P102"/>
      <text:p text:style-name="P101"><text:span text:style-name="T15">For </text:span>creat<text:span text:style-name="T15">ing</text:span> a new package called 'beginner_tutorials' which depends on std_msgs, roscpp, and rospy <text:span text:style-name="T15">using catkin_create_pkg</text:span>: </text:p>
      <text:p text:style-name="P114"><text:span text:style-name="T16">on running command”</text:span>catkin_create_pkg beginner_tutorials std_msgs rospy roscpp”</text:p>
      <text:p text:style-name="P113">output:</text:p>
      <text:p text:style-name="P113">“gulshan@gulshan-HP-Pavilion-Laptop-15-cs2xxx:~/catkin_ws/src$ catkin_create_pkg beginner_tutorials std_msgs rospy roscpp</text:p>
      <text:p text:style-name="P113">Created file beginner_tutorials/CMakeLists.txt</text:p>
      <text:p text:style-name="P113">Created file beginner_tutorials/package.xml</text:p>
      <text:p text:style-name="P113">Created folder beginner_tutorials/include/beginner_tutorials</text:p>
      <text:p text:style-name="P113">Created folder beginner_tutorials/src</text:p>
      <text:p text:style-name="P113">Successfully created files in /home/gulshan/catkin_ws/src/beginner_tutorials. Please adjust the values in package.xml.”</text:p>
      <text:p text:style-name="P101"/>
      <text:p text:style-name="P101"/>
      <text:p text:style-name="P104">BUILDING A CATKIN WORKSPACE AND SOURCING THE SETUP FILES..</text:p>
      <text:p text:style-name="P104"/>
      <text:p text:style-name="P105">First we need to build packages in catkin workspace:</text:p>
      <text:p text:style-name="P115"><text:span text:style-name="T17">run command “</text:span>cd ~/catkin_ws”</text:p>
      <text:p text:style-name="P115"><text:span text:style-name="T21">and “</text:span>catkin_make”</text:p>
      <text:p text:style-name="P116">output:</text:p>
      <text:p text:style-name="P116">gulshan@gulshan-HP-Pavilion-Laptop-15-cs2xxx:~/catkin_ws$ catkin_make</text:p>
      <text:p text:style-name="P116">Base path: /home/gulshan/catkin_ws</text:p>
      <text:p text:style-name="P116">Source space: /home/gulshan/catkin_ws/src</text:p>
      <text:p text:style-name="P116">Build space: /home/gulshan/catkin_ws/build</text:p>
      <text:p text:style-name="P116">Devel space: /home/gulshan/catkin_ws/devel</text:p>
      <text:p text:style-name="P116">Install space: /home/gulshan/catkin_ws/install</text:p>
      <text:p text:style-name="P116">####</text:p>
      <text:p text:style-name="P116">#### Running command: "cmake /home/gulshan/catkin_ws/src -DCATKIN_DEVEL_PREFIX=/home/gulshan/catkin_ws/devel -DCMAKE_INSTALL_PREFIX=/home/gulshan/catkin_ws/install -G Unix Makefiles" in "/home/gulshan/catkin_ws/build"</text:p>
      <text:p text:style-name="P116"><text:soft-page-break/>####</text:p>
      <text:p text:style-name="P116">-- Using CATKIN_DEVEL_PREFIX: /home/gulshan/catkin_ws/devel</text:p>
      <text:p text:style-name="P116">-- Using CMAKE_PREFIX_PATH: /home/gulshan/catkin_ws/devel;/opt/ros/melodic</text:p>
      <text:p text:style-name="P116">-- This workspace overlays: /home/gulshan/catkin_ws/devel;/opt/ros/melodic</text:p>
      <text:p text:style-name="P116">-- Found PythonInterp: /usr/bin/python2 (found suitable version "2.7.17", minimum required is "2") </text:p>
      <text:p text:style-name="P116">-- Using PYTHON_EXECUTABLE: /usr/bin/python2</text:p>
      <text:p text:style-name="P116">-- Using Debian Python package layout</text:p>
      <text:p text:style-name="P116">-- Using empy: /usr/bin/empy</text:p>
      <text:p text:style-name="P116">-- Using CATKIN_ENABLE_TESTING: ON</text:p>
      <text:p text:style-name="P116">-- Call enable_testing()</text:p>
      <text:p text:style-name="P116">-- Using CATKIN_TEST_RESULTS_DIR: /home/gulshan/catkin_ws/build/test_results</text:p>
      <text:p text:style-name="P116">-- Found gtest sources under '/usr/src/googletest': gtests will be built</text:p>
      <text:p text:style-name="P116">-- Found gmock sources under '/usr/src/googletest': gmock will be built</text:p>
      <text:p text:style-name="P116">-- Found PythonInterp: /usr/bin/python2 (found version "2.7.17") </text:p>
      <text:p text:style-name="P116">-- Using Python nosetests: /usr/bin/nosetests-2.7</text:p>
      <text:p text:style-name="P116">-- catkin 0.7.20</text:p>
      <text:p text:style-name="P116">-- BUILD_SHARED_LIBS is on</text:p>
      <text:p text:style-name="P116">-- BUILD_SHARED_LIBS is on</text:p>
      <text:p text:style-name="P116">-- ~~~~~~~~~~~~~~~~~~~~~~~~~~~~~~~~~~~~~~~~~~~~~~~~~</text:p>
      <text:p text:style-name="P116">-- ~~ <text:s/>traversing 1 packages in topological order:</text:p>
      <text:p text:style-name="P116">-- ~~ <text:s/>- beginner_tutorials</text:p>
      <text:p text:style-name="P116">-- ~~~~~~~~~~~~~~~~~~~~~~~~~~~~~~~~~~~~~~~~~~~~~~~~~</text:p>
      <text:p text:style-name="P116">-- +++ processing catkin package: 'beginner_tutorials'</text:p>
      <text:p text:style-name="P116">-- ==&gt; add_subdirectory(beginner_tutorials)</text:p>
      <text:p text:style-name="P116">-- Configuring done</text:p>
      <text:p text:style-name="P116">-- Generating done</text:p>
      <text:p text:style-name="P116">-- Build files have been written to: /home/gulshan/catkin_ws/build</text:p>
      <text:p text:style-name="P116">####</text:p>
      <text:p text:style-name="P137">#### Running command: "make -j8 -l8" in "/home/gulshan/catkin_ws/build"</text:p>
      <text:p text:style-name="P116"/>
      <text:p text:style-name="P116">to add the workspace to our ROS environment we need to source the genetrated setup file</text:p>
      <text:p text:style-name="P115"><text:span text:style-name="T21">run “</text:span>. ~/catkin_ws/devel/setup.bash”</text:p>
      <text:p text:style-name="P115"/>
      <text:p text:style-name="P116">PACKAGE DEPENDENCIES</text:p>
      <text:p text:style-name="P116"/>
      <text:p text:style-name="P117">-FIRST ORDER DEPENDENCY</text:p>
      <text:p text:style-name="P118"><text:span text:style-name="T22"><text:s text:c="2"/>run: “</text:span>rospack depends1 beginner_tutorials”</text:p>
      <text:p text:style-name="P117">output: </text:p>
      <text:p text:style-name="P117"><text:s text:c="2"/>roscpp</text:p>
      <text:p text:style-name="P117"><text:s text:c="2"/>rospy</text:p>
      <text:p text:style-name="P117"><text:s text:c="2"/>std_msgs</text:p>
      <text:p text:style-name="P118"><text:span text:style-name="T22">here </text:span><text:span text:style-name="Teletype">rospack</text:span> lists the same dependencies that were used as arguments when running <text:span text:style-name="Teletype">catkin_create_pkg</text:span>. </text:p>
      <text:p text:style-name="P117">These dependencies for packages are stored in the package.xml file</text:p>
      <text:p text:style-name="P117"/>
      <text:p text:style-name="P118"><text:span text:style-name="T22">run:”</text:span>roscd beginner_tutorials”</text:p>
      <text:p text:style-name="P118"><text:span text:style-name="T22">run:”</text:span>cat package.xml”</text:p>
      <text:p text:style-name="P117">output:</text:p>
      <text:p text:style-name="P117">&lt;?xml version="1.0"?&gt;</text:p>
      <text:p text:style-name="P117">&lt;package format="2"&gt;</text:p>
      <text:p text:style-name="P117"><text:s text:c="2"/>&lt;name&gt;beginner_tutorials&lt;/name&gt;</text:p>
      <text:p text:style-name="P117"><text:s text:c="2"/>&lt;version&gt;0.0.0&lt;/version&gt;</text:p>
      <text:p text:style-name="P117"><text:s text:c="2"/>&lt;description&gt;The beginner_tutorials package&lt;/description&gt;</text:p>
      <text:p text:style-name="P117"/>
      <text:p text:style-name="P117"><text:s text:c="2"/>&lt;!-- One maintainer tag required, multiple allowed, one person per tag --&gt;</text:p>
      <text:p text:style-name="P117"><text:s text:c="2"/>&lt;!-- Example: <text:s/>--&gt;</text:p>
      <text:p text:style-name="P117"><text:s text:c="2"/>&lt;!-- &lt;maintainer email="jane.doe@example.com"&gt;Jane Doe&lt;/maintainer&gt; --&gt;</text:p>
      <text:p text:style-name="P117"><text:s text:c="2"/>&lt;maintainer email="gulshan@todo.todo"&gt;gulshan&lt;/maintainer&gt;</text:p>
      <text:p text:style-name="P117"/>
      <text:p text:style-name="P117"/>
      <text:p text:style-name="P117"><text:s text:c="2"/>&lt;!-- One license tag required, multiple allowed, one license per tag --&gt;</text:p>
      <text:p text:style-name="P117"><text:soft-page-break/><text:s text:c="2"/>&lt;!-- Commonly used license strings: --&gt;</text:p>
      <text:p text:style-name="P117"><text:s text:c="2"/>&lt;!-- <text:s text:c="2"/>BSD, MIT, Boost Software License, GPLv2, GPLv3, LGPLv2.1, LGPLv3 --&gt;</text:p>
      <text:p text:style-name="P117"><text:s text:c="2"/>&lt;license&gt;TODO&lt;/license&gt;</text:p>
      <text:p text:style-name="P117"/>
      <text:p text:style-name="P117"/>
      <text:p text:style-name="P117"><text:s text:c="2"/>&lt;!-- Url tags are optional, but multiple are allowed, one per tag --&gt;</text:p>
      <text:p text:style-name="P117"><text:s text:c="2"/>&lt;!-- Optional attribute type can be: website, bugtracker, or repository --&gt;</text:p>
      <text:p text:style-name="P117"><text:s text:c="2"/>&lt;!-- Example: --&gt;</text:p>
      <text:p text:style-name="P117"><text:s text:c="2"/>&lt;!-- &lt;url type="website"&gt;http://wiki.ros.org/beginner_tutorials&lt;/url&gt; --&gt;</text:p>
      <text:p text:style-name="P117"/>
      <text:p text:style-name="P117"/>
      <text:p text:style-name="P117"><text:s text:c="2"/>&lt;!-- Author tags are optional, multiple are allowed, one per tag --&gt;</text:p>
      <text:p text:style-name="P117"><text:s text:c="2"/>&lt;!-- Authors do not have to be maintainers, but could be --&gt;</text:p>
      <text:p text:style-name="P117"><text:s text:c="2"/>&lt;!-- Example: --&gt;</text:p>
      <text:p text:style-name="P117"><text:s text:c="2"/>&lt;!-- &lt;author email="jane.doe@example.com"&gt;Jane Doe&lt;/author&gt; --&gt;</text:p>
      <text:p text:style-name="P117"/>
      <text:p text:style-name="P117"/>
      <text:p text:style-name="P117"><text:s text:c="2"/>&lt;!-- The *depend tags are used to specify dependencies --&gt;</text:p>
      <text:p text:style-name="P117"><text:s text:c="2"/>&lt;!-- Dependencies can be catkin packages or system dependencies --&gt;</text:p>
      <text:p text:style-name="P117"><text:s text:c="2"/>&lt;!-- Examples: --&gt;</text:p>
      <text:p text:style-name="P117"><text:s text:c="2"/>&lt;!-- Use depend as a shortcut for packages that are both build and exec dependencies --&gt;</text:p>
      <text:p text:style-name="P117"><text:s text:c="2"/>&lt;!-- <text:s text:c="2"/>&lt;depend&gt;roscpp&lt;/depend&gt; --&gt;</text:p>
      <text:p text:style-name="P117"><text:s text:c="2"/>&lt;!-- <text:s text:c="2"/>Note that this is equivalent to the following: --&gt;</text:p>
      <text:p text:style-name="P117"><text:s text:c="2"/>&lt;!-- <text:s text:c="2"/>&lt;build_depend&gt;roscpp&lt;/build_depend&gt; --&gt;</text:p>
      <text:p text:style-name="P117"><text:s text:c="2"/>&lt;!-- <text:s text:c="2"/>&lt;exec_depend&gt;roscpp&lt;/exec_depend&gt; --&gt;</text:p>
      <text:p text:style-name="P117"><text:s text:c="2"/>&lt;!-- Use build_depend for packages you need at compile time: --&gt;</text:p>
      <text:p text:style-name="P117"><text:s text:c="2"/>&lt;!-- <text:s text:c="2"/>&lt;build_depend&gt;message_generation&lt;/build_depend&gt; --&gt;</text:p>
      <text:p text:style-name="P117"><text:s text:c="2"/>&lt;!-- Use build_export_depend for packages you need in order to build against this package: --&gt;</text:p>
      <text:p text:style-name="P117"><text:s text:c="2"/>&lt;!-- <text:s text:c="2"/>&lt;build_export_depend&gt;message_generation&lt;/build_export_depend&gt; --&gt;</text:p>
      <text:p text:style-name="P117"><text:s text:c="2"/>&lt;!-- Use buildtool_depend for build tool packages: --&gt;</text:p>
      <text:p text:style-name="P117"><text:s text:c="2"/>&lt;!-- <text:s text:c="2"/>&lt;buildtool_depend&gt;catkin&lt;/buildtool_depend&gt; --&gt;</text:p>
      <text:p text:style-name="P117"><text:s text:c="2"/>&lt;!-- Use exec_depend for packages you need at runtime: --&gt;</text:p>
      <text:p text:style-name="P117"><text:s text:c="2"/>&lt;!-- <text:s text:c="2"/>&lt;exec_depend&gt;message_runtime&lt;/exec_depend&gt; --&gt;</text:p>
      <text:p text:style-name="P117"><text:s text:c="2"/>&lt;!-- Use test_depend for packages you need only for testing: --&gt;</text:p>
      <text:p text:style-name="P117"><text:s text:c="2"/>&lt;!-- <text:s text:c="2"/>&lt;test_depend&gt;gtest&lt;/test_depend&gt; --&gt;</text:p>
      <text:p text:style-name="P117"><text:s text:c="2"/>&lt;!-- Use doc_depend for packages you need only for building documentation: --&gt;</text:p>
      <text:p text:style-name="P117"><text:s text:c="2"/>&lt;!-- <text:s text:c="2"/>&lt;doc_depend&gt;doxygen&lt;/doc_depend&gt; --&gt;</text:p>
      <text:p text:style-name="P117"><text:s text:c="2"/>&lt;buildtool_depend&gt;catkin&lt;/buildtool_depend&gt;</text:p>
      <text:p text:style-name="P117"><text:s text:c="2"/>&lt;build_depend&gt;roscpp&lt;/build_depend&gt;</text:p>
      <text:p text:style-name="P117"><text:s text:c="2"/>&lt;build_depend&gt;rospy&lt;/build_depend&gt;</text:p>
      <text:p text:style-name="P117"><text:s text:c="2"/>&lt;build_depend&gt;std_msgs&lt;/build_depend&gt;</text:p>
      <text:p text:style-name="P117"><text:s text:c="2"/>&lt;build_export_depend&gt;roscpp&lt;/build_export_depend&gt;</text:p>
      <text:p text:style-name="P117"><text:s text:c="2"/>&lt;build_export_depend&gt;rospy&lt;/build_export_depend&gt;</text:p>
      <text:p text:style-name="P117"><text:s text:c="2"/>&lt;build_export_depend&gt;std_msgs&lt;/build_export_depend&gt;</text:p>
      <text:p text:style-name="P117"><text:s text:c="2"/>&lt;exec_depend&gt;roscpp&lt;/exec_depend&gt;</text:p>
      <text:p text:style-name="P117"><text:s text:c="2"/>&lt;exec_depend&gt;rospy&lt;/exec_depend&gt;</text:p>
      <text:p text:style-name="P117"><text:s text:c="2"/>&lt;exec_depend&gt;std_msgs&lt;/exec_depend&gt;</text:p>
      <text:p text:style-name="P117"/>
      <text:p text:style-name="P117"/>
      <text:p text:style-name="P117"><text:s text:c="2"/>&lt;!-- The export tag contains other, unspecified, tags --&gt;</text:p>
      <text:p text:style-name="P117"><text:s text:c="2"/>&lt;export&gt;</text:p>
      <text:p text:style-name="P117"><text:s text:c="4"/>&lt;!-- Other tools can request additional information be placed here --&gt;</text:p>
      <text:p text:style-name="P117"/>
      <text:p text:style-name="P117"><text:s text:c="2"/>&lt;/export&gt;</text:p>
      <text:p text:style-name="P117">&lt;/package&gt;</text:p>
      <text:p text:style-name="P117"/>
      <text:p text:style-name="P117"/>
      <text:p text:style-name="P117">-INDIRECT DEPENDENCIES</text:p>
      <text:p text:style-name="P117">In many cases, a dependency will also have its own dependencies. For instance, <text:span text:style-name="Teletype">rospy</text:span> has other dependencies.</text:p>
      <text:p text:style-name="P118"><text:span text:style-name="T22">Run:”</text:span>rospack depends1 rospy”</text:p>
      <text:p text:style-name="P117">output:</text:p>
      <text:p text:style-name="P117"><text:soft-page-break/></text:p>
      <text:p text:style-name="P117"><text:s/>genpy</text:p>
      <text:p text:style-name="P117"><text:s/>roscpp</text:p>
      <text:p text:style-name="P117"><text:s/>rosgraph</text:p>
      <text:p text:style-name="P117"><text:s/>rosgraph_msgs</text:p>
      <text:p text:style-name="P117"><text:s/>roslib</text:p>
      <text:p text:style-name="P117"><text:s/>std_msgs</text:p>
      <text:p text:style-name="P117">A package can have quite a few indirect dependencies.rospack can recursively determine all nested dependencies.</text:p>
      <text:p text:style-name="P117">For example</text:p>
      <text:p text:style-name="P118"><text:span text:style-name="T22">run:”</text:span>rospack depends beginner_tutorials”</text:p>
      <text:p text:style-name="P117">output:</text:p>
      <text:p text:style-name="P118">cpp_common</text:p>
      <text:p text:style-name="P118">rostime</text:p>
      <text:p text:style-name="P118">roscpp_traits</text:p>
      <text:p text:style-name="P118">roscpp_serialization</text:p>
      <text:p text:style-name="P118">catkin</text:p>
      <text:p text:style-name="P118">genmsg</text:p>
      <text:p text:style-name="P118">genpy</text:p>
      <text:p text:style-name="P118">message_runtime</text:p>
      <text:p text:style-name="P118">gencpp</text:p>
      <text:p text:style-name="P118">geneus</text:p>
      <text:p text:style-name="P118">gennodejs</text:p>
      <text:p text:style-name="P118">genlisp</text:p>
      <text:p text:style-name="P118">message_generation</text:p>
      <text:p text:style-name="P118">rosbuild</text:p>
      <text:p text:style-name="P118">rosconsole</text:p>
      <text:p text:style-name="P118">std_msgs</text:p>
      <text:p text:style-name="P118">rosgraph_msgs</text:p>
      <text:p text:style-name="P118">xmlrpcpp</text:p>
      <text:p text:style-name="P118">roscpp</text:p>
      <text:p text:style-name="P118">rosgraph</text:p>
      <text:p text:style-name="P118">ros_environment</text:p>
      <text:p text:style-name="P118">rospack</text:p>
      <text:p text:style-name="P118">roslib</text:p>
      <text:p text:style-name="P118">rospy</text:p>
      <text:p text:style-name="P118"/>
      <text:p text:style-name="P117"><text:s/></text:p>
      <text:p text:style-name="P119">CUSTOMISING OUR PACKAGES</text:p>
      <text:p text:style-name="P119">This part of the tutorial will look at each file generated by "catkin_create_pkg” and describe, line by line, each component of those files and how you can customize them for your package. </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93">TUTORIAL 4</text:p>
      <text:p text:style-name="P93"/>
      <text:p text:style-name="P120">BUILDING ROS PACKAGE</text:p>
      <text:p text:style-name="P120"/>
      <text:p text:style-name="P120">USING catkin_make</text:p>
      <text:p text:style-name="P106">catkn_make is a command line tool which adds some conveniance to the tandard catkin workflow.</text:p>
      <text:p text:style-name="P106"/>
      <text:p text:style-name="P107">BUILING OUR PACKAGES</text:p>
      <text:p text:style-name="P107"/>
      <text:p text:style-name="P124">We have already a catkin workspace which we created called beginner_tutorials.</text:p>
      <text:p text:style-name="P125"><text:span text:style-name="T23">To view it run :”</text:span>cd ~/catkin_ws/”</text:p>
      <text:p text:style-name="P124">and”ls src”</text:p>
      <text:p text:style-name="P124">output:”beginner_tutorials <text:s/>CmakeLists.txt”</text:p>
      <text:p text:style-name="P124"/>
      <text:p text:style-name="P124">now building our pckages using catkin_make</text:p>
      <text:p text:style-name="P124">run:”catkin_make”</text:p>
      <text:p text:style-name="P124">output:</text:p>
      <text:p text:style-name="P124">Base path: /home/gulshan/catkin_ws</text:p>
      <text:p text:style-name="P124">Source space: /home/gulshan/catkin_ws/src</text:p>
      <text:p text:style-name="P124">Build space: /home/gulshan/catkin_ws/build</text:p>
      <text:p text:style-name="P124">Devel space: /home/gulshan/catkin_ws/devel</text:p>
      <text:p text:style-name="P124">Install space: /home/gulshan/catkin_ws/install</text:p>
      <text:p text:style-name="P124">####</text:p>
      <text:p text:style-name="P124">#### Running command: "make cmake_check_build_system" in "/home/gulshan/catkin_ws/build"</text:p>
      <text:p text:style-name="P124">####</text:p>
      <text:p text:style-name="P124">####</text:p>
      <text:p text:style-name="P138">#### Running command: "make -j8 -l8" in "/home/gulshan/catkin_ws/build"</text:p>
      <text:p text:style-name="P124"/>
      <text:p text:style-name="P124">catkin_make first displays what path it is using for each spaces. Because of these values several folders hve been created in our catkin workspace.</text:p>
      <text:p text:style-name="P124">To view it run:”ls”</text:p>
      <text:p text:style-name="P124">output:</text:p>
      <text:p text:style-name="P124"><text:s/>build <text:s/>devel <text:s/>src</text:p>
      <text:p text:style-name="P124"/>
      <text:p text:style-name="P124">he <text:span text:style-name="Teletype">build</text:span> folder is the default location of the <text:span text:style-name="T24">build space</text:span> and is where <text:span text:style-name="Teletype">cmake</text:span> and <text:span text:style-name="Teletype">make</text:span> are called to configure and build your packages. The <text:span text:style-name="Teletype">devel</text:span> folder is the default location of the <text:span text:style-name="T24">devil sapce</text:span>, which is where your executables and libraries go before you install your packages.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94"><text:soft-page-break/>TUTORIAL 5</text:p>
      <text:p text:style-name="P94"/>
      <text:p text:style-name="P121">UNDERSTANDING ROS NODES</text:p>
      <text:p text:style-name="P121"/>
      <text:p text:style-name="P121">graph concepts</text:p>
      <text:p text:style-name="P139"><text:s text:c="11"/><text:a xlink:type="simple" xlink:href="http://wiki.ros.org/Nodes" text:style-name="Internet_20_link" text:visited-style-name="Visited_20_Internet_20_Link">Nodes</text:a>: A node is an executable that uses ROS to communicate with other nodes. <text:bookmark text:name="line-33"/></text:p>
      <text:list xml:id="list2558010693" text:style-name="L1">
        <text:list-header>
          <text:p text:style-name="P206"><text:a xlink:type="simple" xlink:href="http://wiki.ros.org/Messages" text:style-name="Internet_20_link" text:visited-style-name="Visited_20_Internet_20_Link">Messages</text:a>: ROS data type used when subscribing or publishing to a topic. <text:bookmark text:name="line-34"/></text:p>
        </text:list-header>
      </text:list>
      <text:list xml:id="list3342536010" text:style-name="L2">
        <text:list-header>
          <text:p text:style-name="P207"><text:a xlink:type="simple" xlink:href="http://wiki.ros.org/Topics" text:style-name="Internet_20_link" text:visited-style-name="Visited_20_Internet_20_Link">Topics</text:a>: Nodes can <text:span text:style-name="Emphasis">publish</text:span> messages to a topic as well as <text:span text:style-name="Emphasis">subscribe</text:span> to a topic to receive messages. <text:bookmark text:name="line-35"/></text:p>
        </text:list-header>
      </text:list>
      <text:list xml:id="list25956017" text:style-name="L3">
        <text:list-header>
          <text:p text:style-name="P208"><text:a xlink:type="simple" xlink:href="http://wiki.ros.org/Master" text:style-name="Internet_20_link" text:visited-style-name="Visited_20_Internet_20_Link">Master</text:a>: Name service for ROS (i.e. helps nodes find each other) <text:bookmark text:name="line-36"/></text:p>
        </text:list-header>
      </text:list>
      <text:list xml:id="list4231688021" text:style-name="L4">
        <text:list-header>
          <text:p text:style-name="P209"><text:a xlink:type="simple" xlink:href="http://wiki.ros.org/rosout" text:style-name="Internet_20_link" text:visited-style-name="Visited_20_Internet_20_Link">rosout</text:a>: ROS equivalent of stdout/stderr <text:bookmark text:name="line-37"/></text:p>
        </text:list-header>
      </text:list>
      <text:list xml:id="list4044327096" text:style-name="L5">
        <text:list-header>
          <text:p text:style-name="P210"><text:a xlink:type="simple" xlink:href="http://wiki.ros.org/roscore" text:style-name="Internet_20_link" text:visited-style-name="Visited_20_Internet_20_Link">roscore</text:a>: Master + rosout + parameter server (parameter server will be introduced later) </text:p>
        </text:list-header>
      </text:list>
      <text:h text:style-name="P193" text:outline-level="2"><text:bookmark text:name="Nodes"/>Nodes</text:h>
      <text:p text:style-name="P141"><text:bookmark text:name="line-40"/>A node really isn't much more than an executable file within a ROS package. ROS nodes use a ROS client library to communicate with other nodes. Nodes can publish or subscribe to a Topic. Nodes can also provide or use a Service.</text:p>
      <text:h text:style-name="P194" text:outline-level="2"><text:bookmark text:name="Client_Libraries"/>Client Libraries</text:h>
      <text:p text:style-name="Text_20_body"><text:bookmark text:name="line-43"/>ROS client libraries allow nodes written in different programming languages to communicate: <text:bookmark text:name="line-44"/></text:p>
      <text:list xml:id="list650634353" text:style-name="L6">
        <text:list-item>
          <text:p text:style-name="P215">rospy = python client library <text:bookmark text:name="line-45"/></text:p>
        </text:list-item>
        <text:list-item>
          <text:p text:style-name="P211">roscpp = c++ client library </text:p>
        </text:list-item>
      </text:list>
      <text:p text:style-name="P142">ROSCORE</text:p>
      <text:p text:style-name="P143">first run: “roscore”</text:p>
      <text:p text:style-name="P143">output:</text:p>
      <text:p text:style-name="P143">gulshan@gulshan-HP-Pavilion-Laptop-15-cs2xxx:~$ roscore</text:p>
      <text:p text:style-name="P143">... logging to /home/gulshan/.ros/log/3d32c348-6088-11ea-b7f0-5c879cb35821/roslaunch-gulshan-HP-Pavilion-Laptop-15-cs2xxx-4310.log</text:p>
      <text:p text:style-name="P143">Checking log directory for disk usage. This may take awhile.</text:p>
      <text:p text:style-name="P143">Press Ctrl-C to interrupt</text:p>
      <text:p text:style-name="P143">Done checking log file disk usage. Usage is &lt;1GB.</text:p>
      <text:p text:style-name="P143"/>
      <text:p text:style-name="P143">started roslaunch server http://gulshan-HP-Pavilion-Laptop-15-cs2xxx:34265/</text:p>
      <text:p text:style-name="P143">ros_comm version 1.14.3</text:p>
      <text:p text:style-name="P143"/>
      <text:p text:style-name="P143"/>
      <text:p text:style-name="P143">SUMMARY</text:p>
      <text:p text:style-name="P143"><text:soft-page-break/>========</text:p>
      <text:p text:style-name="P143"/>
      <text:p text:style-name="P143">PARAMETERS</text:p>
      <text:p text:style-name="P143"><text:s/>* /rosdistro: melodic</text:p>
      <text:p text:style-name="P143"><text:s/>* /rosversion: 1.14.3</text:p>
      <text:p text:style-name="P143"/>
      <text:p text:style-name="P143">NODES</text:p>
      <text:p text:style-name="P143"/>
      <text:p text:style-name="P143">auto-starting new master</text:p>
      <text:p text:style-name="P143">process[master]: started with pid [4320]</text:p>
      <text:p text:style-name="P143">ROS_MASTER_URI=http://gulshan-HP-Pavilion-Laptop-15-cs2xxx:11311/</text:p>
      <text:p text:style-name="P143"/>
      <text:p text:style-name="P143">setting /run_id to 3d32c348-6088-11ea-b7f0-5c879cb35821</text:p>
      <text:p text:style-name="P143">process[rosout-1]: started with pid [4331]</text:p>
      <text:p text:style-name="P143">started core service [/rosout]</text:p>
      <text:p text:style-name="P143"/>
      <text:p text:style-name="P141"><text:s/></text:p>
      <text:p text:style-name="P122">USING ROSNODE</text:p>
      <text:p text:style-name="P108">ROSNODE cn be used to see what roscore did</text:p>
      <text:p text:style-name="P108">run: “rosnode list”</text:p>
      <text:p text:style-name="P108">output:</text:p>
      <text:p text:style-name="P108">/rosout</text:p>
      <text:p text:style-name="P108"/>
      <text:p text:style-name="P108">This showed us that there is only one node running: rosot. This is always running as it collects and logs nodes' debugging output. </text:p>
      <text:p text:style-name="P108"/>
      <text:p text:style-name="P108">ROSCODE INFO command returns the information about a specific node.</text:p>
      <text:p text:style-name="P108">Run: “roscode info/rosout”</text:p>
      <text:p text:style-name="P109">output:</text:p>
      <text:p text:style-name="P109">--------------------------------------------------------------------------------</text:p>
      <text:p text:style-name="P109">Node [/rosout]</text:p>
      <text:p text:style-name="P109">Publications: </text:p>
      <text:p text:style-name="P109"><text:s/>* /rosout_agg [rosgraph_msgs/Log]</text:p>
      <text:p text:style-name="P109"/>
      <text:p text:style-name="P109">Subscriptions: </text:p>
      <text:p text:style-name="P109"><text:s/>* /rosout [unknown type]</text:p>
      <text:p text:style-name="P109"/>
      <text:p text:style-name="P109">Services: </text:p>
      <text:p text:style-name="P109"><text:s/>* /rosout/get_loggers</text:p>
      <text:p text:style-name="P109"><text:s/>* /rosout/set_logger_level</text:p>
      <text:p text:style-name="P109"/>
      <text:p text:style-name="P109"/>
      <text:p text:style-name="P109">contacting node http://gulshan-HP-Pavilion-Laptop-15-cs2xxx:46761/ ...</text:p>
      <text:p text:style-name="P109">Pid: 4452</text:p>
      <text:p text:style-name="P109"/>
      <text:p text:style-name="P109"/>
      <text:p text:style-name="P109"/>
      <text:p text:style-name="P109"/>
      <text:p text:style-name="P99"><text:soft-page-break/>USING ROSRUN</text:p>
      <text:p text:style-name="P110"/>
      <text:p text:style-name="P109"><text:span text:style-name="Teletype">rosrun</text:span> allows US to use the package name to directly run a node within a package (without having to know the package path). </text:p>
      <text:p text:style-name="P109"/>
      <text:p text:style-name="P131"><text:span text:style-name="T18">COMMAND: “</text:span>$ rosrun [package_name] [node_name]”</text:p>
      <text:p text:style-name="P132">EXAMPLE:</text:p>
      <text:p text:style-name="P131"><text:span text:style-name="T25">RUN: “</text:span>rosrun turtlesim turtlesim_node”</text:p>
      <text:p text:style-name="P132">OUTPUT:</text:p>
      <text:p text:style-name="P132">A TURTLESIM WINDOW.</text:p>
      <text:p text:style-name="P132">AND :</text:p>
      <text:p text:style-name="P132">gulshan@gulshan-HP-Pavilion-Laptop-15-cs2xxx:~$ rosrun turtlesim turtlesim_node</text:p>
      <text:p text:style-name="P132"/>
      <text:p text:style-name="P132">(turtlesim_node:4736): Gtk-WARNING **: 21:16:59.318: Theme parsing error: gtk.css:7359:18: 'none' is not a valid color name</text:p>
      <text:p text:style-name="P132"/>
      <text:p text:style-name="P132">(turtlesim_node:4736): Gtk-WARNING **: 21:16:59.318: Theme parsing error: gtk.css:7405:0: Expected a valid selector</text:p>
      <text:p text:style-name="P132"/>
      <text:p text:style-name="P132">(turtlesim_node:4736): Gtk-WARNING **: 21:16:59.325: Theme parsing error: gtk.css:11003:11: 'boder-color' is not a valid property name</text:p>
      <text:p text:style-name="P132"/>
      <text:p text:style-name="P132">(turtlesim_node:4736): Gtk-WARNING **: 21:16:59.325: Theme parsing error: gtk.css:11004:15: not a number</text:p>
      <text:p text:style-name="P132">[ INFO] [1583596019.644425200]: Starting turtlesim with node name /turtlesim</text:p>
      <text:p text:style-name="P132">[ INFO] [1583596019.652926230]: Spawning turtle [turtle1] at x=[5.544445], y=[5.544445], theta=[0.000000]</text:p>
      <text:p text:style-name="P132"/>
      <text:p text:style-name="P132"/>
      <text:p text:style-name="P132">in a new terminal run “rosnode list”</text:p>
      <text:p text:style-name="P132">output:</text:p>
      <text:p text:style-name="P132">/rosout</text:p>
      <text:p text:style-name="P132">/turtlesim</text:p>
      <text:p text:style-name="P132"/>
      <text:p text:style-name="P132">one of the best feature of ROS is that we can reassign names from command lines.</text:p>
      <text:p text:style-name="P132">For example:</text:p>
      <text:p text:style-name="P131"><text:span text:style-name="T25">once again run: “</text:span>rosrun turtlesim turtlesim_node __name:=my_turtle”</text:p>
      <text:p text:style-name="P132">and: “rosnode list”</text:p>
      <text:p text:style-name="P132">output:</text:p>
      <text:p text:style-name="P132">our turtle window has been changed.</text:p>
      <text:p text:style-name="P132">Lists has also been changed:</text:p>
      <text:p text:style-name="P132">/my_turtle</text:p>
      <text:p text:style-name="P132">/rosout</text:p>
      <text:p text:style-name="P132"/>
      <text:p text:style-name="P133">another command “ping”</text:p>
      <text:p text:style-name="P133">example :</text:p>
      <text:p text:style-name="P134"><text:span text:style-name="T26">run : “</text:span>rosnode ping my_turtle”</text:p>
      <text:p text:style-name="P134"/>
      <text:p text:style-name="P133"><text:span text:style-name="T27">NOTE</text:span> : CTRL + C is used to stop the turtlesim_node.</text:p>
      <text:p text:style-name="P133"/>
      <text:p text:style-name="P12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95">TUTORIAL 6</text:p>
      <text:p text:style-name="P123">UNDERSTANDING ROS TOPICS</text:p>
      <text:p text:style-name="P111"/>
      <text:p text:style-name="P112">run : “roscore”</text:p>
      <text:p text:style-name="P112"/>
      <text:p text:style-name="P112">TURLEISM</text:p>
      <text:p text:style-name="P135"><text:span text:style-name="T20">Run: “</text:span><text:span text:style-name="T19">rosrun turtlesim turtlesim_node</text:span><text:span text:style-name="T20">”</text:span></text:p>
      <text:p text:style-name="P112">output:</text:p>
      <text:p text:style-name="P112">a turtliesm window opened.</text:p>
      <text:p text:style-name="P112"/>
      <text:p text:style-name="P112">Now for moving turtle</text:p>
      <text:p text:style-name="P135"><text:span text:style-name="T20">run: “</text:span><text:span text:style-name="T19">rosrun turtlesim turtle_teleop_key</text:span><text:span text:style-name="T20">”</text:span></text:p>
      <text:p text:style-name="P112">output:</text:p>
      <text:p text:style-name="P112">Reading from keyboard</text:p>
      <text:p text:style-name="P112">---------------------------</text:p>
      <text:p text:style-name="P112">Use arrow keys to move the turtle.</text:p>
      <text:p text:style-name="P112"/>
      <text:p text:style-name="P112">When we use arrow key from keyboard turtle moves in respective direction.</text:p>
      <text:p text:style-name="P112"/>
      <text:p text:style-name="P112"/>
      <text:p text:style-name="P126">ROS TOPICS</text:p>
      <text:p text:style-name="P126">The <text:span text:style-name="Teletype">turtlesim_node</text:span> and the <text:span text:style-name="Teletype">turtle_teleop_key</text:span> node are communicating with each other over a ROS <text:span text:style-name="Strong_20_Emphasis">Topic</text:span>.</text:p>
      <text:p text:style-name="P126"><text:span text:style-name="Teletype">turtle_teleop_key</text:span> is <text:span text:style-name="Strong_20_Emphasis">publishing</text:span> the key strokes on a topic, while <text:span text:style-name="Teletype">turtlesim</text:span> <text:span text:style-name="Strong_20_Emphasis">subscribes</text:span> to the same topic to receive the key strokes.</text:p>
      <text:p text:style-name="P126"/>
      <text:h text:style-name="P183" text:outline-level="3"><text:bookmark text:name="Using_rqt_graph"/>Using rqt_graph</text:h>
      <text:p text:style-name="P144">It craetes a dynamic graph of what’s going on system.. It is a prt of rqt package.</text:p>
      <text:p text:style-name="P155"><text:span text:style-name="T29">In anew terminal run : “</text:span>rosrun rqt_graph rqt_graph”</text:p>
      <text:p text:style-name="P156">output: pic</text:p>
      <text:p text:style-name="P156"/>
      <text:h text:style-name="P187" text:outline-level="3"><text:bookmark text:name="Introducing_rostopic"/>Introducing rostopic</text:h>
      <text:p text:style-name="P156">This tool allows us to get information about ROS topics.</text:p>
      <text:p text:style-name="P156">We can also use help option get the available sub-commands for rostopic.</text:p>
      <text:p text:style-name="P156">Examle</text:p>
      <text:p text:style-name="P156">run: “rostopic -h”</text:p>
      <text:p text:style-name="P156">output:</text:p>
      <text:p text:style-name="P156">rostopic is a command-line tool for printing information about ROS Topics.</text:p>
      <text:p text:style-name="P156">Commands:</text:p>
      <text:p text:style-name="P156"><text:tab/>rostopic bw<text:tab/>display bandwidth used by topic</text:p>
      <text:p text:style-name="P156"><text:tab/>rostopic delay<text:tab/>display delay of topic from timestamp in header</text:p>
      <text:p text:style-name="P156"><text:tab/>rostopic echo<text:tab/>print messages to screen</text:p>
      <text:p text:style-name="P156"><text:tab/>rostopic find<text:tab/>find topics by type</text:p>
      <text:p text:style-name="P156"><text:soft-page-break/><text:tab/>rostopic hz<text:tab/>display publishing rate of topic <text:s text:c="3"/></text:p>
      <text:p text:style-name="P156"><text:tab/>rostopic info<text:tab/>print information about active topic</text:p>
      <text:p text:style-name="P156"><text:tab/>rostopic list<text:tab/>list active topics</text:p>
      <text:p text:style-name="P156"><text:tab/>rostopic pub<text:tab/>publish data to topic</text:p>
      <text:p text:style-name="P156"><text:tab/>rostopic type<text:tab/>print topic or field type</text:p>
      <text:p text:style-name="P156"/>
      <text:p text:style-name="P157">all sub commands can be expressed using a tab key after writing rostopic&lt;tab&gt;</text:p>
      <text:p text:style-name="P157"/>
      <text:h text:style-name="P188" text:outline-level="3"><text:bookmark text:name="Using_rostopic_echo"/>Using rostopic echo</text:h>
      <text:p text:style-name="P157">Format <text:s/>rostopic echo&lt; &gt;</text:p>
      <text:p text:style-name="P157">example:</text:p>
      <text:p text:style-name="P158"><text:span text:style-name="T47">run : “</text:span>rostopic echo /turtle1/cmd_vel”</text:p>
      <text:p text:style-name="P159">we don’t see anythig but on moving turtle by arrow key we see some output here</text:p>
      <text:p text:style-name="P159">output:</text:p>
      <text:p text:style-name="P159">linear: </text:p>
      <text:p text:style-name="P159"><text:s text:c="2"/>x: -2.0</text:p>
      <text:p text:style-name="P159"><text:s text:c="2"/>y: 0.0</text:p>
      <text:p text:style-name="P159"><text:s text:c="2"/>z: 0.0</text:p>
      <text:p text:style-name="P159">angular: </text:p>
      <text:p text:style-name="P159"><text:s text:c="2"/>x: 0.0</text:p>
      <text:p text:style-name="P159"><text:s text:c="2"/>y: 0.0</text:p>
      <text:p text:style-name="P159"><text:s text:c="2"/>z: 0.0</text:p>
      <text:p text:style-name="P159">---</text:p>
      <text:p text:style-name="P159">linear: </text:p>
      <text:p text:style-name="P159"><text:s text:c="2"/>x: -2.0</text:p>
      <text:p text:style-name="P159"><text:s text:c="2"/>y: 0.0</text:p>
      <text:p text:style-name="P159"><text:s text:c="2"/>z: 0.0</text:p>
      <text:p text:style-name="P159">angular: </text:p>
      <text:p text:style-name="P159"><text:s text:c="2"/>x: 0.0</text:p>
      <text:p text:style-name="P159"><text:s text:c="2"/>y: 0.0</text:p>
      <text:p text:style-name="P159"><text:s text:c="2"/>z: 0.0</text:p>
      <text:p text:style-name="P159">---</text:p>
      <text:p text:style-name="P159"><text:soft-page-break/>linear: </text:p>
      <text:p text:style-name="P159"><text:s text:c="2"/>x: 2.0</text:p>
      <text:p text:style-name="P159"><text:s text:c="2"/>y: 0.0</text:p>
      <text:p text:style-name="P159"><text:s text:c="2"/>z: 0.0</text:p>
      <text:p text:style-name="P159">angular: </text:p>
      <text:p text:style-name="P159"><text:s text:c="2"/>x: 0.0</text:p>
      <text:p text:style-name="P159"><text:s text:c="2"/>y: 0.0</text:p>
      <text:p text:style-name="P159"><text:s text:c="2"/>z: 0.0</text:p>
      <text:p text:style-name="P159">---</text:p>
      <text:p text:style-name="P159">linear: </text:p>
      <text:p text:style-name="P159"><text:s text:c="2"/>x: 0.0</text:p>
      <text:p text:style-name="P159"><text:s text:c="2"/>y: 0.0</text:p>
      <text:p text:style-name="P159"><text:s text:c="2"/>z: 0.0</text:p>
      <text:p text:style-name="P159">angular: </text:p>
      <text:p text:style-name="P159"><text:s text:c="2"/>x: 0.0</text:p>
      <text:p text:style-name="P159"><text:s text:c="2"/>y: 0.0</text:p>
      <text:p text:style-name="P159"><text:s text:c="2"/>z: 2.0</text:p>
      <text:p text:style-name="P159">---</text:p>
      <text:p text:style-name="P159">linear: </text:p>
      <text:p text:style-name="P159"><text:s text:c="2"/>x: 0.0</text:p>
      <text:p text:style-name="P159"><text:s text:c="2"/>y: 0.0</text:p>
      <text:p text:style-name="P159"><text:s text:c="2"/>z: 0.0</text:p>
      <text:p text:style-name="P159">angular: </text:p>
      <text:p text:style-name="P159"><text:s text:c="2"/>x: 0.0</text:p>
      <text:p text:style-name="P159"><text:s text:c="2"/>y: 0.0</text:p>
      <text:p text:style-name="P204"><text:s text:c="2"/>z: 2.0</text:p>
      <text:h text:style-name="P189" text:outline-level="3"><text:bookmark text:name="Using_rostopic_list"/>Using rostopic list</text:h>
      <text:p text:style-name="P159"><text:span text:style-name="Teletype">Rostopic list</text:span> returns a list of all topics currently subscribed to and published. </text:p>
      <text:p text:style-name="P159">Run: “rostopic list -h”</text:p>
      <text:p text:style-name="P159">output: </text:p>
      <text:p text:style-name="P159">Usage: rostopic list [/namespace]</text:p>
      <text:p text:style-name="P159"><text:soft-page-break/></text:p>
      <text:p text:style-name="P159">Options:</text:p>
      <text:p text:style-name="P159"><text:s text:c="2"/>-h, --help <text:s text:c="11"/>show this help message and exit</text:p>
      <text:p text:style-name="P159"><text:s text:c="2"/>-b BAGFILE, --bag=BAGFILE</text:p>
      <text:p text:style-name="P159"><text:s text:c="24"/>list topics in .bag file</text:p>
      <text:p text:style-name="P159"><text:s text:c="2"/>-v, --verbose <text:s text:c="8"/>list full details about each topic</text:p>
      <text:p text:style-name="P159"><text:s text:c="2"/>-p <text:s text:c="19"/>list only publishers</text:p>
      <text:p text:style-name="P159"><text:s text:c="2"/>-s <text:s text:c="19"/>list only subscribers</text:p>
      <text:p text:style-name="P159"><text:s text:c="2"/>--host <text:s text:c="15"/>group by host name</text:p>
      <text:p text:style-name="P159"/>
      <text:p text:style-name="P145">For <text:span text:style-name="Teletype">rostopic list</text:span> use the <text:span text:style-name="Strong_20_Emphasis">verbose</text:span> option:</text:p>
      <text:p text:style-name="P146">run: “rostopic list -v”</text:p>
      <text:p text:style-name="P146">output:</text:p>
      <text:p text:style-name="P146">Published topics:</text:p>
      <text:p text:style-name="P146"><text:s/>* /turtle1/color_sensor [turtlesim/Color] 1 publisher</text:p>
      <text:p text:style-name="P146"><text:s/>* /turtle1/cmd_vel [geometry_msgs/Twist] 1 publisher</text:p>
      <text:p text:style-name="P146"><text:s/>* /rosout [rosgraph_msgs/Log] 6 publishers</text:p>
      <text:p text:style-name="P146"><text:s/>* /rosout_agg [rosgraph_msgs/Log] 1 publisher</text:p>
      <text:p text:style-name="P146"><text:s/>* /turtle1/pose [turtlesim/Pose] 1 publisher</text:p>
      <text:p text:style-name="P146"/>
      <text:p text:style-name="P146">Subscribed topics:</text:p>
      <text:p text:style-name="P146"><text:s/>* /turtle1/cmd_vel [geometry_msgs/Twist] 3 subscribers</text:p>
      <text:p text:style-name="P146"><text:s/>* /rosout [rosgraph_msgs/Log] 1 subscriber</text:p>
      <text:p text:style-name="P146">* /statistics [rosgraph_msgs/TopicStatistics] 1 subscriber</text:p>
      <text:p text:style-name="P146"/>
      <text:p text:style-name="P140">ROS MESSAGES</text:p>
      <text:p text:style-name="P160"><text:span text:style-name="T49">Communication on topics happens by sending ROS </text:span><text:span text:style-name="Strong_20_Emphasis"><text:span text:style-name="T49">messages</text:span></text:span><text:span text:style-name="T49"> between nodes.</text:span>For the publisher (<text:span text:style-name="Teletype">turtle_teleop_key</text:span>) and subscriber (<text:span text:style-name="Teletype">turtlesim_node</text:span>) to communicate, the publisher and subscriber must send and receive the same <text:span text:style-name="Strong_20_Emphasis">type</text:span> of message.This means that a topic <text:span text:style-name="Strong_20_Emphasis">type</text:span> is defined by the message <text:span text:style-name="Strong_20_Emphasis">type</text:span> published on it. The <text:span text:style-name="Strong_20_Emphasis">type</text:span> of the message sent on a topic can be determined using <text:span text:style-name="Teletype">rostopic type</text:span>.</text:p>
      <text:p text:style-name="P160"><text:s/></text:p>
      <text:h text:style-name="P190" text:outline-level="3"><text:bookmark text:name="Using_rostopic_type"/><text:soft-page-break/>Using rostopic type</text:h>
      <text:p text:style-name="P161">Itt returns the message type of any topic being published.</text:p>
      <text:p text:style-name="P161">Format : rostype type &lt;type&gt;</text:p>
      <text:p text:style-name="P161">example:</text:p>
      <text:p text:style-name="P160"><text:span text:style-name="T48">run : “</text:span>rostopic type /turtle1/cmd_vel”</text:p>
      <text:p text:style-name="P161">output:</text:p>
      <text:p text:style-name="P161">geometry_msgs/Twist</text:p>
      <text:p text:style-name="P161"/>
      <text:p text:style-name="P161">we can also look at the details of the message using rosmsg.</text:p>
      <text:p text:style-name="P161">Example</text:p>
      <text:p text:style-name="P161">run: “rosmsg show geometry_msg/Twist”</text:p>
      <text:p text:style-name="P161">output:</text:p>
      <text:p text:style-name="P161">geometry_msgs/Vector3 linear</text:p>
      <text:p text:style-name="P161"><text:s text:c="2"/>float64 x</text:p>
      <text:p text:style-name="P161"><text:s text:c="2"/>float64 y</text:p>
      <text:p text:style-name="P161"><text:s text:c="2"/>float64 z</text:p>
      <text:p text:style-name="P161">geometry_msgs/Vector3 angular</text:p>
      <text:p text:style-name="P161"><text:s text:c="2"/>float64 x</text:p>
      <text:p text:style-name="P161"><text:s text:c="2"/>float64 y</text:p>
      <text:p text:style-name="P161"><text:s text:c="2"/>float64 z</text:p>
      <text:p text:style-name="P161"/>
      <text:h text:style-name="P195" text:outline-level="2"><text:bookmark text:name="rostopic_continued"/>rostopic continued</text:h>
      <text:h text:style-name="P191" text:outline-level="3"><text:bookmark text:name="Using_rostopic_pub"/>Using rostopic pub</text:h>
      <text:p text:style-name="P162">It publishes data on to a topic currently advertised.</text:p>
      <text:p text:style-name="P162">Format: rostopic pub &lt;topic&gt; &lt;msg_type&gt; &lt;args&gt;</text:p>
      <text:p text:style-name="P162">example:</text:p>
      <text:p text:style-name="P163"><text:span text:style-name="T50">run: “</text:span>rostopic pub -1 /turtle1/cmd_vel geometry_msgs/Twist -- '[2.0, 0.0, 0.0]' '[0.0, 0.0, 1.8]'”</text:p>
      <text:p text:style-name="P162">output:</text:p>
      <text:p text:style-name="P162">geometry_msgs/Twist -- '[2.0, 0.0, 0.0]' '[0.0, 0.0, 1.8]'</text:p>
      <text:p text:style-name="P162">publishing and latching message for 3.0 seconds</text:p>
      <text:p text:style-name="P162"><text:soft-page-break/>The previous command will send a single message to turtlesim telling it to move with a linear velocity of 2.0, and an angular velocity of 1.8 . </text:p>
      <text:h text:style-name="P192" text:outline-level="3"><text:bookmark text:name="Using_rostopic_hz"/>Using rostopic hz</text:h>
      <text:p text:style-name="P162"><text:span text:style-name="Teletype">Rostopic hz</text:span> reports the rate at which data is published. </text:p>
      <text:p text:style-name="P165"><text:bookmark text:name="line-365"/><text:bookmark text:name="line-366"/><text:span text:style-name="T51">Example run: rostopic hz /</text:span><text:span text:style-name="T52">turtlel/</text:span><text:span text:style-name="T7">pose</text:span></text:p>
      <text:p text:style-name="P170">output:</text:p>
      <text:p text:style-name="P170">subscribed to [/turtle1/pose]</text:p>
      <text:p text:style-name="P170">average rate: 62.499</text:p>
      <text:p text:style-name="P170"><text:tab/>min: 0.015s max: 0.016s std dev: 0.00040s window: 60</text:p>
      <text:p text:style-name="P170">average rate: 62.480</text:p>
      <text:p text:style-name="P170"><text:tab/>min: 0.015s max: 0.016s std dev: 0.00041s window: 123</text:p>
      <text:p text:style-name="P170">average rate: 62.486</text:p>
      <text:p text:style-name="P170"><text:tab/>min: 0.015s max: 0.017s std dev: 0.00041s window: 185</text:p>
      <text:p text:style-name="P170">average rate: 62.492</text:p>
      <text:p text:style-name="P170"><text:tab/>min: 0.015s max: 0.017s std dev: 0.00041s window: 248</text:p>
      <text:p text:style-name="P170">average rate: 62.498</text:p>
      <text:p text:style-name="P170"><text:tab/>min: 0.015s max: 0.017s std dev: 0.00041s window: 310</text:p>
      <text:p text:style-name="P170">average rate: 62.493</text:p>
      <text:p text:style-name="P170"><text:tab/>min: 0.015s max: 0.017s std dev: 0.00041s window: 373</text:p>
      <text:p text:style-name="P170">average rate: 62.500</text:p>
      <text:p text:style-name="P170"><text:tab/>min: 0.015s max: 0.017s std dev: 0.00041s window: 436</text:p>
      <text:p text:style-name="P170">average rate: 62.496</text:p>
      <text:p text:style-name="P170"><text:tab/>min: 0.015s max: 0.017s std dev: 0.00041s window: 498</text:p>
      <text:p text:style-name="P170">average rate: 62.497</text:p>
      <text:p text:style-name="P170"><text:tab/>min: 0.015s max: 0.017s std dev: 0.00041s window: 561</text:p>
      <text:p text:style-name="P170">average rate: 62.496</text:p>
      <text:p text:style-name="P170"><text:tab/>min: 0.015s max: 0.017s std dev: 0.00041s window: 623</text:p>
      <text:p text:style-name="P170">average rate: 62.499</text:p>
      <text:p text:style-name="P170"><text:tab/>min: 0.015s max: 0.017s std dev: 0.00041s window: 686</text:p>
      <text:p text:style-name="P164"><text:span text:style-name="T3">We can also use </text:span><text:span text:style-name="Teletype"><text:span text:style-name="T3">rostopic type</text:span></text:span><text:span text:style-name="T3"> in conjunction with </text:span><text:span text:style-name="Teletype"><text:span text:style-name="T3">rosmsg show</text:span></text:span><text:span text:style-name="T3"> to get in depth information about a topic: </text:span></text:p>
      <text:p text:style-name="P170"><text:bookmark text:name="line-389"/><text:bookmark text:name="line-390"/>example:</text:p>
      <text:p text:style-name="P165"><text:soft-page-break/><text:span text:style-name="T7">run: “</text:span><text:span text:style-name="T3">rostopic type /turtle1/cmd_vel | rosmsg show</text:span><text:span text:style-name="T7">”</text:span></text:p>
      <text:p text:style-name="P170">output:</text:p>
      <text:p text:style-name="P170">rosmsg show</text:p>
      <text:p text:style-name="P170">geometry_msgs/Vector3 linear</text:p>
      <text:p text:style-name="P170"><text:s text:c="2"/>float64 x</text:p>
      <text:p text:style-name="P170"><text:s text:c="2"/>float64 y</text:p>
      <text:p text:style-name="P170"><text:s text:c="2"/>float64 z</text:p>
      <text:p text:style-name="P170">geometry_msgs/Vector3 angular</text:p>
      <text:p text:style-name="P170"><text:s text:c="2"/>float64 x</text:p>
      <text:p text:style-name="P170"><text:s text:c="2"/>float64 y</text:p>
      <text:p text:style-name="P170"><text:s text:c="2"/>float64 z</text:p>
      <text:p text:style-name="P170"/>
      <text:h text:style-name="P196" text:outline-level="2"><text:bookmark text:name="Using_rqt_plot"/>Using rqt_plot</text:h>
      <text:p text:style-name="P164"><text:span text:style-name="Teletype"><text:span text:style-name="T3">rqt_plot</text:span></text:span><text:span text:style-name="T3"> displays a scrolling time plot of the data published on topics.</text:span></text:p>
      <text:p text:style-name="P165"><text:span text:style-name="T7">Run : “</text:span><text:span text:style-name="T3">rosrun rqt_plot rqt_plot</text:span><text:span text:style-name="T7">”</text:span></text:p>
      <text:p text:style-name="P170">output:</text:p>
      <text:p text:style-name="P171">pic</text:p>
      <text:p text:style-name="P171"/>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67"><text:soft-page-break/><text:s/>TUTORIAL 7</text:p>
      <text:p text:style-name="P167">UNDERSTANDING ROS SERVICES</text:p>
      <text:h text:style-name="P197" text:outline-level="2"><text:bookmark text:name="ROS_Services"/>ROS Services</text:h>
      <text:p text:style-name="P166"><text:span text:style-name="T30">Services are another way that nodes can communicate with each other. Services allow nodes to send a </text:span><text:span text:style-name="Strong_20_Emphasis"><text:span text:style-name="T30">request</text:span></text:span><text:span text:style-name="T30"> and receive a </text:span><text:span text:style-name="Strong_20_Emphasis"><text:span text:style-name="T30">response</text:span></text:span><text:span text:style-name="T30">. </text:span></text:p>
      <text:p text:style-name="P147">Using ROSSERVICE</text:p>
      <text:p text:style-name="P127">rosservice list <text:s text:c="6"/>print information about active services</text:p>
      <text:p text:style-name="Preformatted_20_Text"><text:bookmark text:name="line-2-2"/>rosservice call <text:s text:c="8"/>call the service with the provided args</text:p>
      <text:p text:style-name="Preformatted_20_Text"><text:bookmark text:name="line-3-2"/>rosservice type <text:s text:c="8"/>print service type</text:p>
      <text:p text:style-name="Preformatted_20_Text"><text:bookmark text:name="line-4-2"/>rosservice find <text:s text:c="8"/>find services by service type</text:p>
      <text:p text:style-name="P1"><text:bookmark text:name="line-5-2"/>rosservice uri <text:s text:c="9"/>print service ROSRPC uri</text:p>
      <text:h text:style-name="P184" text:outline-level="3"><text:bookmark text:name="rosservice_list"/>rosservice list</text:h>
      <text:p text:style-name="P147">Run : “rosservice list”</text:p>
      <text:p text:style-name="P147">output:</text:p>
      <text:p text:style-name="P147">/clear</text:p>
      <text:p text:style-name="P147">/kill</text:p>
      <text:p text:style-name="P147">/reset</text:p>
      <text:p text:style-name="P147">/rosout/get_loggers</text:p>
      <text:p text:style-name="P147">/rosout/set_logger_level</text:p>
      <text:p text:style-name="P147">/spawn</text:p>
      <text:p text:style-name="P147">/teleop_turtle/get_loggers</text:p>
      <text:p text:style-name="P147">/teleop_turtle/set_logger_level</text:p>
      <text:p text:style-name="P147">/turtle1/set_pen</text:p>
      <text:p text:style-name="P147">/turtle1/teleport_absolute</text:p>
      <text:p text:style-name="P147">/turtle1/teleport_relative</text:p>
      <text:p text:style-name="P147">/turtlesim/get_loggers</text:p>
      <text:p text:style-name="P147">/turtlesim/set_logger_level</text:p>
      <text:p text:style-name="P147"/>
      <text:h text:style-name="P184" text:outline-level="3"><text:bookmark text:name="rosservice_type"/>rosservice type</text:h>
      <text:p text:style-name="P147">Format: rosservice type &lt;service&gt;</text:p>
      <text:p text:style-name="P147">example:</text:p>
      <text:p text:style-name="P147">run: “rosservice type /clear”</text:p>
      <text:p text:style-name="P147">output:</text:p>
      <text:p text:style-name="P147">std_srvs/Empty</text:p>
      <text:p text:style-name="P147"><text:soft-page-break/>This service is empty, this means when the service call is made it takes no arguments.</text:p>
      <text:h text:style-name="P184" text:outline-level="3"><text:bookmark text:name="rosservice_call"/>rosservice call</text:h>
      <text:p text:style-name="P148">Format: rosservice call &lt;service&gt; &lt;args&gt;.</text:p>
      <text:p text:style-name="P148">Example:</text:p>
      <text:p text:style-name="P148">run: “rosservice call /clear”</text:p>
      <text:p text:style-name="P148">output:</text:p>
      <text:p text:style-name="P148">it clears the turtleism background.</text:p>
      <text:p text:style-name="P148">Another example where arguments are taken:</text:p>
      <text:p text:style-name="P168"><text:span text:style-name="T31">run: “</text:span><text:span text:style-name="T30">rosservice type /spawn | rossrv show</text:span><text:span text:style-name="T31">”</text:span></text:p>
      <text:p text:style-name="P148">output:</text:p>
      <text:p text:style-name="P148">show</text:p>
      <text:p text:style-name="P148">float32 x</text:p>
      <text:p text:style-name="P148">float32 y</text:p>
      <text:p text:style-name="P148">float32 theta</text:p>
      <text:p text:style-name="P148">string name</text:p>
      <text:p text:style-name="P148">---</text:p>
      <text:p text:style-name="P148">string name</text:p>
      <text:p text:style-name="P148"/>
      <text:p text:style-name="P148">now add a new turtle to window</text:p>
      <text:p text:style-name="P168"><text:span text:style-name="T31">run: “</text:span><text:span text:style-name="T30">rosservice call /spawn 2 2 0.2 ""</text:span><text:span text:style-name="T31">”</text:span></text:p>
      <text:p text:style-name="P148">without giving a name it automatically takes a name.</text:p>
      <text:h text:style-name="P198" text:outline-level="2"><text:bookmark text:name="Using_rosparam"/>Using rosparam</text:h>
      <text:p text:style-name="P168"><text:span text:style-name="Teletype"><text:span text:style-name="T31">osparam</text:span></text:span><text:span text:style-name="T31"> allows you to store and manipulate data on the ROS </text:span><text:a xlink:type="simple" xlink:href="http://wiki.ros.org/Parameter%20Server" text:style-name="Internet_20_link" text:visited-style-name="Visited_20_Internet_20_Link"><text:span text:style-name="T31">Parameter Server</text:span></text:a><text:span text:style-name="T31">. The Parameter Server can store integers, floats, boolean, dictionaries, and lists. rosparam uses the YAML markup language for syntax. In simple cases, YAML looks very natural: </text:span><text:span text:style-name="Teletype"><text:span text:style-name="T31">1</text:span></text:span><text:span text:style-name="T31"> is an integer, </text:span><text:span text:style-name="Teletype"><text:span text:style-name="T31">1.0</text:span></text:span><text:span text:style-name="T31"> is a float, </text:span><text:span text:style-name="Teletype"><text:span text:style-name="T31">one</text:span></text:span><text:span text:style-name="T31"> is a string, </text:span><text:span text:style-name="Teletype"><text:span text:style-name="T31">true</text:span></text:span><text:span text:style-name="T31"> is a boolean, </text:span><text:span text:style-name="Teletype"><text:span text:style-name="T31">[1, 2, 3]</text:span></text:span><text:span text:style-name="T31"> is a list of integers, and </text:span><text:span text:style-name="Teletype"><text:span text:style-name="T31">{a: b, c: d}</text:span></text:span><text:span text:style-name="T31"> is a dictionary. </text:span><text:span text:style-name="Teletype"><text:span text:style-name="T31">rosparam</text:span></text:span><text:span text:style-name="T31"> has many commands that can be used on parameters, as shown below: </text:span><text:s/></text:p>
      <text:p text:style-name="P128">rosparam set <text:s text:c="11"/>set parameter</text:p>
      <text:p text:style-name="Preformatted_20_Text"><text:bookmark text:name="line-2-5"/>rosparam get <text:s text:c="11"/>get parameter</text:p>
      <text:p text:style-name="Preformatted_20_Text"><text:bookmark text:name="line-3-5"/>rosparam load <text:s text:c="10"/>load parameters from file</text:p>
      <text:p text:style-name="Preformatted_20_Text"><text:bookmark text:name="line-4-5"/>rosparam dump <text:s text:c="10"/>dump parameters to file</text:p>
      <text:p text:style-name="Preformatted_20_Text"><text:bookmark text:name="line-5-5"/>rosparam delete <text:s text:c="8"/>delete parameter</text:p>
      <text:p text:style-name="P1"><text:bookmark text:name="line-6-4"/>rosparam list <text:s text:c="10"/>list parameter names</text:p>
      <text:h text:style-name="P185" text:outline-level="3"><text:bookmark text:name="rosparam_list"/>rosparam list</text:h>
      <text:p text:style-name="P149">Run : “rosparm list”</text:p>
      <text:p text:style-name="P149">output:</text:p>
      <text:p text:style-name="P149"><text:soft-page-break/>/background_b</text:p>
      <text:p text:style-name="P149">/background_g</text:p>
      <text:p text:style-name="P149">/background_r</text:p>
      <text:p text:style-name="P149">/rosdistro</text:p>
      <text:p text:style-name="P149">/roslaunch/uris/host_gulshan_hp_pavilion_laptop_15_cs2xxx__33005</text:p>
      <text:p text:style-name="P149">/rosversion</text:p>
      <text:p text:style-name="P149">/run_id</text:p>
      <text:p text:style-name="P149"/>
      <text:p text:style-name="P149">here we can see that turtlseim has three three parameters on parm server for colour.</text:p>
      <text:h text:style-name="P186" text:outline-level="3"><text:bookmark text:name="rosparam_set_and_rosparam_get"/>rosparam set and rosparam get</text:h>
      <text:p text:style-name="P169"><text:span text:style-name="T32">Format: <text:s text:c="3"/></text:span><text:span text:style-name="T30">rosparam set </text:span><text:span text:style-name="T32">&lt;</text:span><text:span text:style-name="T30">param_name</text:span><text:span text:style-name="T32">&gt;</text:span></text:p>
      <text:p text:style-name="P1"><text:bookmark text:name="line-2-7"/><text:s text:c="8"/>rosparam get <text:span text:style-name="T53">&lt;</text:span>param_name<text:span text:style-name="T53">&gt;</text:span></text:p>
      <text:p text:style-name="P4">we can change background colour.</text:p>
      <text:p text:style-name="P4">Example:</text:p>
      <text:p text:style-name="P5"><text:span text:style-name="T53">run: “</text:span>rosparam set /background_r 150”</text:p>
      <text:p text:style-name="P5"><text:span text:style-name="T31">a</text:span><text:span text:style-name="T32">nd “</text:span><text:span text:style-name="T30">rosservice call /clear</text:span><text:span text:style-name="T32">”</text:span></text:p>
      <text:p text:style-name="P7">we can observe that colour has been changed.</text:p>
      <text:p text:style-name="P7">For looking at the values of other parameters on the param server.</text:p>
      <text:p text:style-name="P5"><text:span text:style-name="T32">Run: “</text:span><text:span text:style-name="T30">rosparam get /background_g</text:span><text:span text:style-name="T32">”</text:span></text:p>
      <text:p text:style-name="P4"><text:span text:style-name="T30">output: </text:span><text:span text:style-name="T33">86</text:span></text:p>
      <text:p text:style-name="P4"><text:span text:style-name="T33">We can also use </text:span><text:span text:style-name="Teletype"><text:span text:style-name="T33">rosparam get /</text:span></text:span><text:span text:style-name="T33"> to show us the contents of the entire Parameter Server. </text:span></text:p>
      <text:p text:style-name="P8">Run: “rosparam get /”</text:p>
      <text:p text:style-name="P8">output:</text:p>
      <text:p text:style-name="P8">background_b: 255</text:p>
      <text:p text:style-name="P8">background_g: 86</text:p>
      <text:p text:style-name="P8">background_r: 150</text:p>
      <text:p text:style-name="P8">rosdistro: 'melodic</text:p>
      <text:p text:style-name="P8"/>
      <text:p text:style-name="P8"><text:s text:c="2"/>'</text:p>
      <text:p text:style-name="P8"><text:soft-page-break/>roslaunch:</text:p>
      <text:p text:style-name="P8"><text:s text:c="2"/>uris: {host_gulshan_hp_pavilion_laptop_15_cs2xxx__33005: 'http://gulshan-HP-Pavilion-Laptop-15-cs2xxx:33005/'}</text:p>
      <text:p text:style-name="P8">rosversion: '1.14.3</text:p>
      <text:p text:style-name="P8"/>
      <text:p text:style-name="P8"><text:s text:c="2"/>'</text:p>
      <text:p text:style-name="P8">run_id: 9b857f88-616b-11ea-b526-5c879cb35821</text:p>
      <text:h text:style-name="P67" text:outline-level="3"><text:bookmark text:name="rosparam_dump_and_rosparam_load"/>rosparam dump and rosparam load</text:h>
      <text:p text:style-name="P6"><text:span text:style-name="T33">Format: </text:span><text:span text:style-name="T30">rosparam dump </text:span><text:span text:style-name="T33">&lt;</text:span><text:span text:style-name="T30">file_name</text:span><text:span text:style-name="T33">&gt;</text:span><text:span text:style-name="T30"> </text:span><text:span text:style-name="T33">&lt;</text:span><text:span text:style-name="T30">namespace</text:span><text:span text:style-name="T33">&gt;</text:span></text:p>
      <text:p text:style-name="P1"><text:bookmark text:name="line-2-9"/><text:s text:c="9"/>rosparam load <text:span text:style-name="T54">&lt;</text:span>file_name<text:span text:style-name="T54">&gt;</text:span> <text:span text:style-name="T54">&lt;</text:span>namespace<text:span text:style-name="T54">&gt;</text:span></text:p>
      <text:p text:style-name="P6"><text:span text:style-name="T33">run : “</text:span><text:bookmark text:name="line-1-25"/><text:span text:style-name="T30">rosparam dump params.yaml</text:span><text:span text:style-name="T33">”</text:span></text:p>
      <text:p text:style-name="P6"><text:span text:style-name="T33">we can even load these yaml files into new namespaces, e.g. </text:span><text:span text:style-name="Teletype"><text:span text:style-name="T33">copy</text:span></text:span><text:span text:style-name="T33">: </text:span></text:p>
      <text:p text:style-name="P6"><text:span text:style-name="T33">run:”</text:span><text:bookmark text:name="line-1-26"/><text:span text:style-name="T30">rosparam load params.yaml copy</text:span><text:span text:style-name="T33">”</text:span></text:p>
      <text:p text:style-name="P6"><text:span text:style-name="T33">and: “</text:span><text:bookmark text:name="line-2-10"/><text:span text:style-name="T30">rosparam get /copy/background_b</text:span><text:span text:style-name="T33">”</text:span></text:p>
      <text:p text:style-name="P8">output:</text:p>
      <text:p text:style-name="P8">25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UTORIAL 8</text:p>
      <text:h text:style-name="P72" text:outline-level="1"><text:bookmark text:name="Using_rqt_console_and_roslaunch"/>Using rqt_console and roslaunch</text:h>
      <text:h text:style-name="P58" text:outline-level="2"><text:bookmark text:name="Using_rqt_console_and_rqt_logger_level"/>Using rqt_console and rqt_logger_level</text:h>
      <text:p text:style-name="P20"><text:span text:style-name="Teletype"><text:span text:style-name="T28">rqt_console</text:span></text:span><text:span text:style-name="T28"> attaches to ROS's logging framework to display output from nodes. </text:span><text:span text:style-name="Teletype"><text:span text:style-name="T28">rqt_logger_level</text:span></text:span><text:span text:style-name="T28"> allows us to change the verbosity level (DEBUG, WARN, INFO, and ERROR) of nodes as they run. </text:span></text:p>
      <text:p text:style-name="P21"><text:span text:style-name="T34">Run: “</text:span><text:span text:style-name="T28">rosrun rqt_console rqt_console</text:span><text:span text:style-name="T34">”</text:span></text:p>
      <text:p text:style-name="P22"><text:span text:style-name="T34">and: “</text:span><text:span text:style-name="T30">rosrun rqt_logger_level rqt_logger_level</text:span><text:span text:style-name="T34">”</text:span></text:p>
      <text:p text:style-name="P23"><text:span text:style-name="T34">o</text:span><text:span text:style-name="T30">utput:</text:span></text:p>
      <text:p text:style-name="P30">we see two windows.</text:p>
      <text:p text:style-name="P22"><text:span text:style-name="T35">Now run: “</text:span><text:span text:style-name="T30">rostopic pub /turtle1/cmd_vel geometry_msgs/Twist -r 1 -- '{linear: {x: 2.0, y: 0.0, z: 0.0}, angular: {x: 0.0,y: 0.0,z: 0.0}}'</text:span><text:span text:style-name="T35">”</text:span></text:p>
      <text:p text:style-name="P30">output:</text:p>
      <text:p text:style-name="P30">there is something written on window.</text:p>
      <text:p text:style-name="P30"/>
      <text:h text:style-name="P68" text:outline-level="3"><text:bookmark text:name="Using_roslaunch"/>Using roslaunch</text:h>
      <text:p text:style-name="P30">It starts node as defined in launch file.</text:p>
      <text:p text:style-name="P30">Format: “roslaunch &lt;package&gt; &lt;filename.launch&gt;”</text:p>
      <text:p text:style-name="P31">first we go the beginers_tutorial package.</text:p>
      <text:p text:style-name="P24"><text:span text:style-name="T36">Run: “</text:span><text:span text:style-name="T30">roscd beginner_tutorials</text:span><text:span text:style-name="T36">”</text:span></text:p>
      <text:p text:style-name="P31"/>
      <text:p text:style-name="P31"/>
      <text:p text:style-name="P31"/>
      <text:p text:style-name="P31"/>
      <text:p text:style-name="P31"/>
      <text:p text:style-name="P31"/>
      <text:p text:style-name="P31"/>
      <text:p text:style-name="P17"><text:soft-page-break/><text:span text:style-name="T8">R</text:span><text:span text:style-name="T3">OS TUTORIAL 9</text:span></text:p>
      <text:h text:style-name="P73" text:outline-level="1"><text:bookmark text:name="Using_rosed_to_edit_files_in_ROS"/>Using rosed to edit files in ROS</text:h>
      <text:p text:style-name="P17"><text:span text:style-name="Teletype"><text:span text:style-name="T30">rosed</text:span></text:span><text:span text:style-name="T30"> is part of the </text:span><text:span text:style-name="T37">rosbash</text:span><text:span text:style-name="T30"> suite. It allows you to directly edit a file within a package by using the package name rather than having to type the entire path to the package. </text:span></text:p>
      <text:p text:style-name="P32">Format: rosed &lt;package_name&gt; &lt;filename&gt;</text:p>
      <text:p text:style-name="P32">example:</text:p>
      <text:p text:style-name="P25"><text:span text:style-name="T37">run: “</text:span><text:span text:style-name="T3">rosed roscpp Logger.msg</text:span><text:span text:style-name="T37">”</text:span></text:p>
      <text:p text:style-name="P32">output:</text:p>
      <text:p text:style-name="P32">Command 'vim' not found, but can be installed with:</text:p>
      <text:p text:style-name="P32"/>
      <text:p text:style-name="P32">sudo apt install vim <text:s text:c="6"/></text:p>
      <text:p text:style-name="P32">sudo apt install vim-gtk3 <text:s/></text:p>
      <text:p text:style-name="P32">sudo apt install vim-tiny <text:s/></text:p>
      <text:p text:style-name="P32">sudo apt install neovim <text:s text:c="3"/></text:p>
      <text:p text:style-name="P32">sudo apt install vim-athena</text:p>
      <text:p text:style-name="P32">sudo apt install vim-gtk <text:s text:c="2"/></text:p>
      <text:p text:style-name="P32">sudo apt install vim-nox <text:s text:c="2"/></text:p>
      <text:h text:style-name="P60" text:outline-level="2"><text:bookmark text:name="Using_rosed_with_tab_completion"/>Using rosed with tab completion</text:h>
      <text:p text:style-name="P26"><text:span text:style-name="T30">This way </text:span><text:span text:style-name="T38">we</text:span><text:span text:style-name="T30"> can easily see and optionally edit all files from a package without knowing its exact name. </text:span></text:p>
      <text:p text:style-name="P27"><text:span text:style-name="T30">Format: rosed &lt;package_</text:span><text:span text:style-name="T38">name</text:span><text:span text:style-name="T30">&gt; </text:span><text:span text:style-name="T38">&lt;tab&gt;&lt;tab&gt;</text:span></text:p>
      <text:p text:style-name="P33">example: rosed roscpp &lt;tab&gt;&lt;tab&gt;</text:p>
      <text:p text:style-name="P33">output:</text:p>
      <text:p text:style-name="P33">Empty.srv <text:s text:c="18"/>roscpp.cmake</text:p>
      <text:p text:style-name="P33">genmsg_cpp.py <text:s text:c="14"/>roscppConfig.cmake</text:p>
      <text:p text:style-name="P33">gensrv_cpp.py <text:s text:c="14"/>roscppConfig-version.cmake</text:p>
      <text:p text:style-name="P33">GetLoggers.srv <text:s text:c="13"/>roscpp-msg-extras.cmake</text:p>
      <text:p text:style-name="P33"><text:soft-page-break/>Logger.msg <text:s text:c="17"/>roscpp-msg-paths.cmake</text:p>
      <text:p text:style-name="P33">msg_gen.py <text:s text:c="17"/>SetLoggerLevel.srv</text:p>
      <text:p text:style-name="P33">package.xml <text:s text:c="16"/></text:p>
      <text:p text:style-name="P33"/>
      <text:h text:style-name="P61" text:outline-level="2"><text:bookmark text:name="Editor"/>Editor</text:h>
      <text:p text:style-name="P28"><text:span text:style-name="T39">T</text:span><text:span text:style-name="T30">he default editor for rosed is </text:span><text:span text:style-name="Teletype"><text:span text:style-name="T30">vim</text:span></text:span><text:span text:style-name="T30">.</text:span></text:p>
      <text:p text:style-name="P29"><text:span text:style-name="T39">Run: “</text:span><text:span text:style-name="T30">export EDITOR='nano -w'</text:span><text:span text:style-name="T39">”</text:span></text:p>
      <text:p text:style-name="P34">in a new terminal run these command to see if EDITOR is defined.</text:p>
      <text:p text:style-name="P29"><text:span text:style-name="T39">Run: “</text:span><text:span text:style-name="T30"> echo $EDITOR</text:span><text:span text:style-name="T39">”</text:span></text:p>
      <text:p text:style-name="P34">output:</text:p>
      <text:p text:style-name="P34">nano -w</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text:soft-page-break/>TUTORIAL 10</text:p>
      <text:h text:style-name="P74" text:outline-level="1"><text:bookmark text:name="Creating_a_ROS_msg_and_srv"/>Creating a ROS msg and srv</text:h>
      <text:h text:style-name="P62" text:outline-level="2"><text:bookmark text:name="Introduction_to_msg_and_srv"/>Introduction to msg and srv</text:h>
      <text:p text:style-name="P29"><text:span text:style-name="T39">Msg: msg files are simple text files that describes the fields of a ROS messages.</text:span><text:span text:style-name="T9">They are used to generate source code for messages in different languages. </text:span></text:p>
      <text:p text:style-name="P34">Srv: srv file describes a service. It is composed of two parts: a request and a response. </text:p>
      <text:p text:style-name="P34">msg files are stored in the <text:span text:style-name="Teletype">msg</text:span> directory of a package, and srv files are stored in the <text:span text:style-name="Teletype">srv</text:span> directory. <text:bookmark text:name="line-31"/><text:bookmark text:name="line-32"/></text:p>
      <text:h text:style-name="P62" text:outline-level="2"><text:bookmark text:name="Using_msg"/>Using msg</text:h>
      <text:p text:style-name="P34"/>
      <text:p text:style-name="P34"/>
      <text:p text:style-name="P34"/>
      <text:p text:style-name="P34"/>
      <text:p text:style-name="P34"/>
      <text:p text:style-name="P34"/>
      <text:p text:style-name="P34"/>
      <text:p text:style-name="P34"/>
      <text:p text:style-name="P34"/>
      <text:p text:style-name="P34"/>
      <text:h text:style-name="P62" text:outline-level="2"><text:bookmark text:name="Using_rosmsg"/>Using rosmsg</text:h>
      <text:p text:style-name="P35">Format: “rosmsg show &lt;message type&gt;”</text:p>
      <text:p text:style-name="P35">example:</text:p>
      <text:p text:style-name="P42"><text:span text:style-name="T40">run: “</text:span>rosmsg show beginner_tutorials/Num”</text:p>
      <text:p text:style-name="P43">output:</text:p>
      <text:p text:style-name="P43">int64 num</text:p>
      <text:p text:style-name="P43">the previous example message type consists of two parts:</text:p>
      <text:p text:style-name="P34"><text:span text:style-name="Teletype">beginner_tutorials</text:span> -- the package where the message is defined <text:bookmark text:name="line-199"/></text:p>
      <text:list xml:id="list3151295371" text:style-name="L7">
        <text:list-item>
          <text:p text:style-name="P212"><text:soft-page-break/><text:span text:style-name="Teletype">Num</text:span> -- The name of the msg <text:span text:style-name="Teletype">Num</text:span>. </text:p>
        </text:list-item>
      </text:list>
      <text:p text:style-name="P35">To see in which package a msg is in .</text:p>
      <text:p text:style-name="P35">Run: “rosmsg show Num”</text:p>
      <text:p text:style-name="P35">output:</text:p>
      <text:p text:style-name="P35">[beginner_tutorials/Num]:</text:p>
      <text:p text:style-name="P35">int64 num</text:p>
      <text:p text:style-name="P35"/>
      <text:h text:style-name="P63" text:outline-level="2"><text:bookmark text:name="Using_srv"/>Using srv</text:h>
      <text:h text:style-name="P69" text:outline-level="3"><text:bookmark text:name="Creating_a_srv"/>Creating a srv</text:h>
      <text:p text:style-name="P36">Run: roscd beginner_tutorials</text:p>
      <text:p text:style-name="P36">and : “mkdir srv”</text:p>
      <text:p text:style-name="P36">we can copy an existing srv from existing one instead of creating a new one:</text:p>
      <text:p text:style-name="P36">format: “roscp &lt;package_name&gt;&lt;file_to_copy_path&gt;&lt;copy_path&gt;”</text:p>
      <text:p text:style-name="P36">examle:</text:p>
      <text:p text:style-name="P44"><text:span text:style-name="T41">run: “</text:span>roscp rospy_tutorials AddTwoInts.srv srv/AddTwoInts.srv”</text:p>
      <text:p text:style-name="P44"/>
      <text:h text:style-name="P71" text:outline-level="3"><text:bookmark text:name="Using_rossrv"/>Using rossrv</text:h>
      <text:p text:style-name="P45">Let's make sure that ROS can see it using the <text:span text:style-name="Teletype">rossrv show</text:span> command.</text:p>
      <text:p text:style-name="P46">Format: “rossrv show&lt;&gt;service type&gt;”</text:p>
      <text:p text:style-name="P45"><text:span text:style-name="T55">example: “</text:span>rossrv show beginner_tutorials/AddTwoInts”</text:p>
      <text:p text:style-name="P46">output:</text:p>
      <text:p text:style-name="P46">int64 a</text:p>
      <text:p text:style-name="P46">int64 b</text:p>
      <text:p text:style-name="P46">---</text:p>
      <text:p text:style-name="P46">int64 sum</text:p>
      <text:p text:style-name="P48"><text:soft-page-break/><text:span text:style-name="T56">again run: “</text:span>rossrv show AddTwoInts”</text:p>
      <text:p text:style-name="P47">output:</text:p>
      <text:p text:style-name="P48">[beginner_tutorials/AddTwoInts]:</text:p>
      <text:p text:style-name="P48">int64 a</text:p>
      <text:p text:style-name="P48">int64 b</text:p>
      <text:p text:style-name="P48">---</text:p>
      <text:p text:style-name="P48">int64 sum</text:p>
      <text:p text:style-name="P48"/>
      <text:p text:style-name="P48">[rospy_tutorials/AddTwoInts]:</text:p>
      <text:p text:style-name="P48">int64 a</text:p>
      <text:p text:style-name="P48">int64 b</text:p>
      <text:p text:style-name="P48">---</text:p>
      <text:p text:style-name="P48">int64 sum</text:p>
      <text:p text:style-name="P48"/>
      <text:h text:style-name="P64" text:outline-level="2"><text:bookmark text:name="Common_step_for_msg_and_srv"/>Common step for msg and srv</text:h>
      <text:p text:style-name="P48">Now that we have made some new messages we need to make our package again: <text:bookmark text:name="line-19-3"/><text:bookmark text:name="line-20-3"/></text:p>
      <text:p text:style-name="P49">run:</text:p>
      <text:p text:style-name="P10">$ roscd beginner_tutorials</text:p>
      <text:p text:style-name="Preformatted_20_Text"><text:bookmark text:name="line-3-26"/>$ cd ../..</text:p>
      <text:p text:style-name="Preformatted_20_Text"><text:bookmark text:name="line-4-24"/>$ catkin_make install</text:p>
      <text:p text:style-name="P1"><text:bookmark text:name="line-5-11"/>$ cd -</text:p>
      <text:h text:style-name="P57" text:outline-level="2"><text:bookmark text:name="Getting_Help"/>Getting Help</text:h>
      <text:p text:style-name="P50"><text:span text:style-name="T57">To see </text:span>what arguments each command requires.</text:p>
      <text:p text:style-name="P49">Run: “rosmsg -h”</text:p>
      <text:p text:style-name="P49">output:</text:p>
      <text:p text:style-name="P49">these are list of rosmsg sub commands.</text:p>
      <text:p text:style-name="P50"><text:soft-page-break/>rosmsg is a command-line tool for displaying information about ROS Message types.</text:p>
      <text:p text:style-name="P50"/>
      <text:p text:style-name="P50">Commands:</text:p>
      <text:p text:style-name="P50"><text:tab/>rosmsg show<text:tab/>Show message description</text:p>
      <text:p text:style-name="P50"><text:tab/>rosmsg info<text:tab/>Alias for rosmsg show</text:p>
      <text:p text:style-name="P50"><text:tab/>rosmsg list<text:tab/>List all messages</text:p>
      <text:p text:style-name="P50"><text:tab/>rosmsg md5<text:tab/>Display message md5sum</text:p>
      <text:p text:style-name="P50"><text:tab/>rosmsg package<text:tab/>List messages in a package</text:p>
      <text:p text:style-name="P50"><text:tab/>rosmsg packages<text:tab/>List packages that contain messages</text:p>
      <text:p text:style-name="P50"/>
      <text:p text:style-name="P50">Type rosmsg &lt;command&gt; -h for more detailed usag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8"><text:soft-page-break/>TUTORIAL 11</text:p>
      <text:h text:style-name="P76" text:outline-level="1"><text:bookmark text:name="Writing_a_Simple_Publisher_and_Subscriber_.28C.2B-.2B-.29"/>Writing a Simple Publisher and Subscriber (C++)</text:h>
      <text:p text:style-name="P78"><text:bookmark text:name="line-10-1"/>This tutorial covers how to write a publisher and subscriber node in C++.</text:p>
      <text:h text:style-name="P59" text:outline-level="2"><text:bookmark text:name="roscpp_tutorials.2BAC8-Tutorials.2BAC8-WritingPublisherSubscriber.Writing_the_Publisher_Node"/>Writing the Publisher Node</text:h>
      <text:p text:style-name="P39">"Node" is the ROS term for an executable that is connected to the ROS network.Here we'll create a publisher ("talker") node which will continually broadcast a message. </text:p>
      <text:h text:style-name="P70" text:outline-level="3"><text:bookmark text:name="roscpp_tutorials.2BAC8-Tutorials.2BAC8-WritingPublisherSubscriber.The_Code"/>Code</text:h>
      <text:p text:style-name="P40">Run: “mkdir -p src”</text:p>
      <text:p text:style-name="P51"><text:span text:style-name="T46">now c</text:span>reate the src/talker.cpp file within the beginner_tutorials package and paste the <text:span text:style-name="T58">given code</text:span></text:p>
      <text:h text:style-name="P65" text:outline-level="2"><text:bookmark text:name="roscpp_tutorials.2BAC8-Tutorials.2BAC8-WritingPublisherSubscriber.Writing_the_Subscriber_Node"/>Writing the Subscriber Node</text:h>
      <text:p text:style-name="P51">Create the <text:span text:style-name="Teletype">src/listener.cpp</text:span> file within the <text:span text:style-name="Teletype">beginner_tutorials</text:span> package and paste the <text:span text:style-name="T58">given code.</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9"><text:soft-page-break/>TUTORIAL 13</text:p>
      <text:h text:style-name="P77" text:outline-level="1"><text:bookmark text:name="Examining_the_Simple_Publisher_and_Subscriber"/>Examining the Simple Publisher and Subscriber</text:h>
      <text:p text:style-name="P41">Code doesn’t run. It shows error</text:p>
      <text:p text:style-name="P19"/>
      <text:p text:style-name="P19"/>
      <text:p text:style-name="P52"/>
      <text:p text:style-name="P40"/>
      <text:p text:style-name="P39"/>
      <text:p text:style-name="P18"/>
      <text:p text:style-name="P1"/>
      <text:p text:style-name="P49"/>
      <text:p text:style-name="P48"/>
      <text:p text:style-name="P48"/>
      <text:p text:style-name="P45"><text:s/></text:p>
      <text:p text:style-name="P44"/>
      <text:p text:style-name="P44"/>
      <text:p text:style-name="P35"/>
      <text:p text:style-name="P34"/>
      <text:p text:style-name="P34"/>
      <text:p text:style-name="P14"/>
      <text:p text:style-name="P37"/>
      <text:p text:style-name="P33"/>
      <text:p text:style-name="P32"/>
      <text:p text:style-name="P15"/>
      <text:p text:style-name="P16"><text:soft-page-break/>TUTORIAL 14</text:p>
      <text:h text:style-name="P75" text:outline-level="1"><text:bookmark text:name="Writing_a_Simple_Service_and_Client_.28C.2B-.2B-.29"/>Writing a Simple Service and Client (C++)</text:h>
      <text:p text:style-name="P38">Change directory to begineer_tutorials</text:p>
      <text:p text:style-name="P53"><text:span text:style-name="T45">make a file named “</text:span>src/add_two_ints_server.cpp”</text:p>
      <text:p text:style-name="P54">and paste the given code.</text:p>
      <text:p text:style-name="P53"><text:span text:style-name="T59">Similarly create another file named “</text:span>src/add_two_ints_<text:span text:style-name="T59">client</text:span>.cpp<text:span text:style-name="T59">”</text:span></text:p>
      <text:p text:style-name="P54">and paste the respective code ther</text:p>
      <text:h text:style-name="P66" text:outline-level="2"><text:bookmark text:name="roscpp_tutorials.2BAC8-Tutorials.2BAC8-WritingServiceClient.Building_your_nodes-1"/>Building your nodes</text:h>
      <text:p text:style-name="P55">Open the Cmakelists.txt</text:p>
      <text:p text:style-name="P55">and add the given code at the end .</text:p>
      <text:p text:style-name="P55">NOW RUN THE CODES</text:p>
      <text:p text:style-name="P55">open a new terminal</text:p>
      <text:p text:style-name="P55">run: “roscore”</text:p>
      <text:p text:style-name="P56"><text:span text:style-name="T60">run: “</text:span><text:bookmark text:name="roscpp_tutorials.2BAC8-Tutorials.2BAC8-WritingServiceClient.line-1-41"/>rosrun beginner_tutorials add_two_ints_server”</text:p>
      <text:p text:style-name="P55">expected output: redy to add two intts.</text:p>
      <text:p text:style-name="P55">Output: “error”</text:p>
      <text:p text:style-name="P55">similar thing happen with client.</text:p>
      <text:p text:style-name="P55"/>
      <text:p text:style-name="P55"/>
      <text:p text:style-name="P55"><text:s/></text:p>
      <text:p text:style-name="P16"/>
      <text:p text:style-name="P13"/>
      <text:p text:style-name="P9"/>
      <text:p text:style-name="P7"><text:s/></text:p>
      <text:p text:style-name="P174"><text:soft-page-break/>recording and playing back data</text:p>
      <text:p text:style-name="P173">This tutorial teaches us how to record data from a running ROS system into a .bag file, and then to play back the data to produce similar behavior in a running system.</text:p>
      <text:h text:style-name="P198" text:outline-level="2"><text:bookmark text:name="rosbag.2BAC8-Tutorials.2BAC8-Recording_and_playing_back_data.Recording_data_.28creating_a_bag_file.29"/>Recording data (creating a bag file)</text:h>
      <text:p text:style-name="P151">Here we know how to record topic data from a running ROS system. The topic data will be accumulated in .bag file.</text:p>
      <text:p text:style-name="P151">In a new terminal:</text:p>
      <text:p text:style-name="P151">run: roscore</text:p>
      <text:p text:style-name="P151">new terminal:</text:p>
      <text:p text:style-name="P151">run: “rosrun turtlesium turtlesium_node”</text:p>
      <text:p text:style-name="P151">new terminal</text:p>
      <text:p text:style-name="P151">run : “rosrun turtlesium turtlr_teleop_key”</text:p>
      <text:p text:style-name="P152">output:</text:p>
      <text:p text:style-name="P129">Reading from keyboard</text:p>
      <text:p text:style-name="Preformatted_20_Text"><text:bookmark text:name="rosbag.2BAC8-Tutorials.2BAC8-Recording_and_playing_back_data.line-2-1"/>---------------------------</text:p>
      <text:p text:style-name="P1"><text:bookmark text:name="rosbag.2BAC8-Tutorials.2BAC8-Recording_and_playing_back_data.line-3-1"/>Use arrow keys to move the turtle.</text:p>
      <text:p text:style-name="P152"/>
      <text:p text:style-name="P147">This will start two nodes - the turtlesim visualizer and a node that allows for the keyboard control of turtlesim using the arrows keys on the keyboard. </text:p>
      <text:h text:style-name="P184" text:outline-level="3"><text:bookmark text:name="rosbag.2BAC8-Tutorials.2BAC8-Recording_and_playing_back_data.Recording_all_published_topics"/>Recording all published topics</text:h>
      <text:p text:style-name="P152">To <text:s/>see all topics that are currently being oublished in running system </text:p>
      <text:p text:style-name="P152">run: “rostopic list -v”</text:p>
      <text:p text:style-name="P152">output:</text:p>
      <text:p text:style-name="P136">Published topics:</text:p>
      <text:p text:style-name="P136"><text:s/>* /turtle1/color_sensor [turtlesim/Color] 1 publisher</text:p>
      <text:p text:style-name="P136"><text:s/>* /turtle1/cmd_vel [geometry_msgs/Twist] 1 publisher</text:p>
      <text:p text:style-name="P136"><text:s/>* /rosout [rosgraph_msgs/Log] 2 publishers</text:p>
      <text:p text:style-name="P136"><text:s/>* /rosout_agg [rosgraph_msgs/Log] 1 publisher</text:p>
      <text:p text:style-name="P136"><text:s/>* /turtle1/pose [turtlesim/Pose] 1 publisher</text:p>
      <text:p text:style-name="P136"/>
      <text:p text:style-name="P136">Subscribed topics:</text:p>
      <text:p text:style-name="P136"><text:s/>* /turtle1/cmd_vel [geometry_msgs/Twist] 1 subscriber</text:p>
      <text:p text:style-name="P136"><text:s/>* /rosout [rosgraph_msgs/Log] 1 subscriber</text:p>
      <text:p text:style-name="P136"/>
      <text:p text:style-name="P152">for recording the published data</text:p>
      <text:p text:style-name="P152">run <text:s/>these commands:</text:p>
      <text:p text:style-name="P129">mkdir ~/bagfiles</text:p>
      <text:p text:style-name="Preformatted_20_Text"><text:bookmark text:name="rosbag.2BAC8-Tutorials.2BAC8-Recording_and_playing_back_data.line-2-3"/>cd ~/bagfiles</text:p>
      <text:p text:style-name="P1"><text:bookmark text:name="rosbag.2BAC8-Tutorials.2BAC8-Recording_and_playing_back_data.line-3-3"/>rosbag record -a</text:p>
      <text:p text:style-name="P12">output:</text:p>
      <text:p text:style-name="P12"><text:soft-page-break/>[ INFO] [1583777971.888467226]: Recording to 2020-03-09-23-49-31.bag.</text:p>
      <text:p text:style-name="P12">[ INFO] [1583777971.889248693]: Subscribing to /turtle1/color_sensor</text:p>
      <text:p text:style-name="P12">[ INFO] [1583777971.890884337]: Subscribing to /turtle1/cmd_vel</text:p>
      <text:p text:style-name="P12">[ INFO] [1583777971.892328063]: Subscribing to /rosout</text:p>
      <text:p text:style-name="P12">[ INFO] [1583777971.893697409]: Subscribing to /rosout_agg</text:p>
      <text:p text:style-name="P12">[ INFO] [1583777971.895390430]: Subscribing to /turtle1/pose</text:p>
      <text:p text:style-name="P12"/>
      <text:p text:style-name="P1"/>
      <text:p text:style-name="P11">here a temperory directory is been created to record data and then run the rosbag record.</text:p>
      <text:p text:style-name="P152">Now move to the window of arrow moving to move the turtle foe some time.</text:p>
      <text:p text:style-name="P175"><text:span text:style-name="T42">Now we</text:span> <text:span text:style-name="T61">w</text:span>ould see a file with a name that begins with the year, date, and time and the suffix .bag. This is the bag file that contains all topics published by any node in the time that <text:span text:style-name="Strong_20_Emphasis">rosbag record</text:span> was running. </text:p>
      <text:h text:style-name="P199" text:outline-level="2"><text:bookmark text:name="rosbag.2BAC8-Tutorials.2BAC8-Recording_and_playing_back_data.Examining_and_playing_the_bag_file"/>Examining and playing the bag file</text:h>
      <text:p text:style-name="P153">This can be done by two commands </text:p>
      <text:p text:style-name="P153">rosbag info</text:p>
      <text:p text:style-name="P153">rosbag play</text:p>
      <text:p text:style-name="P176"><text:span text:style-name="T43">run: “</text:span><text:bookmark text:name="rosbag.2BAC8-Tutorials.2BAC8-Recording_and_playing_back_data.line-1-8"/>rosbag info &lt;your bagfile&gt;”</text:p>
      <text:p text:style-name="P177">output:</text:p>
      <text:p text:style-name="P177">path: <text:s text:c="7"/>2020-03-09-22-52-50.bag</text:p>
      <text:p text:style-name="P177">version: <text:s text:c="4"/>2.0</text:p>
      <text:p text:style-name="P177">duration: <text:s text:c="3"/>59.7s</text:p>
      <text:p text:style-name="P177">start: <text:s text:c="6"/>Mar 09 2020 22:52:50.46 (1583774570.46)</text:p>
      <text:p text:style-name="P177">end: <text:s text:c="8"/>Mar 09 2020 22:53:50.14 (1583774630.14)</text:p>
      <text:p text:style-name="P177">size: <text:s text:c="7"/>515.9 KB</text:p>
      <text:p text:style-name="P177">messages: <text:s text:c="3"/>7434</text:p>
      <text:p text:style-name="P177">compression: none [1/1 chunks]</text:p>
      <text:p text:style-name="P177">types: <text:s text:c="6"/>rosgraph_msgs/Log [acffd30cd6b6de30f120938c17c593fb]</text:p>
      <text:p text:style-name="P177"><text:s text:c="13"/>turtlesim/Color <text:s text:c="2"/>[353891e354491c51aabe32df673fb446]</text:p>
      <text:p text:style-name="P177"><text:s text:c="13"/>turtlesim/Pose <text:s text:c="3"/>[863b248d5016ca62ea2e895ae5265cf9]</text:p>
      <text:p text:style-name="P177">topics: <text:s text:c="5"/>/rosout <text:s text:c="19"/>4 msgs <text:s text:c="3"/>: rosgraph_msgs/Log (2 connections)</text:p>
      <text:p text:style-name="P177"><text:soft-page-break/><text:s text:c="13"/>/turtle1/color_sensor <text:s text:c="2"/>3715 msgs <text:s text:c="3"/>: turtlesim/Color <text:s/></text:p>
      <text:p text:style-name="P177"><text:s text:c="13"/>/turtle1/pose <text:s text:c="10"/>3715 msgs <text:s text:c="3"/>: turtlesim/Pose</text:p>
      <text:p text:style-name="P177"/>
      <text:p text:style-name="P178">similarly run: “rosbag play 2020-03-09-22-52-50.bag”</text:p>
      <text:p text:style-name="P178">output:</text:p>
      <text:p text:style-name="P178">[ INFO] [1583778323.015633699]: Opening 2020-03-09-22-52-50.bag</text:p>
      <text:p text:style-name="P178"/>
      <text:p text:style-name="P178">Waiting 0.2 seconds after advertising topics... done.</text:p>
      <text:p text:style-name="P178"/>
      <text:p text:style-name="P178">Hit space to toggle paused, or 's' to step.</text:p>
      <text:p text:style-name="P178"><text:s/>[RUNNING] <text:s/>Bag Time: 1583774570.460140 <text:s text:c="2"/>Duration: 0.000000 / 59.680477 <text:s text:c="8"/>[RUNNING] <text:s/>Bag Time: 1583774570.460946 <text:s text:c="2"/>Duration: 0.000806 / 59.680477 <text:s text:c="8"/>[RUNNING] <text:s/>Bag Time: 1583774570.561135 <text:s text:c="2"/>Duration: 0.100995 / 59.680477 <text:s text:c="8"/>[RUNNING] <text:s/>Bag Time: 1583774570.661330 <text:s text:c="2"/>Duration: 0.201189 / 59.680477 <text:s text:c="8"/>[RUNNING] <text:s/>Bag Time: 1583774570.701551 <text:s text:c="2"/>Duration: 0.241411 / 59.680477 <text:s text:c="8"/>[RUNNING] <text:s/>Bag Time: 1583774570.716437 <text:s text:c="2"/>Duration: 0.256297 / 59.680477 <text:s text:c="8"/>[RUNNING] <text:s/>Bag Time: 1583774570.732735 <text:s text:c="2"/>Duration: 0.272595 / 59.680477 <text:s text:c="8"/>[RUNNING] <text:s/>Bag Time: 1583774570.748917 <text:s text:c="2"/>Duration: 0.288777 / 59.680477 <text:s text:c="8"/>[RUNNING] <text:s/>Bag Time: 1583774570.765165 <text:s text:c="2"/>Duration: 0.305025 / 59.680477 <text:s text:c="8"/>[RUNNING] <text:s/>Bag Time: 1583774570.780307 <text:s text:c="2"/>Duration: 0.320166 / 59.680477 <text:s text:c="8"/>[RUNNING] <text:s/>Bag Time: 1583774570.796595 <text:s text:c="2"/>Duration: 0.336455 / 59.680477 <text:s text:c="8"/>[RUNNING] <text:s/>Bag Time: 1583774570.812783 <text:s text:c="2"/>Duration: 0.352643 / 59.680477 <text:s text:c="8"/>[RUNNING] <text:s/>Bag Time: 1583774570.828983 <text:s text:c="2"/>Duration: 0.368842 / 59.680477 <text:s text:c="8"/>[RUNNING] <text:s/>Bag Time: 1583774570.845174 <text:s text:c="2"/>Duration: 0.385034 / 59.680477 <text:s text:c="8"/>[RUNNING] <text:s/>Bag Time: 1583774570.860432 <text:s text:c="2"/>Duration: 0.400292 / 59.680477 <text:s text:c="8"/>[RUNNING] <text:s/>Bag Time: 1583774570.876513 <text:s text:c="2"/>Duration: 0.416372 / 59.680477 <text:s text:c="8"/>[RUNNING] <text:s/>Bag Time: 1583774570.892577 <text:s text:c="2"/>Duration: 0.432437 / 59.680477 <text:s text:c="8"/>[RUNNING] <text:s/>Bag Time: 1583774570.908858 <text:s text:c="2"/>Duration: 0.448718 / 59.680477 <text:s text:c="8"/>[RUNNING] <text:s/>Bag Time: 1583774570.925141 <text:s text:c="2"/>Duration: 0.465001 / 59.680477 <text:s text:c="8"/>[RUNNING] <text:s/>Bag Time: 1583774570.940435 <text:s text:c="2"/>Duration: 0.480295 / 59.680477 <text:s text:c="8"/>[RUNNING] <text:s/>Bag Time: 1583774570.956589 <text:s text:c="2"/>Duration: 0.496449 / 59.680477 <text:s text:c="8"/>[RUNNING] <text:s/>Bag Time: 1583774570.972814 <text:s text:c="2"/>Duration: 0.512674 / 59.680477 <text:s text:c="8"/>[RUNNING] <text:s/>Bag Time: 1583774570.989001 <text:s text:c="2"/>Duration: 0.528861 / 59.680477 <text:s text:c="8"/>[RUNNING] <text:s/>Bag Time: 1583774571.005234 <text:s text:c="2"/>Duration: 0.545094 / 59.680477 <text:s text:c="8"/>[RUNNING] <text:s/>Bag Time: 1583774571.020407 <text:s text:c="2"/>Duration: 0.560266 / 59.680477 <text:s text:c="8"/>[RUNNING] <text:s/>Bag Time: 1583774571.036600 <text:s text:c="2"/>Duration: 0.576460 / 59.680477 <text:s text:c="8"/>[RUNNING] <text:s/>Bag Time: 1583774571.052887 <text:s text:c="2"/>Duration: 0.592747 / 59.680477 <text:s text:c="8"/>[RUNNING] <text:s/>Bag Time: 1583774571.069053 <text:s text:c="2"/>Duration: 0.608913 / 59.680477 <text:s text:c="8"/>[RUNNING] <text:s/>Bag Time: 1583774571.085339 <text:s text:c="2"/>Duration: 0.625199 / 59.680477 <text:s text:c="8"/>[RUNNING] <text:s/>Bag Time: 1583774571.100471 <text:s text:c="2"/>Duration: 0.640331 / 59.680477 <text:s text:c="7"/></text:p>
      <text:p text:style-name="P177"/>
      <text:h text:style-name="P200" text:outline-level="2"><text:bookmark text:name="rosbag.2BAC8-Tutorials.2BAC8-Recording_and_playing_back_data.Recording_a_subset_of_the_data"/><text:soft-page-break/>Recording a subset of the data</text:h>
      <text:p text:style-name="P177">When running a complicated system, such as the pr2 software suite, there may be hundreds of topics being published, with some topics, like camera image streams, potentially publishing huge amounts of data. In such a system it is often impractical to write log files consisting of all topics to disk in a single bag file. The <text:span text:style-name="Strong_20_Emphasis">rosbag record</text:span> command supports logging only particular topics to a bag file, allowing users to only record the topics of interest to them. </text:p>
      <text:p text:style-name="P154">Run these commands in previous window by clicking ctrl+c</text:p>
      <text:p text:style-name="P130">rosrun turtlesim turtlesim_node</text:p>
      <text:p text:style-name="P1"><text:bookmark text:name="rosbag.2BAC8-Tutorials.2BAC8-Recording_and_playing_back_data.line-2-6"/>rosrun turtlesim turtle_teleop_key</text:p>
      <text:p text:style-name="P179"><text:span text:style-name="T44">in bagflies directory run: “</text:span><text:bookmark text:name="rosbag.2BAC8-Tutorials.2BAC8-Recording_and_playing_back_data.line-1-14"/>rosbag record -O subset /turtle1/cmd_vel /turtle1/pose”</text:p>
      <text:p text:style-name="P180">now check the contents of bag file (subset.bag)</text:p>
      <text:p text:style-name="P180">run rosbag info subset.bag</text:p>
      <text:p text:style-name="P180">output:</text:p>
      <text:p text:style-name="P180">path: <text:s text:c="7"/>subset.bag</text:p>
      <text:p text:style-name="P180">version: <text:s text:c="4"/>2.0</text:p>
      <text:p text:style-name="P180">duration: <text:s text:c="3"/>1:38s (98s)</text:p>
      <text:p text:style-name="P180">start: <text:s text:c="6"/>Mar 10 2020 00:01:25.16 (1583778685.16)</text:p>
      <text:p text:style-name="P180">end: <text:s text:c="8"/>Mar 10 2020 00:03:03.90 (1583778783.90)</text:p>
      <text:p text:style-name="P180">size: <text:s text:c="7"/>501.3 KB</text:p>
      <text:p text:style-name="P180">messages: <text:s text:c="3"/>6411</text:p>
      <text:p text:style-name="P180">compression: none [1/1 chunks]</text:p>
      <text:p text:style-name="P180">types: <text:s text:c="6"/>geometry_msgs/Twist [9f195f881246fdfa2798d1d3eebca84a]</text:p>
      <text:p text:style-name="P180"><text:s text:c="13"/>turtlesim/Pose <text:s text:c="5"/>[863b248d5016ca62ea2e895ae5265cf9]</text:p>
      <text:p text:style-name="P180">topics: <text:s text:c="5"/>/turtle1/cmd_vel <text:s text:c="3"/>239 msgs <text:s text:c="3"/>: geometry_msgs/Twist</text:p>
      <text:p text:style-name="P180"><text:s text:c="13"/>/turtle1/pose <text:s text:c="5"/>6172 msgs <text:s text:c="3"/>: turtlesim/Pose</text:p>
      <text:h text:style-name="P201" text:outline-level="2"><text:bookmark text:name="rosbag.2BAC8-Tutorials.2BAC8-Recording_and_playing_back_data.The_limitations_of_rosbag_record.2BAC8-play"/>The limitations of rosbag record/play</text:h>
      <text:p text:style-name="P180"/>
      <text:p text:style-name="P152"/>
      <text:p text:style-name="P152"/>
      <text:p text:style-name="P152"/>
      <text:p text:style-name="P147"/>
      <text:p text:style-name="P150"/>
      <text:p text:style-name="P172"><text:s text:c="2"/></text:p>
      <text:h text:style-name="P205" text:outline-level="1"><text:bookmark text:name="Getting_started_with_roswtf"/><text:soft-page-break/>Getting started with roswtf</text:h>
      <text:p text:style-name="P170"/>
      <text:p text:style-name="P180">First check it’s installation</text:p>
      <text:p text:style-name="P180">run:</text:p>
      <text:p text:style-name="P180">“roscd rosmaster</text:p>
      <text:p text:style-name="P180">roswtf”</text:p>
      <text:p text:style-name="P180">output:</text:p>
      <text:p text:style-name="P180">Loaded plugin tf.tfwtf</text:p>
      <text:p text:style-name="P180">Package: rosmaster</text:p>
      <text:p text:style-name="P180">================================================================================</text:p>
      <text:p text:style-name="P180">Static checks summary:</text:p>
      <text:p text:style-name="P180"/>
      <text:p text:style-name="P180">No errors or warnings</text:p>
      <text:p text:style-name="P180">================================================================================</text:p>
      <text:p text:style-name="P180"/>
      <text:p text:style-name="P180">ROS Master does not appear to be running.</text:p>
      <text:p text:style-name="P180">Online graph checks will not be run.</text:p>
      <text:p text:style-name="P180">ROS_MASTER_URI is [http://localhost:11311]</text:p>
      <text:p text:style-name="P180"/>
      <text:p text:style-name="P179"><text:span text:style-name="Teletype"><text:span text:style-name="T50">Package:rosmaster</text:span></text:span><text:span text:style-name="T50">: ros wtf uses whatever your current directory is to determine what checks it does. This output is telling us that you started </text:span><text:span text:style-name="Teletype"><text:span text:style-name="T50">roswtf</text:span></text:span><text:span text:style-name="T50"> in the </text:span><text:span text:style-name="Teletype"><text:span text:style-name="T50">rosmaster</text:span></text:span><text:span text:style-name="T50"> package directory.</text:span></text:p>
      <text:p text:style-name="P179"><text:span text:style-name="Teletype">Static checks summary</text:span>: this is a report on any filesystem or any non-runtime (i.e. no <text:span text:style-name="Teletype">roscore</text:span> required to run) issues. It's telling us that there were no errors. </text:p>
      <text:p text:style-name="P179"><text:span text:style-name="Teletype">ROS Master does not appear to be running.</text:span>: the <text:span text:style-name="Teletype">roscore</text:span> isn't running. <text:span text:style-name="Teletype">roswtf</text:span> didn't do any online checks. </text:p>
      <text:h text:style-name="P202" text:outline-level="2"><text:bookmark text:name="Trying_it_online"/>Trying it online</text:h>
      <text:p text:style-name="P181">Run: “roscore”</text:p>
      <text:p text:style-name="P181">run: “roswtf”</text:p>
      <text:p text:style-name="P181">output:</text:p>
      <text:p text:style-name="P181">Loaded plugin tf.tfwtf</text:p>
      <text:p text:style-name="P181"><text:soft-page-break/>No package or stack in context</text:p>
      <text:p text:style-name="P181">================================================================================</text:p>
      <text:p text:style-name="P181">Static checks summary:</text:p>
      <text:p text:style-name="P181"/>
      <text:p text:style-name="P181">No errors or warnings</text:p>
      <text:p text:style-name="P181">================================================================================</text:p>
      <text:p text:style-name="P181">Beginning tests of your ROS graph. These may take awhile...</text:p>
      <text:p text:style-name="P181">analyzing graph...</text:p>
      <text:p text:style-name="P181">... done analyzing graph</text:p>
      <text:p text:style-name="P181">running graph rules...</text:p>
      <text:p text:style-name="P181">... done running graph rules</text:p>
      <text:p text:style-name="P181"/>
      <text:p text:style-name="P181">Online checks summary:</text:p>
      <text:p text:style-name="P181"/>
      <text:p text:style-name="P181">Found 1 warning(s).</text:p>
      <text:p text:style-name="P181">Warnings are things that may be just fine, but are sometimes at fault</text:p>
      <text:p text:style-name="P181"/>
      <text:p text:style-name="P181">WARNING The following node subscriptions are unconnected:</text:p>
      <text:p text:style-name="P181"><text:s/>* /rosout:</text:p>
      <text:p text:style-name="P181">* /rosout</text:p>
      <text:p text:style-name="P181"/>
      <text:p text:style-name="P181"><text:span text:style-name="Teletype">roswtf</text:span> did some online examination of your graph now that your <text:span text:style-name="Teletype">roscore</text:span> is running. Depending on how many ROS nodes you have running, this can take a long time to complete.</text:p>
      <text:p text:style-name="P181"/>
      <text:h text:style-name="P203" text:outline-level="2"><text:bookmark text:name="Errors"/>Errors</text:h>
      <text:p text:style-name="P181"><text:span text:style-name="Teletype">roswtf</text:span> will warn you about things that look suspicious but may be normal in your system. It can also report errors for problems that it knows are wrong. <text:bookmark text:name="line-104"/><text:bookmark text:name="line-103"/></text:p>
      <text:p text:style-name="P181">For example:</text:p>
      <text:p text:style-name="P181">run: “roscd”</text:p>
      <text:p text:style-name="P182"><text:span text:style-name="T62">run: “</text:span>ROS_PACKAGE_PATH=bad:$ROS_PACKAGE_PATH roswtf”</text:p>
      <text:p text:style-name="P181"><text:soft-page-break/>output:</text:p>
      <text:p text:style-name="P181">Loaded plugin tf.tfwtf</text:p>
      <text:p text:style-name="P181">No package or stack in context</text:p>
      <text:p text:style-name="P181">================================================================================</text:p>
      <text:p text:style-name="P181">Static checks summary:</text:p>
      <text:p text:style-name="P181"/>
      <text:p text:style-name="P181">Found 1 error(s).</text:p>
      <text:p text:style-name="P181"/>
      <text:p text:style-name="P181"><text:span text:style-name="T63">ERROR</text:span> Not all paths in ROS_PACKAGE_PATH [bad:/opt/ros/melodic/share] point to an existing directory: </text:p>
      <text:p text:style-name="P181"><text:s/>* bad</text:p>
      <text:p text:style-name="P181"/>
      <text:p text:style-name="P181">================================================================================</text:p>
      <text:p text:style-name="P181">Beginning tests of your ROS graph. These may take awhile...</text:p>
      <text:p text:style-name="P181">analyzing graph...</text:p>
      <text:p text:style-name="P181">... done analyzing graph</text:p>
      <text:p text:style-name="P181">running graph rules...</text:p>
      <text:p text:style-name="P181">... done running graph rules</text:p>
      <text:p text:style-name="P181"/>
      <text:p text:style-name="P181">Online checks summary:</text:p>
      <text:p text:style-name="P181"/>
      <text:p text:style-name="P181">Found 1 warning(s).</text:p>
      <text:p text:style-name="P181">Warnings are things that may be just fine, but are sometimes at fault</text:p>
      <text:p text:style-name="P181"/>
      <text:p text:style-name="P181">WARNING The following node subscriptions are unconnected:</text:p>
      <text:p text:style-name="P181"><text:s/>* /rosout:</text:p>
      <text:p text:style-name="P181">* /rosout</text:p>
      <text:p text:style-name="P181"/>
      <text:p text:style-name="P181"><text:span text:style-name="Teletype">roswtf</text:span> now gives us an error about the <text:span text:style-name="Teletype">ROS_PACKAGE_PATH</text:span> setting. </text:p>
      <text:p text:style-name="P181">There are many other types of problems that <text:span text:style-name="Teletype">roswtf</text:span> can find. If you find yourself stumped by a build or communication issue, try running it and seeing if it can point you in the right direction. </text:p>
      <text:p text:style-name="P181"><text:soft-page-break/></text:p>
      <text:p text:style-name="P214">This is new line.</text:p>
      <text:p text:style-name="P214">This file is under 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23:21:27.144314754</meta:creation-date>
    <dc:date>2020-07-19T13:41:04.941324589</dc:date>
    <meta:editing-duration>PT1H48M45S</meta:editing-duration>
    <meta:editing-cycles>13</meta:editing-cycles>
    <meta:generator>LibreOffice/6.0.7.3$Linux_X86_64 LibreOffice_project/00m0$Build-3</meta:generator>
    <meta:document-statistic meta:table-count="0" meta:image-count="0" meta:object-count="0" meta:page-count="38" meta:paragraph-count="947" meta:word-count="5181" meta:character-count="38634" meta:non-whitespace-character-count="33061"/>
  </office:meta>
</office:document-meta>
</file>